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nuch" table:style-name="ta1">
        <table:shapes>
          <draw:frame draw:z-index="0" draw:style-name="gr1" draw:text-style-name="P1" svg:width="9.7134in" svg:height="3.5354in" svg:x="4.5425in" svg:y="0.2634in">
            <draw:object draw:notify-on-update-of-ranges="eunuch.A2:eunuch.A57 eunuch.B1:eunuch.B1 eunuch.B2:eunuch.B57 eunuch.C1:eunuch.C1 eunuch.C2:eunuch.C57 eunuch.D1:eunuch.D1 eunuch.D2:eunuch.D57 eunuch.E1:eunuch.E1 eunuch.E2:eunuch.E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0.4173in" svg:height="3.5358in" svg:x="4.1638in" svg:y="3.9543in">
            <draw:object draw:notify-on-update-of-ranges="eunuch.A2:eunuch.A57 eunuch.B1:eunuch.B1 eunuch.B2:eunuch.B57 eunuch.C1:eunuch.C1 eunuch.C2:eunuch.C57 eunuch.D1:eunuch.D1 eunuch.D2:eunuch.D57 eunuch.E1:eunuch.E1 eunuch.E2:eunuch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不能男 (impotent)</text:p>
          </table:table-cell>
          <table:table-cell office:value-type="string" calcext:value-type="string">
            <text:p>黃門 (eunuch)</text:p>
          </table:table-cell>
          <table:table-cell office:value-type="string" calcext:value-type="string">
            <text:p>二根 (2 faculties)</text:p>
          </table:table-cell>
          <table:table-cell office:value-type="string" calcext:value-type="string">
            <text:p>二形 (2 shapes)</text:p>
          </table:table-cell>
        </table:table-row>
        <table:table-row table:style-name="ro2">
          <table:table-cell office:value-type="string" calcext:value-type="string">
            <text:p>T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22</text:p>
          </table:table-cell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T23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T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T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T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T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T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T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4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5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5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string" calcext:value-type="string">
            <text:p>T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8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X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X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2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X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X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X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X4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X4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X4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X4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X4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X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X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X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X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X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X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X6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X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unuch rel" table:style-name="ta1">
        <table:shapes>
          <draw:frame draw:z-index="0" draw:style-name="gr1" draw:text-style-name="P1" svg:width="10.1457in" svg:height="3.5374in" svg:x="11.5331in" svg:y="0.1571in">
            <draw:object draw:notify-on-update-of-ranges="'eunuch rel'.H2:'eunuch rel'.H57 'eunuch rel'.I1:'eunuch rel'.I1 'eunuch rel'.I2:'eunuch rel'.I57 'eunuch rel'.J1:'eunuch rel'.J1 'eunuch rel'.J2:'eunuch rel'.J57 'eunuch rel'.K1:'eunuch rel'.K1 'eunuch rel'.K2:'eunuch rel'.K57 'eunuch rel'.L1:'eunuch rel'.L1 'eunuch rel'.L2:'eunuch rel'.L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Totals</text:p>
          </table:table-cell>
          <table:table-cell office:value-type="string" calcext:value-type="string">
            <text:p>不能男 (impotent)</text:p>
          </table:table-cell>
          <table:table-cell office:value-type="string" calcext:value-type="string">
            <text:p>黃門 (eunuch)</text:p>
          </table:table-cell>
          <table:table-cell office:value-type="string" calcext:value-type="string">
            <text:p>二根 (2 faculties)</text:p>
          </table:table-cell>
          <table:table-cell office:value-type="string" calcext:value-type="string">
            <text:p>二形 (2 shapes)</text:p>
          </table:table-cell>
          <table:table-cell table:number-columns-repeated="2"/>
          <table:table-cell office:value-type="string" calcext:value-type="string">
            <text:p>不能男 (impotent)</text:p>
          </table:table-cell>
          <table:table-cell office:value-type="string" calcext:value-type="string">
            <text:p>黃門 (eunuch)</text:p>
          </table:table-cell>
          <table:table-cell office:value-type="string" calcext:value-type="string">
            <text:p>二根 (2 faculties)</text:p>
          </table:table-cell>
          <table:table-cell office:value-type="string" calcext:value-type="string">
            <text:p>二形 (2 shapes)</text:p>
          </table:table-cell>
        </table:table-row>
        <table:table-row table:style-name="ro2">
          <table:table-cell office:value-type="string" calcext:value-type="string">
            <text:p>T01</text:p>
          </table:table-cell>
          <table:table-cell office:value-type="float" office:value="1260182" calcext:value-type="float">
            <text:p>126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01</text:p>
          </table:table-cell>
          <table:table-cell table:formula="of:=[.C2]*1000000/[.B2]" office:value-type="float" office:value="0" calcext:value-type="float">
            <text:p>0</text:p>
          </table:table-cell>
          <table:table-cell table:formula="of:=[.D2]*1000000/[.B2]" office:value-type="float" office:value="0" calcext:value-type="float">
            <text:p>0</text:p>
          </table:table-cell>
          <table:table-cell table:formula="of:=[.E2]*1000000/[.B2]" office:value-type="float" office:value="4.7612170305559" calcext:value-type="float">
            <text:p>4.7612170305559</text:p>
          </table:table-cell>
          <table:table-cell table:formula="of:=[.F2]*1000000/[.B2]" office:value-type="float" office:value="2.38060851527795" calcext:value-type="float">
            <text:p>2.38060851527795</text:p>
          </table:table-cell>
        </table:table-row>
        <table:table-row table:style-name="ro2">
          <table:table-cell office:value-type="string" calcext:value-type="string">
            <text:p>T02</text:p>
          </table:table-cell>
          <table:table-cell office:value-type="float" office:value="1149799" calcext:value-type="float">
            <text:p>11497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02</text:p>
          </table:table-cell>
          <table:table-cell table:formula="of:=[.C3]*1000000/[.B3]" office:value-type="float" office:value="0" calcext:value-type="float">
            <text:p>0</text:p>
          </table:table-cell>
          <table:table-cell table:formula="of:=[.D3]*1000000/[.B3]" office:value-type="float" office:value="0" calcext:value-type="float">
            <text:p>0</text:p>
          </table:table-cell>
          <table:table-cell table:formula="of:=[.E3]*1000000/[.B3]" office:value-type="float" office:value="0" calcext:value-type="float">
            <text:p>0</text:p>
          </table:table-cell>
          <table:table-cell table:formula="of:=[.F3]*1000000/[.B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3</text:p>
          </table:table-cell>
          <table:table-cell office:value-type="float" office:value="1315923" calcext:value-type="float">
            <text:p>13159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03</text:p>
          </table:table-cell>
          <table:table-cell table:formula="of:=[.C4]*1000000/[.B4]" office:value-type="float" office:value="1.51984576605166" calcext:value-type="float">
            <text:p>1.51984576605166</text:p>
          </table:table-cell>
          <table:table-cell table:formula="of:=[.D4]*1000000/[.B4]" office:value-type="float" office:value="4.55953729815498" calcext:value-type="float">
            <text:p>4.55953729815498</text:p>
          </table:table-cell>
          <table:table-cell table:formula="of:=[.E4]*1000000/[.B4]" office:value-type="float" office:value="9.8789974793358" calcext:value-type="float">
            <text:p>9.8789974793358</text:p>
          </table:table-cell>
          <table:table-cell table:formula="of:=[.F4]*1000000/[.B4]" office:value-type="float" office:value="0.759922883025831" calcext:value-type="float">
            <text:p>0.759922883025831</text:p>
          </table:table-cell>
        </table:table-row>
        <table:table-row table:style-name="ro2">
          <table:table-cell office:value-type="string" calcext:value-type="string">
            <text:p>T04</text:p>
          </table:table-cell>
          <table:table-cell office:value-type="float" office:value="987050" calcext:value-type="float">
            <text:p>9870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04</text:p>
          </table:table-cell>
          <table:table-cell table:formula="of:=[.C5]*1000000/[.B5]" office:value-type="float" office:value="0" calcext:value-type="float">
            <text:p>0</text:p>
          </table:table-cell>
          <table:table-cell table:formula="of:=[.D5]*1000000/[.B5]" office:value-type="float" office:value="10.1311990274049" calcext:value-type="float">
            <text:p>10.1311990274049</text:p>
          </table:table-cell>
          <table:table-cell table:formula="of:=[.E5]*1000000/[.B5]" office:value-type="float" office:value="2.02623980548098" calcext:value-type="float">
            <text:p>2.02623980548098</text:p>
          </table:table-cell>
          <table:table-cell table:formula="of:=[.F5]*1000000/[.B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5</text:p>
          </table:table-cell>
          <table:table-cell office:value-type="float" office:value="1544548" calcext:value-type="float">
            <text:p>15445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05</text:p>
          </table:table-cell>
          <table:table-cell table:formula="of:=[.C6]*1000000/[.B6]" office:value-type="float" office:value="0" calcext:value-type="float">
            <text:p>0</text:p>
          </table:table-cell>
          <table:table-cell table:formula="of:=[.D6]*1000000/[.B6]" office:value-type="float" office:value="0" calcext:value-type="float">
            <text:p>0</text:p>
          </table:table-cell>
          <table:table-cell table:formula="of:=[.E6]*1000000/[.B6]" office:value-type="float" office:value="0" calcext:value-type="float">
            <text:p>0</text:p>
          </table:table-cell>
          <table:table-cell table:formula="of:=[.F6]*1000000/[.B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6</text:p>
          </table:table-cell>
          <table:table-cell office:value-type="float" office:value="1541412" calcext:value-type="float">
            <text:p>1541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06</text:p>
          </table:table-cell>
          <table:table-cell table:formula="of:=[.C7]*1000000/[.B7]" office:value-type="float" office:value="0" calcext:value-type="float">
            <text:p>0</text:p>
          </table:table-cell>
          <table:table-cell table:formula="of:=[.D7]*1000000/[.B7]" office:value-type="float" office:value="0" calcext:value-type="float">
            <text:p>0</text:p>
          </table:table-cell>
          <table:table-cell table:formula="of:=[.E7]*1000000/[.B7]" office:value-type="float" office:value="0" calcext:value-type="float">
            <text:p>0</text:p>
          </table:table-cell>
          <table:table-cell table:formula="of:=[.F7]*1000000/[.B7]" office:value-type="float" office:value="0.648755816095891" calcext:value-type="float">
            <text:p>0.648755816095891</text:p>
          </table:table-cell>
        </table:table-row>
        <table:table-row table:style-name="ro2">
          <table:table-cell office:value-type="string" calcext:value-type="string">
            <text:p>T07</text:p>
          </table:table-cell>
          <table:table-cell office:value-type="float" office:value="1601566" calcext:value-type="float">
            <text:p>1601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07</text:p>
          </table:table-cell>
          <table:table-cell table:formula="of:=[.C8]*1000000/[.B8]" office:value-type="float" office:value="0" calcext:value-type="float">
            <text:p>0</text:p>
          </table:table-cell>
          <table:table-cell table:formula="of:=[.D8]*1000000/[.B8]" office:value-type="float" office:value="0" calcext:value-type="float">
            <text:p>0</text:p>
          </table:table-cell>
          <table:table-cell table:formula="of:=[.E8]*1000000/[.B8]" office:value-type="float" office:value="0" calcext:value-type="float">
            <text:p>0</text:p>
          </table:table-cell>
          <table:table-cell table:formula="of:=[.F8]*1000000/[.B8]" office:value-type="float" office:value="1.24877775876861" calcext:value-type="float">
            <text:p>1.24877775876861</text:p>
          </table:table-cell>
        </table:table-row>
        <table:table-row table:style-name="ro2">
          <table:table-cell office:value-type="string" calcext:value-type="string">
            <text:p>T08</text:p>
          </table:table-cell>
          <table:table-cell office:value-type="float" office:value="1284743" calcext:value-type="float">
            <text:p>1284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08</text:p>
          </table:table-cell>
          <table:table-cell table:formula="of:=[.C9]*1000000/[.B9]" office:value-type="float" office:value="0" calcext:value-type="float">
            <text:p>0</text:p>
          </table:table-cell>
          <table:table-cell table:formula="of:=[.D9]*1000000/[.B9]" office:value-type="float" office:value="0" calcext:value-type="float">
            <text:p>0</text:p>
          </table:table-cell>
          <table:table-cell table:formula="of:=[.E9]*1000000/[.B9]" office:value-type="float" office:value="1.55673157977899" calcext:value-type="float">
            <text:p>1.55673157977899</text:p>
          </table:table-cell>
          <table:table-cell table:formula="of:=[.F9]*1000000/[.B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9</text:p>
          </table:table-cell>
          <table:table-cell office:value-type="float" office:value="1032500" calcext:value-type="float">
            <text:p>103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09</text:p>
          </table:table-cell>
          <table:table-cell table:formula="of:=[.C10]*1000000/[.B10]" office:value-type="float" office:value="0" calcext:value-type="float">
            <text:p>0</text:p>
          </table:table-cell>
          <table:table-cell table:formula="of:=[.D10]*1000000/[.B10]" office:value-type="float" office:value="0" calcext:value-type="float">
            <text:p>0</text:p>
          </table:table-cell>
          <table:table-cell table:formula="of:=[.E10]*1000000/[.B10]" office:value-type="float" office:value="0.968523002421308" calcext:value-type="float">
            <text:p>0.968523002421308</text:p>
          </table:table-cell>
          <table:table-cell table:formula="of:=[.F10]*1000000/[.B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0</text:p>
          </table:table-cell>
          <table:table-cell office:value-type="float" office:value="1442484" calcext:value-type="float">
            <text:p>144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10</text:p>
          </table:table-cell>
          <table:table-cell table:formula="of:=[.C11]*1000000/[.B11]" office:value-type="float" office:value="0" calcext:value-type="float">
            <text:p>0</text:p>
          </table:table-cell>
          <table:table-cell table:formula="of:=[.D11]*1000000/[.B11]" office:value-type="float" office:value="0" calcext:value-type="float">
            <text:p>0</text:p>
          </table:table-cell>
          <table:table-cell table:formula="of:=[.E11]*1000000/[.B11]" office:value-type="float" office:value="3.46624295312808" calcext:value-type="float">
            <text:p>3.46624295312808</text:p>
          </table:table-cell>
          <table:table-cell table:formula="of:=[.F11]*1000000/[.B11]" office:value-type="float" office:value="0.693248590625615" calcext:value-type="float">
            <text:p>0.693248590625615</text:p>
          </table:table-cell>
        </table:table-row>
        <table:table-row table:style-name="ro2">
          <table:table-cell office:value-type="string" calcext:value-type="string">
            <text:p>T11</text:p>
          </table:table-cell>
          <table:table-cell office:value-type="float" office:value="1318959" calcext:value-type="float">
            <text:p>1318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1</text:p>
          </table:table-cell>
          <table:table-cell table:formula="of:=[.C12]*1000000/[.B12]" office:value-type="float" office:value="0" calcext:value-type="float">
            <text:p>0</text:p>
          </table:table-cell>
          <table:table-cell table:formula="of:=[.D12]*1000000/[.B12]" office:value-type="float" office:value="0.758173680910476" calcext:value-type="float">
            <text:p>0.758173680910476</text:p>
          </table:table-cell>
          <table:table-cell table:formula="of:=[.E12]*1000000/[.B12]" office:value-type="float" office:value="3.0326947236419" calcext:value-type="float">
            <text:p>3.0326947236419</text:p>
          </table:table-cell>
          <table:table-cell table:formula="of:=[.F12]*1000000/[.B12]" office:value-type="float" office:value="1.51634736182095" calcext:value-type="float">
            <text:p>1.51634736182095</text:p>
          </table:table-cell>
        </table:table-row>
        <table:table-row table:style-name="ro2">
          <table:table-cell office:value-type="string" calcext:value-type="string">
            <text:p>T12</text:p>
          </table:table-cell>
          <table:table-cell office:value-type="float" office:value="1535679" calcext:value-type="float">
            <text:p>15356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12</text:p>
          </table:table-cell>
          <table:table-cell table:formula="of:=[.C13]*1000000/[.B13]" office:value-type="float" office:value="0" calcext:value-type="float">
            <text:p>0</text:p>
          </table:table-cell>
          <table:table-cell table:formula="of:=[.D13]*1000000/[.B13]" office:value-type="float" office:value="5.86059977378085" calcext:value-type="float">
            <text:p>5.86059977378085</text:p>
          </table:table-cell>
          <table:table-cell table:formula="of:=[.E13]*1000000/[.B13]" office:value-type="float" office:value="13.0235550528463" calcext:value-type="float">
            <text:p>13.0235550528463</text:p>
          </table:table-cell>
          <table:table-cell table:formula="of:=[.F13]*1000000/[.B13]" office:value-type="float" office:value="0.651177752642316" calcext:value-type="float">
            <text:p>0.651177752642316</text:p>
          </table:table-cell>
        </table:table-row>
        <table:table-row table:style-name="ro2">
          <table:table-cell office:value-type="string" calcext:value-type="string">
            <text:p>T13</text:p>
          </table:table-cell>
          <table:table-cell office:value-type="float" office:value="1352441" calcext:value-type="float">
            <text:p>1352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13</text:p>
          </table:table-cell>
          <table:table-cell table:formula="of:=[.C14]*1000000/[.B14]" office:value-type="float" office:value="0" calcext:value-type="float">
            <text:p>0</text:p>
          </table:table-cell>
          <table:table-cell table:formula="of:=[.D14]*1000000/[.B14]" office:value-type="float" office:value="0" calcext:value-type="float">
            <text:p>0</text:p>
          </table:table-cell>
          <table:table-cell table:formula="of:=[.E14]*1000000/[.B14]" office:value-type="float" office:value="2.21821136744597" calcext:value-type="float">
            <text:p>2.21821136744597</text:p>
          </table:table-cell>
          <table:table-cell table:formula="of:=[.F14]*1000000/[.B14]" office:value-type="float" office:value="0.739403789148658" calcext:value-type="float">
            <text:p>0.739403789148658</text:p>
          </table:table-cell>
        </table:table-row>
        <table:table-row table:style-name="ro2">
          <table:table-cell office:value-type="string" calcext:value-type="string">
            <text:p>T14</text:p>
          </table:table-cell>
          <table:table-cell office:value-type="float" office:value="1298237" calcext:value-type="float">
            <text:p>12982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14</text:p>
          </table:table-cell>
          <table:table-cell table:formula="of:=[.C15]*1000000/[.B15]" office:value-type="float" office:value="0" calcext:value-type="float">
            <text:p>0</text:p>
          </table:table-cell>
          <table:table-cell table:formula="of:=[.D15]*1000000/[.B15]" office:value-type="float" office:value="3.85137690575758" calcext:value-type="float">
            <text:p>3.85137690575758</text:p>
          </table:table-cell>
          <table:table-cell table:formula="of:=[.E15]*1000000/[.B15]" office:value-type="float" office:value="1.54055076230303" calcext:value-type="float">
            <text:p>1.54055076230303</text:p>
          </table:table-cell>
          <table:table-cell table:formula="of:=[.F15]*1000000/[.B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5</text:p>
          </table:table-cell>
          <table:table-cell office:value-type="float" office:value="1092370" calcext:value-type="float">
            <text:p>10923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15</text:p>
          </table:table-cell>
          <table:table-cell table:formula="of:=[.C16]*1000000/[.B16]" office:value-type="float" office:value="1.83088147788753" calcext:value-type="float">
            <text:p>1.83088147788753</text:p>
          </table:table-cell>
          <table:table-cell table:formula="of:=[.D16]*1000000/[.B16]" office:value-type="float" office:value="4.57720369471882" calcext:value-type="float">
            <text:p>4.57720369471882</text:p>
          </table:table-cell>
          <table:table-cell table:formula="of:=[.E16]*1000000/[.B16]" office:value-type="float" office:value="3.66176295577506" calcext:value-type="float">
            <text:p>3.66176295577506</text:p>
          </table:table-cell>
          <table:table-cell table:formula="of:=[.F16]*1000000/[.B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6</text:p>
          </table:table-cell>
          <table:table-cell office:value-type="float" office:value="1120993" calcext:value-type="float">
            <text:p>11209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6</text:p>
          </table:table-cell>
          <table:table-cell table:formula="of:=[.C17]*1000000/[.B17]" office:value-type="float" office:value="0" calcext:value-type="float">
            <text:p>0</text:p>
          </table:table-cell>
          <table:table-cell table:formula="of:=[.D17]*1000000/[.B17]" office:value-type="float" office:value="4.46033115282611" calcext:value-type="float">
            <text:p>4.46033115282611</text:p>
          </table:table-cell>
          <table:table-cell table:formula="of:=[.E17]*1000000/[.B17]" office:value-type="float" office:value="2.67619869169567" calcext:value-type="float">
            <text:p>2.67619869169567</text:p>
          </table:table-cell>
          <table:table-cell table:formula="of:=[.F17]*1000000/[.B17]" office:value-type="float" office:value="1.78413246113044" calcext:value-type="float">
            <text:p>1.78413246113044</text:p>
          </table:table-cell>
        </table:table-row>
        <table:table-row table:style-name="ro2">
          <table:table-cell office:value-type="string" calcext:value-type="string">
            <text:p>T17</text:p>
          </table:table-cell>
          <table:table-cell office:value-type="float" office:value="1255689" calcext:value-type="float">
            <text:p>125568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17</text:p>
          </table:table-cell>
          <table:table-cell table:formula="of:=[.C18]*1000000/[.B18]" office:value-type="float" office:value="1.59275107132419" calcext:value-type="float">
            <text:p>1.59275107132419</text:p>
          </table:table-cell>
          <table:table-cell table:formula="of:=[.D18]*1000000/[.B18]" office:value-type="float" office:value="12.7420085705935" calcext:value-type="float">
            <text:p>12.7420085705935</text:p>
          </table:table-cell>
          <table:table-cell table:formula="of:=[.E18]*1000000/[.B18]" office:value-type="float" office:value="7.96375535662095" calcext:value-type="float">
            <text:p>7.96375535662095</text:p>
          </table:table-cell>
          <table:table-cell table:formula="of:=[.F18]*1000000/[.B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8</text:p>
          </table:table-cell>
          <table:table-cell office:value-type="float" office:value="1159295" calcext:value-type="float">
            <text:p>1159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18</text:p>
          </table:table-cell>
          <table:table-cell table:formula="of:=[.C19]*1000000/[.B19]" office:value-type="float" office:value="0" calcext:value-type="float">
            <text:p>0</text:p>
          </table:table-cell>
          <table:table-cell table:formula="of:=[.D19]*1000000/[.B19]" office:value-type="float" office:value="4.31296606989593" calcext:value-type="float">
            <text:p>4.31296606989593</text:p>
          </table:table-cell>
          <table:table-cell table:formula="of:=[.E19]*1000000/[.B19]" office:value-type="float" office:value="1.72518642795837" calcext:value-type="float">
            <text:p>1.72518642795837</text:p>
          </table:table-cell>
          <table:table-cell table:formula="of:=[.F19]*1000000/[.B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9</text:p>
          </table:table-cell>
          <table:table-cell office:value-type="float" office:value="943320" calcext:value-type="float">
            <text:p>943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19</text:p>
          </table:table-cell>
          <table:table-cell table:formula="of:=[.C20]*1000000/[.B20]" office:value-type="float" office:value="0" calcext:value-type="float">
            <text:p>0</text:p>
          </table:table-cell>
          <table:table-cell table:formula="of:=[.D20]*1000000/[.B20]" office:value-type="float" office:value="2.12017130984184" calcext:value-type="float">
            <text:p>2.12017130984184</text:p>
          </table:table-cell>
          <table:table-cell table:formula="of:=[.E20]*1000000/[.B20]" office:value-type="float" office:value="2.12017130984184" calcext:value-type="float">
            <text:p>2.12017130984184</text:p>
          </table:table-cell>
          <table:table-cell table:formula="of:=[.F20]*1000000/[.B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0</text:p>
          </table:table-cell>
          <table:table-cell office:value-type="float" office:value="1199593" calcext:value-type="float">
            <text:p>1199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20</text:p>
          </table:table-cell>
          <table:table-cell table:formula="of:=[.C21]*1000000/[.B21]" office:value-type="float" office:value="0.833616068116436" calcext:value-type="float">
            <text:p>0.833616068116436</text:p>
          </table:table-cell>
          <table:table-cell table:formula="of:=[.D21]*1000000/[.B21]" office:value-type="float" office:value="0" calcext:value-type="float">
            <text:p>0</text:p>
          </table:table-cell>
          <table:table-cell table:formula="of:=[.E21]*1000000/[.B21]" office:value-type="float" office:value="4.16808034058218" calcext:value-type="float">
            <text:p>4.16808034058218</text:p>
          </table:table-cell>
          <table:table-cell table:formula="of:=[.F21]*1000000/[.B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1</text:p>
          </table:table-cell>
          <table:table-cell office:value-type="float" office:value="1234348" calcext:value-type="float">
            <text:p>12343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1</text:p>
          </table:table-cell>
          <table:table-cell table:formula="of:=[.C22]*1000000/[.B22]" office:value-type="float" office:value="0" calcext:value-type="float">
            <text:p>0</text:p>
          </table:table-cell>
          <table:table-cell table:formula="of:=[.D22]*1000000/[.B22]" office:value-type="float" office:value="4.8608658174194" calcext:value-type="float">
            <text:p>4.8608658174194</text:p>
          </table:table-cell>
          <table:table-cell table:formula="of:=[.E22]*1000000/[.B22]" office:value-type="float" office:value="13.772453149355" calcext:value-type="float">
            <text:p>13.772453149355</text:p>
          </table:table-cell>
          <table:table-cell table:formula="of:=[.F22]*1000000/[.B22]" office:value-type="float" office:value="0.810144302903233" calcext:value-type="float">
            <text:p>0.810144302903233</text:p>
          </table:table-cell>
        </table:table-row>
        <table:table-row table:style-name="ro2">
          <table:table-cell office:value-type="string" calcext:value-type="string">
            <text:p>T22</text:p>
          </table:table-cell>
          <table:table-cell office:value-type="float" office:value="1486214" calcext:value-type="float">
            <text:p>1486214</text:p>
          </table:table-cell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22</text:p>
          </table:table-cell>
          <table:table-cell table:formula="of:=[.C23]*1000000/[.B23]" office:value-type="float" office:value="21.531219595563" calcext:value-type="float">
            <text:p>21.531219595563</text:p>
          </table:table-cell>
          <table:table-cell table:formula="of:=[.D23]*1000000/[.B23]" office:value-type="float" office:value="103.618994303647" calcext:value-type="float">
            <text:p>103.618994303647</text:p>
          </table:table-cell>
          <table:table-cell table:formula="of:=[.E23]*1000000/[.B23]" office:value-type="float" office:value="45.0809910282099" calcext:value-type="float">
            <text:p>45.0809910282099</text:p>
          </table:table-cell>
          <table:table-cell table:formula="of:=[.F23]*1000000/[.B23]" office:value-type="float" office:value="26.9140244944537" calcext:value-type="float">
            <text:p>26.9140244944537</text:p>
          </table:table-cell>
        </table:table-row>
        <table:table-row table:style-name="ro2">
          <table:table-cell office:value-type="string" calcext:value-type="string">
            <text:p>T23</text:p>
          </table:table-cell>
          <table:table-cell office:value-type="float" office:value="1469831" calcext:value-type="float">
            <text:p>1469831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23</text:p>
          </table:table-cell>
          <table:table-cell table:formula="of:=[.C24]*1000000/[.B24]" office:value-type="float" office:value="46.9441724933003" calcext:value-type="float">
            <text:p>46.9441724933003</text:p>
          </table:table-cell>
          <table:table-cell table:formula="of:=[.D24]*1000000/[.B24]" office:value-type="float" office:value="58.5101280351279" calcext:value-type="float">
            <text:p>58.5101280351279</text:p>
          </table:table-cell>
          <table:table-cell table:formula="of:=[.E24]*1000000/[.B24]" office:value-type="float" office:value="59.1904783611177" calcext:value-type="float">
            <text:p>59.1904783611177</text:p>
          </table:table-cell>
          <table:table-cell table:formula="of:=[.F24]*1000000/[.B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4</text:p>
          </table:table-cell>
          <table:table-cell office:value-type="float" office:value="1517409" calcext:value-type="float">
            <text:p>151740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24</text:p>
          </table:table-cell>
          <table:table-cell table:formula="of:=[.C25]*1000000/[.B25]" office:value-type="float" office:value="6.59018102568259" calcext:value-type="float">
            <text:p>6.59018102568259</text:p>
          </table:table-cell>
          <table:table-cell table:formula="of:=[.D25]*1000000/[.B25]" office:value-type="float" office:value="35.586977538686" calcext:value-type="float">
            <text:p>35.586977538686</text:p>
          </table:table-cell>
          <table:table-cell table:formula="of:=[.E25]*1000000/[.B25]" office:value-type="float" office:value="22.4066154873208" calcext:value-type="float">
            <text:p>22.4066154873208</text:p>
          </table:table-cell>
          <table:table-cell table:formula="of:=[.F25]*1000000/[.B25]" office:value-type="float" office:value="9.22625343595563" calcext:value-type="float">
            <text:p>9.22625343595563</text:p>
          </table:table-cell>
        </table:table-row>
        <table:table-row table:style-name="ro2">
          <table:table-cell office:value-type="string" calcext:value-type="string">
            <text:p>T25</text:p>
          </table:table-cell>
          <table:table-cell office:value-type="float" office:value="1257247" calcext:value-type="float">
            <text:p>1257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25</text:p>
          </table:table-cell>
          <table:table-cell table:formula="of:=[.C26]*1000000/[.B26]" office:value-type="float" office:value="0" calcext:value-type="float">
            <text:p>0</text:p>
          </table:table-cell>
          <table:table-cell table:formula="of:=[.D26]*1000000/[.B26]" office:value-type="float" office:value="2.38616596420592" calcext:value-type="float">
            <text:p>2.38616596420592</text:p>
          </table:table-cell>
          <table:table-cell table:formula="of:=[.E26]*1000000/[.B26]" office:value-type="float" office:value="11.1354411662943" calcext:value-type="float">
            <text:p>11.1354411662943</text:p>
          </table:table-cell>
          <table:table-cell table:formula="of:=[.F26]*1000000/[.B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6</text:p>
          </table:table-cell>
          <table:table-cell office:value-type="float" office:value="1423096" calcext:value-type="float">
            <text:p>1423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26</text:p>
          </table:table-cell>
          <table:table-cell table:formula="of:=[.C27]*1000000/[.B27]" office:value-type="float" office:value="0" calcext:value-type="float">
            <text:p>0</text:p>
          </table:table-cell>
          <table:table-cell table:formula="of:=[.D27]*1000000/[.B27]" office:value-type="float" office:value="0" calcext:value-type="float">
            <text:p>0</text:p>
          </table:table-cell>
          <table:table-cell table:formula="of:=[.E27]*1000000/[.B27]" office:value-type="float" office:value="87.8366603517964" calcext:value-type="float">
            <text:p>87.8366603517964</text:p>
          </table:table-cell>
          <table:table-cell table:formula="of:=[.F27]*1000000/[.B27]" office:value-type="float" office:value="8.43231939377245" calcext:value-type="float">
            <text:p>8.43231939377245</text:p>
          </table:table-cell>
        </table:table-row>
        <table:table-row table:style-name="ro2">
          <table:table-cell office:value-type="string" calcext:value-type="string">
            <text:p>T27</text:p>
          </table:table-cell>
          <table:table-cell office:value-type="float" office:value="1374202" calcext:value-type="float">
            <text:p>13742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27</text:p>
          </table:table-cell>
          <table:table-cell table:formula="of:=[.C28]*1000000/[.B28]" office:value-type="float" office:value="0" calcext:value-type="float">
            <text:p>0</text:p>
          </table:table-cell>
          <table:table-cell table:formula="of:=[.D28]*1000000/[.B28]" office:value-type="float" office:value="3.63847527510512" calcext:value-type="float">
            <text:p>3.63847527510512</text:p>
          </table:table-cell>
          <table:table-cell table:formula="of:=[.E28]*1000000/[.B28]" office:value-type="float" office:value="60.3986895667449" calcext:value-type="float">
            <text:p>60.3986895667449</text:p>
          </table:table-cell>
          <table:table-cell table:formula="of:=[.F28]*1000000/[.B28]" office:value-type="float" office:value="25.4693269257358" calcext:value-type="float">
            <text:p>25.4693269257358</text:p>
          </table:table-cell>
        </table:table-row>
        <table:table-row table:style-name="ro2">
          <table:table-cell office:value-type="string" calcext:value-type="string">
            <text:p>T28</text:p>
          </table:table-cell>
          <table:table-cell office:value-type="float" office:value="1399014" calcext:value-type="float">
            <text:p>13990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28</text:p>
          </table:table-cell>
          <table:table-cell table:formula="of:=[.C29]*1000000/[.B29]" office:value-type="float" office:value="1.42957826011748" calcext:value-type="float">
            <text:p>1.42957826011748</text:p>
          </table:table-cell>
          <table:table-cell table:formula="of:=[.D29]*1000000/[.B29]" office:value-type="float" office:value="5.00352391041119" calcext:value-type="float">
            <text:p>5.00352391041119</text:p>
          </table:table-cell>
          <table:table-cell table:formula="of:=[.E29]*1000000/[.B29]" office:value-type="float" office:value="123.658519500162" calcext:value-type="float">
            <text:p>123.658519500162</text:p>
          </table:table-cell>
          <table:table-cell table:formula="of:=[.F29]*1000000/[.B29]" office:value-type="float" office:value="25.0176195520559" calcext:value-type="float">
            <text:p>25.0176195520559</text:p>
          </table:table-cell>
        </table:table-row>
        <table:table-row table:style-name="ro2">
          <table:table-cell office:value-type="string" calcext:value-type="string">
            <text:p>T29</text:p>
          </table:table-cell>
          <table:table-cell office:value-type="float" office:value="1355410" calcext:value-type="float">
            <text:p>13554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T29</text:p>
          </table:table-cell>
          <table:table-cell table:formula="of:=[.C30]*1000000/[.B30]" office:value-type="float" office:value="0" calcext:value-type="float">
            <text:p>0</text:p>
          </table:table-cell>
          <table:table-cell table:formula="of:=[.D30]*1000000/[.B30]" office:value-type="float" office:value="16.9690351996813" calcext:value-type="float">
            <text:p>16.9690351996813</text:p>
          </table:table-cell>
          <table:table-cell table:formula="of:=[.E30]*1000000/[.B30]" office:value-type="float" office:value="112.880973284836" calcext:value-type="float">
            <text:p>112.880973284836</text:p>
          </table:table-cell>
          <table:table-cell table:formula="of:=[.F30]*1000000/[.B30]" office:value-type="float" office:value="39.8403435122952" calcext:value-type="float">
            <text:p>39.8403435122952</text:p>
          </table:table-cell>
        </table:table-row>
        <table:table-row table:style-name="ro2">
          <table:table-cell office:value-type="string" calcext:value-type="string">
            <text:p>T30</text:p>
          </table:table-cell>
          <table:table-cell office:value-type="float" office:value="1370134" calcext:value-type="float">
            <text:p>13701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30</text:p>
          </table:table-cell>
          <table:table-cell table:formula="of:=[.C31]*1000000/[.B31]" office:value-type="float" office:value="8.75826743953511" calcext:value-type="float">
            <text:p>8.75826743953511</text:p>
          </table:table-cell>
          <table:table-cell table:formula="of:=[.D31]*1000000/[.B31]" office:value-type="float" office:value="8.75826743953511" calcext:value-type="float">
            <text:p>8.75826743953511</text:p>
          </table:table-cell>
          <table:table-cell table:formula="of:=[.E31]*1000000/[.B31]" office:value-type="float" office:value="18.2463904990315" calcext:value-type="float">
            <text:p>18.2463904990315</text:p>
          </table:table-cell>
          <table:table-cell table:formula="of:=[.F31]*1000000/[.B31]" office:value-type="float" office:value="4.37913371976756" calcext:value-type="float">
            <text:p>4.37913371976756</text:p>
          </table:table-cell>
        </table:table-row>
        <table:table-row table:style-name="ro2">
          <table:table-cell office:value-type="string" calcext:value-type="string">
            <text:p>T31</text:p>
          </table:table-cell>
          <table:table-cell office:value-type="float" office:value="1184898" calcext:value-type="float">
            <text:p>118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31</text:p>
          </table:table-cell>
          <table:table-cell table:formula="of:=[.C32]*1000000/[.B32]" office:value-type="float" office:value="0" calcext:value-type="float">
            <text:p>0</text:p>
          </table:table-cell>
          <table:table-cell table:formula="of:=[.D32]*1000000/[.B32]" office:value-type="float" office:value="0" calcext:value-type="float">
            <text:p>0</text:p>
          </table:table-cell>
          <table:table-cell table:formula="of:=[.E32]*1000000/[.B32]" office:value-type="float" office:value="21.0988625181239" calcext:value-type="float">
            <text:p>21.0988625181239</text:p>
          </table:table-cell>
          <table:table-cell table:formula="of:=[.F32]*1000000/[.B32]" office:value-type="float" office:value="1.68790900144991" calcext:value-type="float">
            <text:p>1.68790900144991</text:p>
          </table:table-cell>
        </table:table-row>
        <table:table-row table:style-name="ro2">
          <table:table-cell office:value-type="string" calcext:value-type="string">
            <text:p>T32</text:p>
          </table:table-cell>
          <table:table-cell office:value-type="float" office:value="1050254" calcext:value-type="float">
            <text:p>10502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32</text:p>
          </table:table-cell>
          <table:table-cell table:formula="of:=[.C33]*1000000/[.B33]" office:value-type="float" office:value="3.80860249044517" calcext:value-type="float">
            <text:p>3.80860249044517</text:p>
          </table:table-cell>
          <table:table-cell table:formula="of:=[.D33]*1000000/[.B33]" office:value-type="float" office:value="1.90430124522258" calcext:value-type="float">
            <text:p>1.90430124522258</text:p>
          </table:table-cell>
          <table:table-cell table:formula="of:=[.E33]*1000000/[.B33]" office:value-type="float" office:value="11.4258074713355" calcext:value-type="float">
            <text:p>11.4258074713355</text:p>
          </table:table-cell>
          <table:table-cell table:formula="of:=[.F33]*1000000/[.B33]" office:value-type="float" office:value="2.85645186783388" calcext:value-type="float">
            <text:p>2.85645186783388</text:p>
          </table:table-cell>
        </table:table-row>
        <table:table-row table:style-name="ro2">
          <table:table-cell office:value-type="string" calcext:value-type="string">
            <text:p>T33</text:p>
          </table:table-cell>
          <table:table-cell office:value-type="float" office:value="1113120" calcext:value-type="float">
            <text:p>1113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33</text:p>
          </table:table-cell>
          <table:table-cell table:formula="of:=[.C34]*1000000/[.B34]" office:value-type="float" office:value="0" calcext:value-type="float">
            <text:p>0</text:p>
          </table:table-cell>
          <table:table-cell table:formula="of:=[.D34]*1000000/[.B34]" office:value-type="float" office:value="0.898375736668104" calcext:value-type="float">
            <text:p>0.898375736668104</text:p>
          </table:table-cell>
          <table:table-cell table:formula="of:=[.E34]*1000000/[.B34]" office:value-type="float" office:value="15.2723875233578" calcext:value-type="float">
            <text:p>15.2723875233578</text:p>
          </table:table-cell>
          <table:table-cell table:formula="of:=[.F34]*1000000/[.B34]" office:value-type="float" office:value="8.08538163001294" calcext:value-type="float">
            <text:p>8.08538163001294</text:p>
          </table:table-cell>
        </table:table-row>
        <table:table-row table:style-name="ro2">
          <table:table-cell office:value-type="string" calcext:value-type="string">
            <text:p>T34</text:p>
          </table:table-cell>
          <table:table-cell office:value-type="float" office:value="979174" calcext:value-type="float">
            <text:p>9791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34</text:p>
          </table:table-cell>
          <table:table-cell table:formula="of:=[.C35]*1000000/[.B35]" office:value-type="float" office:value="7.14888262964499" calcext:value-type="float">
            <text:p>7.14888262964499</text:p>
          </table:table-cell>
          <table:table-cell table:formula="of:=[.D35]*1000000/[.B35]" office:value-type="float" office:value="3.06380684127642" calcext:value-type="float">
            <text:p>3.06380684127642</text:p>
          </table:table-cell>
          <table:table-cell table:formula="of:=[.E35]*1000000/[.B35]" office:value-type="float" office:value="14.29776525929" calcext:value-type="float">
            <text:p>14.29776525929</text:p>
          </table:table-cell>
          <table:table-cell table:formula="of:=[.F35]*1000000/[.B35]" office:value-type="float" office:value="1.02126894709214" calcext:value-type="float">
            <text:p>1.02126894709214</text:p>
          </table:table-cell>
        </table:table-row>
        <table:table-row table:style-name="ro2">
          <table:table-cell office:value-type="string" calcext:value-type="string">
            <text:p>T35</text:p>
          </table:table-cell>
          <table:table-cell office:value-type="float" office:value="1271631" calcext:value-type="float">
            <text:p>1271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35</text:p>
          </table:table-cell>
          <table:table-cell table:formula="of:=[.C36]*1000000/[.B36]" office:value-type="float" office:value="0" calcext:value-type="float">
            <text:p>0</text:p>
          </table:table-cell>
          <table:table-cell table:formula="of:=[.D36]*1000000/[.B36]" office:value-type="float" office:value="1.57278329955781" calcext:value-type="float">
            <text:p>1.57278329955781</text:p>
          </table:table-cell>
          <table:table-cell table:formula="of:=[.E36]*1000000/[.B36]" office:value-type="float" office:value="12.5822663964625" calcext:value-type="float">
            <text:p>12.5822663964625</text:p>
          </table:table-cell>
          <table:table-cell table:formula="of:=[.F36]*1000000/[.B36]" office:value-type="float" office:value="0.786391649778906" calcext:value-type="float">
            <text:p>0.786391649778906</text:p>
          </table:table-cell>
        </table:table-row>
        <table:table-row table:style-name="ro2">
          <table:table-cell office:value-type="string" calcext:value-type="string">
            <text:p>T36</text:p>
          </table:table-cell>
          <table:table-cell office:value-type="float" office:value="1462441" calcext:value-type="float">
            <text:p>1462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36</text:p>
          </table:table-cell>
          <table:table-cell table:formula="of:=[.C37]*1000000/[.B37]" office:value-type="float" office:value="0" calcext:value-type="float">
            <text:p>0</text:p>
          </table:table-cell>
          <table:table-cell table:formula="of:=[.D37]*1000000/[.B37]" office:value-type="float" office:value="0.683788269065214" calcext:value-type="float">
            <text:p>0.683788269065214</text:p>
          </table:table-cell>
          <table:table-cell table:formula="of:=[.E37]*1000000/[.B37]" office:value-type="float" office:value="11.6244005741086" calcext:value-type="float">
            <text:p>11.6244005741086</text:p>
          </table:table-cell>
          <table:table-cell table:formula="of:=[.F37]*1000000/[.B37]" office:value-type="float" office:value="0.683788269065214" calcext:value-type="float">
            <text:p>0.683788269065214</text:p>
          </table:table-cell>
        </table:table-row>
        <table:table-row table:style-name="ro2">
          <table:table-cell office:value-type="string" calcext:value-type="string">
            <text:p>T37</text:p>
          </table:table-cell>
          <table:table-cell office:value-type="float" office:value="1152855" calcext:value-type="float">
            <text:p>1152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37</text:p>
          </table:table-cell>
          <table:table-cell table:formula="of:=[.C38]*1000000/[.B38]" office:value-type="float" office:value="0" calcext:value-type="float">
            <text:p>0</text:p>
          </table:table-cell>
          <table:table-cell table:formula="of:=[.D38]*1000000/[.B38]" office:value-type="float" office:value="3.46964709352" calcext:value-type="float">
            <text:p>3.46964709352</text:p>
          </table:table-cell>
          <table:table-cell table:formula="of:=[.E38]*1000000/[.B38]" office:value-type="float" office:value="3.46964709352" calcext:value-type="float">
            <text:p>3.46964709352</text:p>
          </table:table-cell>
          <table:table-cell table:formula="of:=[.F38]*1000000/[.B38]" office:value-type="float" office:value="1.73482354676" calcext:value-type="float">
            <text:p>1.73482354676</text:p>
          </table:table-cell>
        </table:table-row>
        <table:table-row table:style-name="ro2">
          <table:table-cell office:value-type="string" calcext:value-type="string">
            <text:p>T38</text:p>
          </table:table-cell>
          <table:table-cell office:value-type="float" office:value="1439429" calcext:value-type="float">
            <text:p>1439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38</text:p>
          </table:table-cell>
          <table:table-cell table:formula="of:=[.C39]*1000000/[.B39]" office:value-type="float" office:value="0" calcext:value-type="float">
            <text:p>0</text:p>
          </table:table-cell>
          <table:table-cell table:formula="of:=[.D39]*1000000/[.B39]" office:value-type="float" office:value="2.08415976057173" calcext:value-type="float">
            <text:p>2.08415976057173</text:p>
          </table:table-cell>
          <table:table-cell table:formula="of:=[.E39]*1000000/[.B39]" office:value-type="float" office:value="7.64191912209633" calcext:value-type="float">
            <text:p>7.64191912209633</text:p>
          </table:table-cell>
          <table:table-cell table:formula="of:=[.F39]*1000000/[.B39]" office:value-type="float" office:value="3.47359960095288" calcext:value-type="float">
            <text:p>3.47359960095288</text:p>
          </table:table-cell>
        </table:table-row>
        <table:table-row table:style-name="ro2">
          <table:table-cell office:value-type="string" calcext:value-type="string">
            <text:p>T39</text:p>
          </table:table-cell>
          <table:table-cell office:value-type="float" office:value="1147622" calcext:value-type="float">
            <text:p>11476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39</text:p>
          </table:table-cell>
          <table:table-cell table:formula="of:=[.C40]*1000000/[.B40]" office:value-type="float" office:value="0.871367052914636" calcext:value-type="float">
            <text:p>0.871367052914636</text:p>
          </table:table-cell>
          <table:table-cell table:formula="of:=[.D40]*1000000/[.B40]" office:value-type="float" office:value="1.74273410582927" calcext:value-type="float">
            <text:p>1.74273410582927</text:p>
          </table:table-cell>
          <table:table-cell table:formula="of:=[.E40]*1000000/[.B40]" office:value-type="float" office:value="10.4564046349756" calcext:value-type="float">
            <text:p>10.4564046349756</text:p>
          </table:table-cell>
          <table:table-cell table:formula="of:=[.F40]*1000000/[.B40]" office:value-type="float" office:value="2.61410115874391" calcext:value-type="float">
            <text:p>2.61410115874391</text:p>
          </table:table-cell>
        </table:table-row>
        <table:table-row table:style-name="ro2">
          <table:table-cell office:value-type="string" calcext:value-type="string">
            <text:p>T40</text:p>
          </table:table-cell>
          <table:table-cell office:value-type="float" office:value="738391" calcext:value-type="float">
            <text:p>7383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40</text:p>
          </table:table-cell>
          <table:table-cell table:formula="of:=[.C41]*1000000/[.B41]" office:value-type="float" office:value="0" calcext:value-type="float">
            <text:p>0</text:p>
          </table:table-cell>
          <table:table-cell table:formula="of:=[.D41]*1000000/[.B41]" office:value-type="float" office:value="39.2745848744094" calcext:value-type="float">
            <text:p>39.2745848744094</text:p>
          </table:table-cell>
          <table:table-cell table:formula="of:=[.E41]*1000000/[.B41]" office:value-type="float" office:value="10.8343682412164" calcext:value-type="float">
            <text:p>10.8343682412164</text:p>
          </table:table-cell>
          <table:table-cell table:formula="of:=[.F41]*1000000/[.B41]" office:value-type="float" office:value="28.440216633193" calcext:value-type="float">
            <text:p>28.440216633193</text:p>
          </table:table-cell>
        </table:table-row>
        <table:table-row table:style-name="ro2">
          <table:table-cell office:value-type="string" calcext:value-type="string">
            <text:p>T41</text:p>
          </table:table-cell>
          <table:table-cell office:value-type="float" office:value="1293353" calcext:value-type="float">
            <text:p>129335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41</text:p>
          </table:table-cell>
          <table:table-cell table:formula="of:=[.C42]*1000000/[.B42]" office:value-type="float" office:value="0" calcext:value-type="float">
            <text:p>0</text:p>
          </table:table-cell>
          <table:table-cell table:formula="of:=[.D42]*1000000/[.B42]" office:value-type="float" office:value="13.1441300248269" calcext:value-type="float">
            <text:p>13.1441300248269</text:p>
          </table:table-cell>
          <table:table-cell table:formula="of:=[.E42]*1000000/[.B42]" office:value-type="float" office:value="113.658065508798" calcext:value-type="float">
            <text:p>113.658065508798</text:p>
          </table:table-cell>
          <table:table-cell table:formula="of:=[.F42]*1000000/[.B42]" office:value-type="float" office:value="70.3597548387795" calcext:value-type="float">
            <text:p>70.3597548387795</text:p>
          </table:table-cell>
        </table:table-row>
        <table:table-row table:style-name="ro2">
          <table:table-cell office:value-type="string" calcext:value-type="string">
            <text:p>T42</text:p>
          </table:table-cell>
          <table:table-cell office:value-type="float" office:value="670512" calcext:value-type="float">
            <text:p>6705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42</text:p>
          </table:table-cell>
          <table:table-cell table:formula="of:=[.C43]*1000000/[.B43]" office:value-type="float" office:value="0" calcext:value-type="float">
            <text:p>0</text:p>
          </table:table-cell>
          <table:table-cell table:formula="of:=[.D43]*1000000/[.B43]" office:value-type="float" office:value="5.96559047414513" calcext:value-type="float">
            <text:p>5.96559047414513</text:p>
          </table:table-cell>
          <table:table-cell table:formula="of:=[.E43]*1000000/[.B43]" office:value-type="float" office:value="62.6386999785239" calcext:value-type="float">
            <text:p>62.6386999785239</text:p>
          </table:table-cell>
          <table:table-cell table:formula="of:=[.F43]*1000000/[.B43]" office:value-type="float" office:value="31.3193499892619" calcext:value-type="float">
            <text:p>31.3193499892619</text:p>
          </table:table-cell>
        </table:table-row>
        <table:table-row table:style-name="ro2">
          <table:table-cell office:value-type="string" calcext:value-type="string">
            <text:p>T43</text:p>
          </table:table-cell>
          <table:table-cell office:value-type="float" office:value="851607" calcext:value-type="float">
            <text:p>851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43</text:p>
          </table:table-cell>
          <table:table-cell table:formula="of:=[.C44]*1000000/[.B44]" office:value-type="float" office:value="0" calcext:value-type="float">
            <text:p>0</text:p>
          </table:table-cell>
          <table:table-cell table:formula="of:=[.D44]*1000000/[.B44]" office:value-type="float" office:value="1.17425056393383" calcext:value-type="float">
            <text:p>1.17425056393383</text:p>
          </table:table-cell>
          <table:table-cell table:formula="of:=[.E44]*1000000/[.B44]" office:value-type="float" office:value="52.8412753770225" calcext:value-type="float">
            <text:p>52.8412753770225</text:p>
          </table:table-cell>
          <table:table-cell table:formula="of:=[.F44]*1000000/[.B44]" office:value-type="float" office:value="7.045503383603" calcext:value-type="float">
            <text:p>7.045503383603</text:p>
          </table:table-cell>
        </table:table-row>
        <table:table-row table:style-name="ro2">
          <table:table-cell office:value-type="string" calcext:value-type="string">
            <text:p>T44</text:p>
          </table:table-cell>
          <table:table-cell office:value-type="float" office:value="1072416" calcext:value-type="float">
            <text:p>10724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44</text:p>
          </table:table-cell>
          <table:table-cell table:formula="of:=[.C45]*1000000/[.B45]" office:value-type="float" office:value="6.52731775728822" calcext:value-type="float">
            <text:p>6.52731775728822</text:p>
          </table:table-cell>
          <table:table-cell table:formula="of:=[.D45]*1000000/[.B45]" office:value-type="float" office:value="1.86494793065378" calcext:value-type="float">
            <text:p>1.86494793065378</text:p>
          </table:table-cell>
          <table:table-cell table:formula="of:=[.E45]*1000000/[.B45]" office:value-type="float" office:value="24.2443230984991" calcext:value-type="float">
            <text:p>24.2443230984991</text:p>
          </table:table-cell>
          <table:table-cell table:formula="of:=[.F45]*1000000/[.B45]" office:value-type="float" office:value="23.3118491331722" calcext:value-type="float">
            <text:p>23.3118491331722</text:p>
          </table:table-cell>
        </table:table-row>
        <table:table-row table:style-name="ro2">
          <table:table-cell office:value-type="string" calcext:value-type="string">
            <text:p>T45</text:p>
          </table:table-cell>
          <table:table-cell office:value-type="float" office:value="1315214" calcext:value-type="float">
            <text:p>13152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45</text:p>
          </table:table-cell>
          <table:table-cell table:formula="of:=[.C46]*1000000/[.B46]" office:value-type="float" office:value="0" calcext:value-type="float">
            <text:p>0</text:p>
          </table:table-cell>
          <table:table-cell table:formula="of:=[.D46]*1000000/[.B46]" office:value-type="float" office:value="3.0413301561571" calcext:value-type="float">
            <text:p>3.0413301561571</text:p>
          </table:table-cell>
          <table:table-cell table:formula="of:=[.E46]*1000000/[.B46]" office:value-type="float" office:value="4.56199523423565" calcext:value-type="float">
            <text:p>4.56199523423565</text:p>
          </table:table-cell>
          <table:table-cell table:formula="of:=[.F46]*1000000/[.B46]" office:value-type="float" office:value="16.727315858864" calcext:value-type="float">
            <text:p>16.727315858864</text:p>
          </table:table-cell>
        </table:table-row>
        <table:table-row table:style-name="ro2">
          <table:table-cell office:value-type="string" calcext:value-type="string">
            <text:p>T46</text:p>
          </table:table-cell>
          <table:table-cell office:value-type="float" office:value="933905" calcext:value-type="float">
            <text:p>933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46</text:p>
          </table:table-cell>
          <table:table-cell table:formula="of:=[.C47]*1000000/[.B47]" office:value-type="float" office:value="0" calcext:value-type="float">
            <text:p>0</text:p>
          </table:table-cell>
          <table:table-cell table:formula="of:=[.D47]*1000000/[.B47]" office:value-type="float" office:value="3.21231816940695" calcext:value-type="float">
            <text:p>3.21231816940695</text:p>
          </table:table-cell>
          <table:table-cell table:formula="of:=[.E47]*1000000/[.B47]" office:value-type="float" office:value="4.2830908925426" calcext:value-type="float">
            <text:p>4.2830908925426</text:p>
          </table:table-cell>
          <table:table-cell table:formula="of:=[.F47]*1000000/[.B47]" office:value-type="float" office:value="1.07077272313565" calcext:value-type="float">
            <text:p>1.07077272313565</text:p>
          </table:table-cell>
        </table:table-row>
        <table:table-row table:style-name="ro2">
          <table:table-cell office:value-type="string" calcext:value-type="string">
            <text:p>T47</text:p>
          </table:table-cell>
          <table:table-cell office:value-type="float" office:value="1406655" calcext:value-type="float">
            <text:p>14066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47</text:p>
          </table:table-cell>
          <table:table-cell table:formula="of:=[.C48]*1000000/[.B48]" office:value-type="float" office:value="0" calcext:value-type="float">
            <text:p>0</text:p>
          </table:table-cell>
          <table:table-cell table:formula="of:=[.D48]*1000000/[.B48]" office:value-type="float" office:value="3.55453185038265" calcext:value-type="float">
            <text:p>3.55453185038265</text:p>
          </table:table-cell>
          <table:table-cell table:formula="of:=[.E48]*1000000/[.B48]" office:value-type="float" office:value="4.9763445905357" calcext:value-type="float">
            <text:p>4.9763445905357</text:p>
          </table:table-cell>
          <table:table-cell table:formula="of:=[.F48]*1000000/[.B48]" office:value-type="float" office:value="0.710906370076529" calcext:value-type="float">
            <text:p>0.710906370076529</text:p>
          </table:table-cell>
        </table:table-row>
        <table:table-row table:style-name="ro2">
          <table:table-cell office:value-type="string" calcext:value-type="string">
            <text:p>T48</text:p>
          </table:table-cell>
          <table:table-cell office:value-type="float" office:value="1603132" calcext:value-type="float">
            <text:p>1603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48</text:p>
          </table:table-cell>
          <table:table-cell table:formula="of:=[.C49]*1000000/[.B49]" office:value-type="float" office:value="0" calcext:value-type="float">
            <text:p>0</text:p>
          </table:table-cell>
          <table:table-cell table:formula="of:=[.D49]*1000000/[.B49]" office:value-type="float" office:value="1.24755790540018" calcext:value-type="float">
            <text:p>1.24755790540018</text:p>
          </table:table-cell>
          <table:table-cell table:formula="of:=[.E49]*1000000/[.B49]" office:value-type="float" office:value="4.36645266890063" calcext:value-type="float">
            <text:p>4.36645266890063</text:p>
          </table:table-cell>
          <table:table-cell table:formula="of:=[.F49]*1000000/[.B49]" office:value-type="float" office:value="1.24755790540018" calcext:value-type="float">
            <text:p>1.24755790540018</text:p>
          </table:table-cell>
        </table:table-row>
        <table:table-row table:style-name="ro2">
          <table:table-cell office:value-type="string" calcext:value-type="string">
            <text:p>T49</text:p>
          </table:table-cell>
          <table:table-cell office:value-type="float" office:value="1321494" calcext:value-type="float">
            <text:p>132149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49</text:p>
          </table:table-cell>
          <table:table-cell table:formula="of:=[.C50]*1000000/[.B50]" office:value-type="float" office:value="0" calcext:value-type="float">
            <text:p>0</text:p>
          </table:table-cell>
          <table:table-cell table:formula="of:=[.D50]*1000000/[.B50]" office:value-type="float" office:value="15.8911050674464" calcext:value-type="float">
            <text:p>15.8911050674464</text:p>
          </table:table-cell>
          <table:table-cell table:formula="of:=[.E50]*1000000/[.B50]" office:value-type="float" office:value="0.756719288926019" calcext:value-type="float">
            <text:p>0.756719288926019</text:p>
          </table:table-cell>
          <table:table-cell table:formula="of:=[.F50]*1000000/[.B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0</text:p>
          </table:table-cell>
          <table:table-cell office:value-type="float" office:value="1285264" calcext:value-type="float">
            <text:p>128526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50</text:p>
          </table:table-cell>
          <table:table-cell table:formula="of:=[.C51]*1000000/[.B51]" office:value-type="float" office:value="0.778050268271733" calcext:value-type="float">
            <text:p>0.778050268271733</text:p>
          </table:table-cell>
          <table:table-cell table:formula="of:=[.D51]*1000000/[.B51]" office:value-type="float" office:value="17.8951561702498" calcext:value-type="float">
            <text:p>17.8951561702498</text:p>
          </table:table-cell>
          <table:table-cell table:formula="of:=[.E51]*1000000/[.B51]" office:value-type="float" office:value="0" calcext:value-type="float">
            <text:p>0</text:p>
          </table:table-cell>
          <table:table-cell table:formula="of:=[.F51]*1000000/[.B51]" office:value-type="float" office:value="0.778050268271733" calcext:value-type="float">
            <text:p>0.778050268271733</text:p>
          </table:table-cell>
        </table:table-row>
        <table:table-row table:style-name="ro2">
          <table:table-cell office:value-type="string" calcext:value-type="string">
            <text:p>T51</text:p>
          </table:table-cell>
          <table:table-cell office:value-type="float" office:value="1490678" calcext:value-type="float">
            <text:p>14906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51</text:p>
          </table:table-cell>
          <table:table-cell table:formula="of:=[.C52]*1000000/[.B52]" office:value-type="float" office:value="0" calcext:value-type="float">
            <text:p>0</text:p>
          </table:table-cell>
          <table:table-cell table:formula="of:=[.D52]*1000000/[.B52]" office:value-type="float" office:value="14.0875494238192" calcext:value-type="float">
            <text:p>14.0875494238192</text:p>
          </table:table-cell>
          <table:table-cell table:formula="of:=[.E52]*1000000/[.B52]" office:value-type="float" office:value="3.35417843424267" calcext:value-type="float">
            <text:p>3.35417843424267</text:p>
          </table:table-cell>
          <table:table-cell table:formula="of:=[.F52]*1000000/[.B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2</text:p>
          </table:table-cell>
          <table:table-cell office:value-type="float" office:value="1212753" calcext:value-type="float">
            <text:p>12127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52</text:p>
          </table:table-cell>
          <table:table-cell table:formula="of:=[.C53]*1000000/[.B53]" office:value-type="float" office:value="0" calcext:value-type="float">
            <text:p>0</text:p>
          </table:table-cell>
          <table:table-cell table:formula="of:=[.D53]*1000000/[.B53]" office:value-type="float" office:value="23.0879659749347" calcext:value-type="float">
            <text:p>23.0879659749347</text:p>
          </table:table-cell>
          <table:table-cell table:formula="of:=[.E53]*1000000/[.B53]" office:value-type="float" office:value="0" calcext:value-type="float">
            <text:p>0</text:p>
          </table:table-cell>
          <table:table-cell table:formula="of:=[.F53]*1000000/[.B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3</text:p>
          </table:table-cell>
          <table:table-cell office:value-type="float" office:value="1397535" calcext:value-type="float">
            <text:p>139753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53</text:p>
          </table:table-cell>
          <table:table-cell table:formula="of:=[.C54]*1000000/[.B54]" office:value-type="float" office:value="1.43109117124079" calcext:value-type="float">
            <text:p>1.43109117124079</text:p>
          </table:table-cell>
          <table:table-cell table:formula="of:=[.D54]*1000000/[.B54]" office:value-type="float" office:value="23.6130043254731" calcext:value-type="float">
            <text:p>23.6130043254731</text:p>
          </table:table-cell>
          <table:table-cell table:formula="of:=[.E54]*1000000/[.B54]" office:value-type="float" office:value="12.1642749555467" calcext:value-type="float">
            <text:p>12.1642749555467</text:p>
          </table:table-cell>
          <table:table-cell table:formula="of:=[.F54]*1000000/[.B54]" office:value-type="float" office:value="2.14663675686119" calcext:value-type="float">
            <text:p>2.14663675686119</text:p>
          </table:table-cell>
        </table:table-row>
        <table:table-row table:style-name="ro2">
          <table:table-cell office:value-type="string" calcext:value-type="string">
            <text:p>T54</text:p>
          </table:table-cell>
          <table:table-cell office:value-type="float" office:value="2015856" calcext:value-type="float">
            <text:p>201585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T54</text:p>
          </table:table-cell>
          <table:table-cell table:formula="of:=[.C55]*1000000/[.B55]" office:value-type="float" office:value="0.992134358803407" calcext:value-type="float">
            <text:p>0.992134358803407</text:p>
          </table:table-cell>
          <table:table-cell table:formula="of:=[.D55]*1000000/[.B55]" office:value-type="float" office:value="16.3702169202562" calcext:value-type="float">
            <text:p>16.3702169202562</text:p>
          </table:table-cell>
          <table:table-cell table:formula="of:=[.E55]*1000000/[.B55]" office:value-type="float" office:value="4.96067179401703" calcext:value-type="float">
            <text:p>4.96067179401703</text:p>
          </table:table-cell>
          <table:table-cell table:formula="of:=[.F55]*1000000/[.B55]" office:value-type="float" office:value="286.230762514783" calcext:value-type="float">
            <text:p>286.230762514783</text:p>
          </table:table-cell>
        </table:table-row>
        <table:table-row table:style-name="ro2">
          <table:table-cell office:value-type="string" calcext:value-type="string">
            <text:p>T55</text:p>
          </table:table-cell>
          <table:table-cell office:value-type="float" office:value="1325997" calcext:value-type="float">
            <text:p>13259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55</text:p>
          </table:table-cell>
          <table:table-cell table:formula="of:=[.C56]*1000000/[.B56]" office:value-type="float" office:value="0" calcext:value-type="float">
            <text:p>0</text:p>
          </table:table-cell>
          <table:table-cell table:formula="of:=[.D56]*1000000/[.B56]" office:value-type="float" office:value="7.54149519191974" calcext:value-type="float">
            <text:p>7.54149519191974</text:p>
          </table:table-cell>
          <table:table-cell table:formula="of:=[.E56]*1000000/[.B56]" office:value-type="float" office:value="0" calcext:value-type="float">
            <text:p>0</text:p>
          </table:table-cell>
          <table:table-cell table:formula="of:=[.F56]*1000000/[.B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85</text:p>
          </table:table-cell>
          <table:table-cell office:value-type="float" office:value="2051042" calcext:value-type="float">
            <text:p>205104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85</text:p>
          </table:table-cell>
          <table:table-cell table:formula="of:=[.C57]*1000000/[.B57]" office:value-type="float" office:value="0.487557056364521" calcext:value-type="float">
            <text:p>0.487557056364521</text:p>
          </table:table-cell>
          <table:table-cell table:formula="of:=[.D57]*1000000/[.B57]" office:value-type="float" office:value="15.6018258036647" calcext:value-type="float">
            <text:p>15.6018258036647</text:p>
          </table:table-cell>
          <table:table-cell table:formula="of:=[.E57]*1000000/[.B57]" office:value-type="float" office:value="26.8156381000487" calcext:value-type="float">
            <text:p>26.8156381000487</text:p>
          </table:table-cell>
          <table:table-cell table:formula="of:=[.F57]*1000000/[.B57]" office:value-type="float" office:value="6.33824173273877" calcext:value-type="float">
            <text:p>6.33824173273877</text:p>
          </table:table-cell>
        </table:table-row>
      </table:table>
      <table:table table:name="linga" table:style-name="ta1">
        <table:shapes>
          <draw:frame draw:z-index="0" draw:style-name="gr1" draw:text-style-name="P1" svg:width="11.5665in" svg:height="3.5374in" svg:x="10.9374in" svg:y="2.7815in">
            <draw:object draw:notify-on-update-of-ranges="linga.A2:linga.A57 linga.B1:linga.B1 linga.B2:linga.B57 linga.C1:linga.C1 linga.C2:linga.C57 linga.D1:linga.D1 linga.D2:linga.D57 linga.E1:linga.E1 linga.E2:linga.E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1.5228in" svg:height="3.5374in" svg:x="10.9378in" svg:y="6.5701in">
            <draw:object draw:notify-on-update-of-ranges="linga.A2:linga.A57 linga.B1:linga.B1 linga.B2:linga.B57 linga.C1:linga.C1 linga.C2:linga.C57 linga.D1:linga.D1 linga.D2:linga.D57 linga.E1:linga.E1 linga.E2:linga.E5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1.5339in" svg:height="3.5378in" svg:x="10.9594in" svg:y="10.3618in">
            <draw:object draw:notify-on-update-of-ranges="linga.A62:linga.A117 linga.D61:linga.D61 linga.D62:linga.D117 linga.E61:linga.E61 linga.E62:linga.E117 linga.B61:linga.B61 linga.B62:linga.B117 linga.C61:linga.C61 linga.C62:linga.C1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1.5449in" svg:height="3.548in" svg:x="10.9591in" svg:y="14.3071in">
            <draw:object draw:notify-on-update-of-ranges="linga.F62:linga.F117 linga.I61:linga.I61 linga.I62:linga.I117 linga.J61:linga.J61 linga.J62:linga.J117 linga.G61:linga.G61 linga.G62:linga.G117 linga.H61:linga.H61 linga.H62:linga.H1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1">
          <table:table-cell/>
          <table:table-cell office:value-type="string" calcext:value-type="string">
            <text:p>女形 (female shape)</text:p>
          </table:table-cell>
          <table:table-cell office:value-type="string" calcext:value-type="string">
            <text:p>男形 (male shape)</text:p>
          </table:table-cell>
          <table:table-cell office:value-type="string" calcext:value-type="string">
            <text:p>女根 (female faculty)</text:p>
          </table:table-cell>
          <table:table-cell office:value-type="string" calcext:value-type="string">
            <text:p>男根 (male faculty)</text:p>
          </table:table-cell>
          <table:table-cell office:value-type="string" calcext:value-type="string">
            <text:p>形 (shape)</text:p>
          </table:table-cell>
          <table:table-cell office:value-type="string" calcext:value-type="string">
            <text:p>根 (faculty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7" calcext:value-type="float">
            <text:p>987</text:p>
          </table:table-cell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815" calcext:value-type="float">
            <text:p>18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2903" calcext:value-type="float">
            <text:p>29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office:value-type="float" office:value="2095" calcext:value-type="float">
            <text:p>2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3" calcext:value-type="float">
            <text:p>963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909" calcext:value-type="float">
            <text:p>909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652" calcext:value-type="float">
            <text:p>652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889" calcext:value-type="float">
            <text:p>889</text:p>
          </table:table-cell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  <table:table-cell office:value-type="float" office:value="7679" calcext:value-type="float">
            <text:p>76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328" calcext:value-type="float">
            <text:p>328</text:p>
          </table:table-cell>
          <table:table-cell office:value-type="float" office:value="7785" calcext:value-type="float">
            <text:p>77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720" calcext:value-type="float">
            <text:p>720</text:p>
          </table:table-cell>
          <table:table-cell office:value-type="float" office:value="5685" calcext:value-type="float">
            <text:p>56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4" calcext:value-type="float">
            <text:p>334</text:p>
          </table:table-cell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322" calcext:value-type="float">
            <text:p>23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6" calcext:value-type="float">
            <text:p>536</text:p>
          </table:table-cell>
          <table:table-cell office:value-type="float" office:value="2195" calcext:value-type="float">
            <text:p>2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439" calcext:value-type="float">
            <text:p>1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035" calcext:value-type="float">
            <text:p>20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2641" calcext:value-type="float">
            <text:p>26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9" calcext:value-type="float">
            <text:p>649</text:p>
          </table:table-cell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1563" calcext:value-type="float">
            <text:p>15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704" calcext:value-type="float">
            <text:p>704</text:p>
          </table:table-cell>
          <table:table-cell office:value-type="float" office:value="5546" calcext:value-type="float">
            <text:p>55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2311" calcext:value-type="float">
            <text:p>23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4" calcext:value-type="float">
            <text:p>794</text:p>
          </table:table-cell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2387" calcext:value-type="float">
            <text:p>23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75" calcext:value-type="float">
            <text:p>1275</text:p>
          </table:table-cell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61" calcext:value-type="float">
            <text:p>2861</text:p>
          </table:table-cell>
          <table:table-cell office:value-type="float" office:value="1239" calcext:value-type="float">
            <text:p>1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5" calcext:value-type="float">
            <text:p>915</text:p>
          </table:table-cell>
          <table:table-cell office:value-type="float" office:value="3347" calcext:value-type="float">
            <text:p>3347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女形 (female shape)</text:p>
          </table:table-cell>
          <table:table-cell office:value-type="string" calcext:value-type="string">
            <text:p>男形 (male shape)</text:p>
          </table:table-cell>
          <table:table-cell office:value-type="string" calcext:value-type="string">
            <text:p>形 (shape)</text:p>
          </table:table-cell>
          <table:table-cell office:value-type="string" calcext:value-type="string">
            <text:p>二形 (2 shapes)</text:p>
          </table:table-cell>
          <table:table-cell/>
          <table:table-cell office:value-type="string" calcext:value-type="string">
            <text:p>女根 (female faculty)</text:p>
          </table:table-cell>
          <table:table-cell office:value-type="string" calcext:value-type="string">
            <text:p>男根 (male faculty)</text:p>
          </table:table-cell>
          <table:table-cell office:value-type="string" calcext:value-type="string">
            <text:p>根 (faculty)</text:p>
          </table:table-cell>
          <table:table-cell office:value-type="string" calcext:value-type="string">
            <text:p>二根 (2 faculties)</text:p>
          </table:table-cell>
        </table:table-row>
        <table:table-row table:style-name="ro2">
          <table:table-cell office:value-type="string" calcext:value-type="string">
            <text:p>T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2]-[.B62]-[.C62]-[.E62]"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]-[.G62]-[.H62]-[.J62]"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]-[.B63]-[.C63]-[.E63]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-[.G63]-[.H63]-[.J63]"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F4]-[.B64]-[.C64]-[.E64]"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-[.G64]-[.H64]-[.J64]" office:value-type="float" office:value="1475" calcext:value-type="float">
            <text:p>147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5]-[.B65]-[.C65]-[.E65]"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G5]-[.G65]-[.H65]-[.J65]"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]-[.B66]-[.C66]-[.E66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]-[.G66]-[.H66]-[.J66]"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]-[.B67]-[.C67]-[.E67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-[.G67]-[.H67]-[.J67]"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8]-[.B68]-[.C68]-[.E68]"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8]-[.G68]-[.H68]-[.J68]"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-[.B69]-[.C69]-[.E69]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]-[.G69]-[.H69]-[.J69]"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F10]-[.B70]-[.C70]-[.E70]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0]-[.G70]-[.H70]-[.J70]"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11]-[.B71]-[.C71]-[.E71]"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1]-[.G71]-[.H71]-[.J71]" office:value-type="float" office:value="2897" calcext:value-type="float">
            <text:p>289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-[.B72]-[.C72]-[.E72]"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G12]-[.G72]-[.H72]-[.J72]" office:value-type="float" office:value="2081" calcext:value-type="float">
            <text:p>208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3]-[.B73]-[.C73]-[.E73]"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G13]-[.G73]-[.H73]-[.J73]"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F14]-[.B74]-[.C74]-[.E74]"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G14]-[.G74]-[.H74]-[.J74]" office:value-type="float" office:value="2499" calcext:value-type="float">
            <text:p>249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5]-[.B75]-[.C75]-[.E75]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G15]-[.G75]-[.H75]-[.J75]"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6]-[.B76]-[.C76]-[.E76]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G16]-[.G76]-[.H76]-[.J76]"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7]-[.B77]-[.C77]-[.E77]" office:value-type="float" office:value="958" calcext:value-type="float">
            <text:p>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]-[.G77]-[.H77]-[.J77]"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8]-[.B78]-[.C78]-[.E78]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G18]-[.G78]-[.H78]-[.J78]" office:value-type="float" office:value="1267" calcext:value-type="float">
            <text:p>126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F19]-[.B79]-[.C79]-[.E79]"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19]-[.G79]-[.H79]-[.J79]"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0]-[.B80]-[.C80]-[.E80]"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-[.G80]-[.H80]-[.J80]"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F21]-[.B81]-[.C81]-[.E81]"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1]-[.G81]-[.H81]-[.J81]" office:value-type="float" office:value="976" calcext:value-type="float">
            <text:p>97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F22]-[.B82]-[.C82]-[.E82]"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22]-[.G82]-[.H82]-[.J82]" office:value-type="float" office:value="1154" calcext:value-type="float">
            <text:p>115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3]-[.B83]-[.C83]-[.E83]" office:value-type="float" office:value="862" calcext:value-type="float">
            <text:p>8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2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formula="of:=[.G23]-[.G83]-[.H83]-[.J83]" office:value-type="float" office:value="756" calcext:value-type="float">
            <text:p>756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T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4]-[.B84]-[.C84]-[.E84]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3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formula="of:=[.G24]-[.G84]-[.H84]-[.J84]" office:value-type="float" office:value="1212" calcext:value-type="float">
            <text:p>121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T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5]-[.B85]-[.C85]-[.E85]" office:value-type="float" office:value="865" calcext:value-type="float">
            <text:p>8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2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[.G25]-[.G85]-[.H85]-[.J85]" office:value-type="float" office:value="1370" calcext:value-type="float">
            <text:p>13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T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6]-[.B86]-[.C86]-[.E86]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G26]-[.G86]-[.H86]-[.J86]" office:value-type="float" office:value="1692" calcext:value-type="float">
            <text:p>169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T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7]-[.B87]-[.C87]-[.E87]"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2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G27]-[.G87]-[.H87]-[.J87]" office:value-type="float" office:value="7443" calcext:value-type="float">
            <text:p>7443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T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28]-[.B88]-[.C88]-[.E88]"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27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table:formula="of:=[.G28]-[.G88]-[.H88]-[.J88]" office:value-type="float" office:value="7526" calcext:value-type="float">
            <text:p>7526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T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29]-[.B89]-[.C89]-[.E89]" office:value-type="float" office:value="337" calcext:value-type="float">
            <text:p>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2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formula="of:=[.G29]-[.G89]-[.H89]-[.J89]" office:value-type="float" office:value="7466" calcext:value-type="float">
            <text:p>7466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T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30]-[.B90]-[.C90]-[.E90]" office:value-type="float" office:value="661" calcext:value-type="float">
            <text:p>6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2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formula="of:=[.G30]-[.G90]-[.H90]-[.J90]" office:value-type="float" office:value="5422" calcext:value-type="float">
            <text:p>542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T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31]-[.B91]-[.C91]-[.E91]"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G31]-[.G91]-[.H91]-[.J91]" office:value-type="float" office:value="2492" calcext:value-type="float">
            <text:p>249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T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2]-[.B92]-[.C92]-[.E92]"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32]-[.G92]-[.H92]-[.J92]" office:value-type="float" office:value="2293" calcext:value-type="float">
            <text:p>229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T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33]-[.B93]-[.C93]-[.E93]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G33]-[.G93]-[.H93]-[.J93]" office:value-type="float" office:value="2157" calcext:value-type="float">
            <text:p>215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-[.B94]-[.C94]-[.E94]"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4]-[.G94]-[.H94]-[.J94]" office:value-type="float" office:value="1419" calcext:value-type="float">
            <text:p>14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5]-[.B95]-[.C95]-[.E95]"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35]-[.G95]-[.H95]-[.J95]"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T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6]-[.B96]-[.C96]-[.E96]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6]-[.G96]-[.H96]-[.J96]" office:value-type="float" office:value="1971" calcext:value-type="float">
            <text:p>197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37]-[.B97]-[.C97]-[.E97]"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7]-[.G97]-[.H97]-[.J97]" office:value-type="float" office:value="2624" calcext:value-type="float">
            <text:p>262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38]-[.B98]-[.C98]-[.E98]"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8]-[.G98]-[.H98]-[.J98]"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9]-[.B99]-[.C99]-[.E99]"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-[.G99]-[.H99]-[.J99]" office:value-type="float" office:value="1846" calcext:value-type="float">
            <text:p>184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0]-[.B100]-[.C100]-[.E100]" office:value-type="float" office:value="797" calcext:value-type="float">
            <text:p>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0]-[.G100]-[.H100]-[.J100]" office:value-type="float" office:value="1550" calcext:value-type="float">
            <text:p>155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1]-[.B101]-[.C101]-[.E101]"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1]-[.G101]-[.H101]-[.J101]"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42]-[.B102]-[.C102]-[.E102]" office:value-type="float" office:value="610" calcext:value-type="float">
            <text:p>6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4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formula="of:=[.G42]-[.G102]-[.H102]-[.J102]" office:value-type="float" office:value="5305" calcext:value-type="float">
            <text:p>530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T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43]-[.B103]-[.C103]-[.E103]"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4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G43]-[.G103]-[.H103]-[.J103]" office:value-type="float" office:value="1843" calcext:value-type="float">
            <text:p>184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T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4]-[.B104]-[.C104]-[.E104]"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G44]-[.G104]-[.H104]-[.J104]" office:value-type="float" office:value="2503" calcext:value-type="float">
            <text:p>2503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T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5]-[.B105]-[.C105]-[.E105]"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4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G45]-[.G105]-[.H105]-[.J105]" office:value-type="float" office:value="2241" calcext:value-type="float">
            <text:p>224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T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6]-[.B106]-[.C106]-[.E106]"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G46]-[.G106]-[.H106]-[.J106]" office:value-type="float" office:value="1727" calcext:value-type="float">
            <text:p>172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7]-[.B107]-[.C107]-[.E107]"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7]-[.G107]-[.H107]-[.J107]"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8]-[.B108]-[.C108]-[.E108]"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8]-[.G108]-[.H108]-[.J108]" office:value-type="float" office:value="1272" calcext:value-type="float">
            <text:p>127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49]-[.B109]-[.C109]-[.E109]"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49]-[.G109]-[.H109]-[.J109]"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0]-[.B110]-[.C110]-[.E110]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G50]-[.G110]-[.H110]-[.J110]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51]-[.B111]-[.C111]-[.E111]"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51]-[.G111]-[.H111]-[.J111]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52]-[.B112]-[.C112]-[.E112]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5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2]-[.G112]-[.H112]-[.J112]"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53]-[.B113]-[.C113]-[.E113]"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3]-[.G113]-[.H113]-[.J113]"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54]-[.B114]-[.C114]-[.E114]" office:value-type="float" office:value="1262" calcext:value-type="float">
            <text:p>1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G54]-[.G114]-[.H114]-[.J114]" office:value-type="float" office:value="731" calcext:value-type="float">
            <text:p>73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55]-[.B115]-[.C115]-[.E115]" office:value-type="float" office:value="2278" calcext:value-type="float">
            <text:p>2278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T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G55]-[.G115]-[.H115]-[.J115]"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6]-[.B116]-[.C116]-[.E116]"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6]-[.G116]-[.H116]-[.J116]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57]-[.B117]-[.C117]-[.E117]" office:value-type="float" office:value="894" calcext:value-type="float">
            <text:p>8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8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G57]-[.G117]-[.H117]-[.J117]" office:value-type="float" office:value="3280" calcext:value-type="float">
            <text:p>3280</text:p>
          </table:table-cell>
          <table:table-cell office:value-type="float" office:value="55" calcext:value-type="float">
            <text:p>55</text:p>
          </table:table-cell>
        </table:table-row>
      </table:table>
      <table:table table:name="linga rel" table:style-name="ta1">
        <table:shapes>
          <draw:frame draw:z-index="0" draw:style-name="gr1" draw:text-style-name="P1" svg:width="9.9079in" svg:height="3.5378in" svg:x="11.2083in" svg:y="0.2406in">
            <draw:object draw:notify-on-update-of-ranges="'linga rel'.H2:'linga rel'.H57 'linga rel'.I1:'linga rel'.I1 'linga rel'.I2:'linga rel'.I57 'linga rel'.J1:'linga rel'.J1 'linga rel'.J2:'linga rel'.J57 'linga rel'.K1:'linga rel'.K1 'linga rel'.K2:'linga rel'.K57 'linga rel'.L1:'linga rel'.L1 'linga rel'.L2:'linga rel'.L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12" table:default-cell-style-name="Default"/>
        <table:table-row table:style-name="ro1">
          <table:table-cell/>
          <table:table-cell office:value-type="string" calcext:value-type="string">
            <text:p>Totals</text:p>
          </table:table-cell>
          <table:table-cell office:value-type="string" calcext:value-type="string">
            <text:p>女形 (female shape)</text:p>
          </table:table-cell>
          <table:table-cell office:value-type="string" calcext:value-type="string">
            <text:p>男形 (male shape)</text:p>
          </table:table-cell>
          <table:table-cell office:value-type="string" calcext:value-type="string">
            <text:p>女根 (female faculty)</text:p>
          </table:table-cell>
          <table:table-cell office:value-type="string" calcext:value-type="string">
            <text:p>男根 (male faculty)</text:p>
          </table:table-cell>
          <table:table-cell table:number-columns-repeated="2"/>
          <table:table-cell office:value-type="string" calcext:value-type="string">
            <text:p>女形 (female shape)</text:p>
          </table:table-cell>
          <table:table-cell office:value-type="string" calcext:value-type="string">
            <text:p>男形 (male shape)</text:p>
          </table:table-cell>
          <table:table-cell office:value-type="string" calcext:value-type="string">
            <text:p>女根 (female faculty)</text:p>
          </table:table-cell>
          <table:table-cell office:value-type="string" calcext:value-type="string">
            <text:p>男根 (male faculty)</text:p>
          </table:table-cell>
        </table:table-row>
        <table:table-row table:style-name="ro2">
          <table:table-cell office:value-type="string" calcext:value-type="string">
            <text:p>T01</text:p>
          </table:table-cell>
          <table:table-cell office:value-type="float" office:value="1260182" calcext:value-type="float">
            <text:p>12601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01</text:p>
          </table:table-cell>
          <table:table-cell table:formula="of:=[.C2]*1000000/[.B2]" office:value-type="float" office:value="5.55475320231522" calcext:value-type="float">
            <text:p>5.55475320231522</text:p>
          </table:table-cell>
          <table:table-cell table:formula="of:=[.D2]*1000000/[.B2]" office:value-type="float" office:value="3.96768085879659" calcext:value-type="float">
            <text:p>3.96768085879659</text:p>
          </table:table-cell>
          <table:table-cell table:formula="of:=[.E2]*1000000/[.B2]" office:value-type="float" office:value="1.58707234351863" calcext:value-type="float">
            <text:p>1.58707234351863</text:p>
          </table:table-cell>
          <table:table-cell table:formula="of:=[.F2]*1000000/[.B2]" office:value-type="float" office:value="0.793536171759317" calcext:value-type="float">
            <text:p>0.793536171759317</text:p>
          </table:table-cell>
        </table:table-row>
        <table:table-row table:style-name="ro2">
          <table:table-cell office:value-type="string" calcext:value-type="string">
            <text:p>T02</text:p>
          </table:table-cell>
          <table:table-cell office:value-type="float" office:value="1149799" calcext:value-type="float">
            <text:p>11497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02</text:p>
          </table:table-cell>
          <table:table-cell table:formula="of:=[.C3]*1000000/[.B3]" office:value-type="float" office:value="0.869717228837388" calcext:value-type="float">
            <text:p>0.869717228837388</text:p>
          </table:table-cell>
          <table:table-cell table:formula="of:=[.D3]*1000000/[.B3]" office:value-type="float" office:value="0" calcext:value-type="float">
            <text:p>0</text:p>
          </table:table-cell>
          <table:table-cell table:formula="of:=[.E3]*1000000/[.B3]" office:value-type="float" office:value="0" calcext:value-type="float">
            <text:p>0</text:p>
          </table:table-cell>
          <table:table-cell table:formula="of:=[.F3]*1000000/[.B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3</text:p>
          </table:table-cell>
          <table:table-cell office:value-type="float" office:value="1315923" calcext:value-type="float">
            <text:p>13159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03</text:p>
          </table:table-cell>
          <table:table-cell table:formula="of:=[.C4]*1000000/[.B4]" office:value-type="float" office:value="8.35915171328414" calcext:value-type="float">
            <text:p>8.35915171328414</text:p>
          </table:table-cell>
          <table:table-cell table:formula="of:=[.D4]*1000000/[.B4]" office:value-type="float" office:value="0.759922883025831" calcext:value-type="float">
            <text:p>0.759922883025831</text:p>
          </table:table-cell>
          <table:table-cell table:formula="of:=[.E4]*1000000/[.B4]" office:value-type="float" office:value="0.759922883025831" calcext:value-type="float">
            <text:p>0.759922883025831</text:p>
          </table:table-cell>
          <table:table-cell table:formula="of:=[.F4]*1000000/[.B4]" office:value-type="float" office:value="0.759922883025831" calcext:value-type="float">
            <text:p>0.759922883025831</text:p>
          </table:table-cell>
        </table:table-row>
        <table:table-row table:style-name="ro2">
          <table:table-cell office:value-type="string" calcext:value-type="string">
            <text:p>T04</text:p>
          </table:table-cell>
          <table:table-cell office:value-type="float" office:value="987050" calcext:value-type="float">
            <text:p>9870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04</text:p>
          </table:table-cell>
          <table:table-cell table:formula="of:=[.C5]*1000000/[.B5]" office:value-type="float" office:value="9.11807912466441" calcext:value-type="float">
            <text:p>9.11807912466441</text:p>
          </table:table-cell>
          <table:table-cell table:formula="of:=[.D5]*1000000/[.B5]" office:value-type="float" office:value="0" calcext:value-type="float">
            <text:p>0</text:p>
          </table:table-cell>
          <table:table-cell table:formula="of:=[.E5]*1000000/[.B5]" office:value-type="float" office:value="0" calcext:value-type="float">
            <text:p>0</text:p>
          </table:table-cell>
          <table:table-cell table:formula="of:=[.F5]*1000000/[.B5]" office:value-type="float" office:value="7.09183931918343" calcext:value-type="float">
            <text:p>7.09183931918343</text:p>
          </table:table-cell>
        </table:table-row>
        <table:table-row table:style-name="ro2">
          <table:table-cell office:value-type="string" calcext:value-type="string">
            <text:p>T05</text:p>
          </table:table-cell>
          <table:table-cell office:value-type="float" office:value="1544548" calcext:value-type="float">
            <text:p>15445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05</text:p>
          </table:table-cell>
          <table:table-cell table:formula="of:=[.C6]*1000000/[.B6]" office:value-type="float" office:value="0" calcext:value-type="float">
            <text:p>0</text:p>
          </table:table-cell>
          <table:table-cell table:formula="of:=[.D6]*1000000/[.B6]" office:value-type="float" office:value="0" calcext:value-type="float">
            <text:p>0</text:p>
          </table:table-cell>
          <table:table-cell table:formula="of:=[.E6]*1000000/[.B6]" office:value-type="float" office:value="0" calcext:value-type="float">
            <text:p>0</text:p>
          </table:table-cell>
          <table:table-cell table:formula="of:=[.F6]*1000000/[.B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6</text:p>
          </table:table-cell>
          <table:table-cell office:value-type="float" office:value="1541412" calcext:value-type="float">
            <text:p>15414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06</text:p>
          </table:table-cell>
          <table:table-cell table:formula="of:=[.C7]*1000000/[.B7]" office:value-type="float" office:value="0.648755816095891" calcext:value-type="float">
            <text:p>0.648755816095891</text:p>
          </table:table-cell>
          <table:table-cell table:formula="of:=[.D7]*1000000/[.B7]" office:value-type="float" office:value="0" calcext:value-type="float">
            <text:p>0</text:p>
          </table:table-cell>
          <table:table-cell table:formula="of:=[.E7]*1000000/[.B7]" office:value-type="float" office:value="0" calcext:value-type="float">
            <text:p>0</text:p>
          </table:table-cell>
          <table:table-cell table:formula="of:=[.F7]*1000000/[.B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7</text:p>
          </table:table-cell>
          <table:table-cell office:value-type="float" office:value="1601566" calcext:value-type="float">
            <text:p>16015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07</text:p>
          </table:table-cell>
          <table:table-cell table:formula="of:=[.C8]*1000000/[.B8]" office:value-type="float" office:value="1.24877775876861" calcext:value-type="float">
            <text:p>1.24877775876861</text:p>
          </table:table-cell>
          <table:table-cell table:formula="of:=[.D8]*1000000/[.B8]" office:value-type="float" office:value="1.24877775876861" calcext:value-type="float">
            <text:p>1.24877775876861</text:p>
          </table:table-cell>
          <table:table-cell table:formula="of:=[.E8]*1000000/[.B8]" office:value-type="float" office:value="0" calcext:value-type="float">
            <text:p>0</text:p>
          </table:table-cell>
          <table:table-cell table:formula="of:=[.F8]*1000000/[.B8]" office:value-type="float" office:value="0.624388879384303" calcext:value-type="float">
            <text:p>0.624388879384303</text:p>
          </table:table-cell>
        </table:table-row>
        <table:table-row table:style-name="ro2">
          <table:table-cell office:value-type="string" calcext:value-type="string">
            <text:p>T08</text:p>
          </table:table-cell>
          <table:table-cell office:value-type="float" office:value="1284743" calcext:value-type="float">
            <text:p>12847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08</text:p>
          </table:table-cell>
          <table:table-cell table:formula="of:=[.C9]*1000000/[.B9]" office:value-type="float" office:value="0" calcext:value-type="float">
            <text:p>0</text:p>
          </table:table-cell>
          <table:table-cell table:formula="of:=[.D9]*1000000/[.B9]" office:value-type="float" office:value="0" calcext:value-type="float">
            <text:p>0</text:p>
          </table:table-cell>
          <table:table-cell table:formula="of:=[.E9]*1000000/[.B9]" office:value-type="float" office:value="0" calcext:value-type="float">
            <text:p>0</text:p>
          </table:table-cell>
          <table:table-cell table:formula="of:=[.F9]*1000000/[.B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9</text:p>
          </table:table-cell>
          <table:table-cell office:value-type="float" office:value="1032500" calcext:value-type="float">
            <text:p>10325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09</text:p>
          </table:table-cell>
          <table:table-cell table:formula="of:=[.C10]*1000000/[.B10]" office:value-type="float" office:value="7.74818401937046" calcext:value-type="float">
            <text:p>7.74818401937046</text:p>
          </table:table-cell>
          <table:table-cell table:formula="of:=[.D10]*1000000/[.B10]" office:value-type="float" office:value="6.77966101694915" calcext:value-type="float">
            <text:p>6.77966101694915</text:p>
          </table:table-cell>
          <table:table-cell table:formula="of:=[.E10]*1000000/[.B10]" office:value-type="float" office:value="0.968523002421308" calcext:value-type="float">
            <text:p>0.968523002421308</text:p>
          </table:table-cell>
          <table:table-cell table:formula="of:=[.F10]*1000000/[.B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0</text:p>
          </table:table-cell>
          <table:table-cell office:value-type="float" office:value="1442484" calcext:value-type="float">
            <text:p>14424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10</text:p>
          </table:table-cell>
          <table:table-cell table:formula="of:=[.C11]*1000000/[.B11]" office:value-type="float" office:value="4.85274013437931" calcext:value-type="float">
            <text:p>4.85274013437931</text:p>
          </table:table-cell>
          <table:table-cell table:formula="of:=[.D11]*1000000/[.B11]" office:value-type="float" office:value="1.38649718125123" calcext:value-type="float">
            <text:p>1.38649718125123</text:p>
          </table:table-cell>
          <table:table-cell table:formula="of:=[.E11]*1000000/[.B11]" office:value-type="float" office:value="0" calcext:value-type="float">
            <text:p>0</text:p>
          </table:table-cell>
          <table:table-cell table:formula="of:=[.F11]*1000000/[.B11]" office:value-type="float" office:value="0.693248590625615" calcext:value-type="float">
            <text:p>0.693248590625615</text:p>
          </table:table-cell>
        </table:table-row>
        <table:table-row table:style-name="ro2">
          <table:table-cell office:value-type="string" calcext:value-type="string">
            <text:p>T11</text:p>
          </table:table-cell>
          <table:table-cell office:value-type="float" office:value="1318959" calcext:value-type="float">
            <text:p>131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1</text:p>
          </table:table-cell>
          <table:table-cell table:formula="of:=[.C12]*1000000/[.B12]" office:value-type="float" office:value="0" calcext:value-type="float">
            <text:p>0</text:p>
          </table:table-cell>
          <table:table-cell table:formula="of:=[.D12]*1000000/[.B12]" office:value-type="float" office:value="0" calcext:value-type="float">
            <text:p>0</text:p>
          </table:table-cell>
          <table:table-cell table:formula="of:=[.E12]*1000000/[.B12]" office:value-type="float" office:value="4.54904208546285" calcext:value-type="float">
            <text:p>4.54904208546285</text:p>
          </table:table-cell>
          <table:table-cell table:formula="of:=[.F12]*1000000/[.B12]" office:value-type="float" office:value="3.0326947236419" calcext:value-type="float">
            <text:p>3.0326947236419</text:p>
          </table:table-cell>
        </table:table-row>
        <table:table-row table:style-name="ro2">
          <table:table-cell office:value-type="string" calcext:value-type="string">
            <text:p>T12</text:p>
          </table:table-cell>
          <table:table-cell office:value-type="float" office:value="1535679" calcext:value-type="float">
            <text:p>15356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12</text:p>
          </table:table-cell>
          <table:table-cell table:formula="of:=[.C13]*1000000/[.B13]" office:value-type="float" office:value="1.95353325792695" calcext:value-type="float">
            <text:p>1.95353325792695</text:p>
          </table:table-cell>
          <table:table-cell table:formula="of:=[.D13]*1000000/[.B13]" office:value-type="float" office:value="0.651177752642316" calcext:value-type="float">
            <text:p>0.651177752642316</text:p>
          </table:table-cell>
          <table:table-cell table:formula="of:=[.E13]*1000000/[.B13]" office:value-type="float" office:value="3.9070665158539" calcext:value-type="float">
            <text:p>3.9070665158539</text:p>
          </table:table-cell>
          <table:table-cell table:formula="of:=[.F13]*1000000/[.B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3</text:p>
          </table:table-cell>
          <table:table-cell office:value-type="float" office:value="1352441" calcext:value-type="float">
            <text:p>13524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13</text:p>
          </table:table-cell>
          <table:table-cell table:formula="of:=[.C14]*1000000/[.B14]" office:value-type="float" office:value="11.8304606263785" calcext:value-type="float">
            <text:p>11.8304606263785</text:p>
          </table:table-cell>
          <table:table-cell table:formula="of:=[.D14]*1000000/[.B14]" office:value-type="float" office:value="0" calcext:value-type="float">
            <text:p>0</text:p>
          </table:table-cell>
          <table:table-cell table:formula="of:=[.E14]*1000000/[.B14]" office:value-type="float" office:value="4.43642273489195" calcext:value-type="float">
            <text:p>4.43642273489195</text:p>
          </table:table-cell>
          <table:table-cell table:formula="of:=[.F14]*1000000/[.B14]" office:value-type="float" office:value="2.21821136744597" calcext:value-type="float">
            <text:p>2.21821136744597</text:p>
          </table:table-cell>
        </table:table-row>
        <table:table-row table:style-name="ro2">
          <table:table-cell office:value-type="string" calcext:value-type="string">
            <text:p>T14</text:p>
          </table:table-cell>
          <table:table-cell office:value-type="float" office:value="1298237" calcext:value-type="float">
            <text:p>12982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14</text:p>
          </table:table-cell>
          <table:table-cell table:formula="of:=[.C15]*1000000/[.B15]" office:value-type="float" office:value="3.08110152460606" calcext:value-type="float">
            <text:p>3.08110152460606</text:p>
          </table:table-cell>
          <table:table-cell table:formula="of:=[.D15]*1000000/[.B15]" office:value-type="float" office:value="0.770275381151516" calcext:value-type="float">
            <text:p>0.770275381151516</text:p>
          </table:table-cell>
          <table:table-cell table:formula="of:=[.E15]*1000000/[.B15]" office:value-type="float" office:value="5.39192766806061" calcext:value-type="float">
            <text:p>5.39192766806061</text:p>
          </table:table-cell>
          <table:table-cell table:formula="of:=[.F15]*1000000/[.B15]" office:value-type="float" office:value="0.770275381151516" calcext:value-type="float">
            <text:p>0.770275381151516</text:p>
          </table:table-cell>
        </table:table-row>
        <table:table-row table:style-name="ro2">
          <table:table-cell office:value-type="string" calcext:value-type="string">
            <text:p>T15</text:p>
          </table:table-cell>
          <table:table-cell office:value-type="float" office:value="1092370" calcext:value-type="float">
            <text:p>1092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15</text:p>
          </table:table-cell>
          <table:table-cell table:formula="of:=[.C16]*1000000/[.B16]" office:value-type="float" office:value="0.915440738943764" calcext:value-type="float">
            <text:p>0.915440738943764</text:p>
          </table:table-cell>
          <table:table-cell table:formula="of:=[.D16]*1000000/[.B16]" office:value-type="float" office:value="0" calcext:value-type="float">
            <text:p>0</text:p>
          </table:table-cell>
          <table:table-cell table:formula="of:=[.E16]*1000000/[.B16]" office:value-type="float" office:value="7.32352591155012" calcext:value-type="float">
            <text:p>7.32352591155012</text:p>
          </table:table-cell>
          <table:table-cell table:formula="of:=[.F16]*1000000/[.B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6</text:p>
          </table:table-cell>
          <table:table-cell office:value-type="float" office:value="1120993" calcext:value-type="float">
            <text:p>11209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16</text:p>
          </table:table-cell>
          <table:table-cell table:formula="of:=[.C17]*1000000/[.B17]" office:value-type="float" office:value="1.78413246113044" calcext:value-type="float">
            <text:p>1.78413246113044</text:p>
          </table:table-cell>
          <table:table-cell table:formula="of:=[.D17]*1000000/[.B17]" office:value-type="float" office:value="0.892066230565222" calcext:value-type="float">
            <text:p>0.892066230565222</text:p>
          </table:table-cell>
          <table:table-cell table:formula="of:=[.E17]*1000000/[.B17]" office:value-type="float" office:value="0" calcext:value-type="float">
            <text:p>0</text:p>
          </table:table-cell>
          <table:table-cell table:formula="of:=[.F17]*1000000/[.B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7</text:p>
          </table:table-cell>
          <table:table-cell office:value-type="float" office:value="1255689" calcext:value-type="float">
            <text:p>1255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7</text:p>
          </table:table-cell>
          <table:table-cell table:formula="of:=[.C18]*1000000/[.B18]" office:value-type="float" office:value="0.796375535662095" calcext:value-type="float">
            <text:p>0.796375535662095</text:p>
          </table:table-cell>
          <table:table-cell table:formula="of:=[.D18]*1000000/[.B18]" office:value-type="float" office:value="0.796375535662095" calcext:value-type="float">
            <text:p>0.796375535662095</text:p>
          </table:table-cell>
          <table:table-cell table:formula="of:=[.E18]*1000000/[.B18]" office:value-type="float" office:value="6.37100428529676" calcext:value-type="float">
            <text:p>6.37100428529676</text:p>
          </table:table-cell>
          <table:table-cell table:formula="of:=[.F18]*1000000/[.B18]" office:value-type="float" office:value="4.77825321397257" calcext:value-type="float">
            <text:p>4.77825321397257</text:p>
          </table:table-cell>
        </table:table-row>
        <table:table-row table:style-name="ro2">
          <table:table-cell office:value-type="string" calcext:value-type="string">
            <text:p>T18</text:p>
          </table:table-cell>
          <table:table-cell office:value-type="float" office:value="1159295" calcext:value-type="float">
            <text:p>11592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18</text:p>
          </table:table-cell>
          <table:table-cell table:formula="of:=[.C19]*1000000/[.B19]" office:value-type="float" office:value="18.9770507075421" calcext:value-type="float">
            <text:p>18.9770507075421</text:p>
          </table:table-cell>
          <table:table-cell table:formula="of:=[.D19]*1000000/[.B19]" office:value-type="float" office:value="0" calcext:value-type="float">
            <text:p>0</text:p>
          </table:table-cell>
          <table:table-cell table:formula="of:=[.E19]*1000000/[.B19]" office:value-type="float" office:value="0.862593213979186" calcext:value-type="float">
            <text:p>0.862593213979186</text:p>
          </table:table-cell>
          <table:table-cell table:formula="of:=[.F19]*1000000/[.B19]" office:value-type="float" office:value="2.58777964193756" calcext:value-type="float">
            <text:p>2.58777964193756</text:p>
          </table:table-cell>
        </table:table-row>
        <table:table-row table:style-name="ro2">
          <table:table-cell office:value-type="string" calcext:value-type="string">
            <text:p>T19</text:p>
          </table:table-cell>
          <table:table-cell office:value-type="float" office:value="943320" calcext:value-type="float">
            <text:p>943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19</text:p>
          </table:table-cell>
          <table:table-cell table:formula="of:=[.C20]*1000000/[.B20]" office:value-type="float" office:value="8.48068523936734" calcext:value-type="float">
            <text:p>8.48068523936734</text:p>
          </table:table-cell>
          <table:table-cell table:formula="of:=[.D20]*1000000/[.B20]" office:value-type="float" office:value="0" calcext:value-type="float">
            <text:p>0</text:p>
          </table:table-cell>
          <table:table-cell table:formula="of:=[.E20]*1000000/[.B20]" office:value-type="float" office:value="1.06008565492092" calcext:value-type="float">
            <text:p>1.06008565492092</text:p>
          </table:table-cell>
          <table:table-cell table:formula="of:=[.F20]*1000000/[.B20]" office:value-type="float" office:value="1.06008565492092" calcext:value-type="float">
            <text:p>1.06008565492092</text:p>
          </table:table-cell>
        </table:table-row>
        <table:table-row table:style-name="ro2">
          <table:table-cell office:value-type="string" calcext:value-type="string">
            <text:p>T20</text:p>
          </table:table-cell>
          <table:table-cell office:value-type="float" office:value="1199593" calcext:value-type="float">
            <text:p>11995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20</text:p>
          </table:table-cell>
          <table:table-cell table:formula="of:=[.C21]*1000000/[.B21]" office:value-type="float" office:value="10.8370088855137" calcext:value-type="float">
            <text:p>10.8370088855137</text:p>
          </table:table-cell>
          <table:table-cell table:formula="of:=[.D21]*1000000/[.B21]" office:value-type="float" office:value="4.16808034058218" calcext:value-type="float">
            <text:p>4.16808034058218</text:p>
          </table:table-cell>
          <table:table-cell table:formula="of:=[.E21]*1000000/[.B21]" office:value-type="float" office:value="1.66723213623287" calcext:value-type="float">
            <text:p>1.66723213623287</text:p>
          </table:table-cell>
          <table:table-cell table:formula="of:=[.F21]*1000000/[.B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21</text:p>
          </table:table-cell>
          <table:table-cell office:value-type="float" office:value="1234348" calcext:value-type="float">
            <text:p>12343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1</text:p>
          </table:table-cell>
          <table:table-cell table:formula="of:=[.C22]*1000000/[.B22]" office:value-type="float" office:value="14.5825974522582" calcext:value-type="float">
            <text:p>14.5825974522582</text:p>
          </table:table-cell>
          <table:table-cell table:formula="of:=[.D22]*1000000/[.B22]" office:value-type="float" office:value="0.810144302903233" calcext:value-type="float">
            <text:p>0.810144302903233</text:p>
          </table:table-cell>
          <table:table-cell table:formula="of:=[.E22]*1000000/[.B22]" office:value-type="float" office:value="3.24057721161293" calcext:value-type="float">
            <text:p>3.24057721161293</text:p>
          </table:table-cell>
          <table:table-cell table:formula="of:=[.F22]*1000000/[.B22]" office:value-type="float" office:value="0.810144302903233" calcext:value-type="float">
            <text:p>0.810144302903233</text:p>
          </table:table-cell>
        </table:table-row>
        <table:table-row table:style-name="ro2">
          <table:table-cell office:value-type="string" calcext:value-type="string">
            <text:p>T22</text:p>
          </table:table-cell>
          <table:table-cell office:value-type="float" office:value="1486214" calcext:value-type="float">
            <text:p>14862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T22</text:p>
          </table:table-cell>
          <table:table-cell table:formula="of:=[.C23]*1000000/[.B23]" office:value-type="float" office:value="4.03710367416805" calcext:value-type="float">
            <text:p>4.03710367416805</text:p>
          </table:table-cell>
          <table:table-cell table:formula="of:=[.D23]*1000000/[.B23]" office:value-type="float" office:value="0.672850612361342" calcext:value-type="float">
            <text:p>0.672850612361342</text:p>
          </table:table-cell>
          <table:table-cell table:formula="of:=[.E23]*1000000/[.B23]" office:value-type="float" office:value="20.8583689832016" calcext:value-type="float">
            <text:p>20.8583689832016</text:p>
          </table:table-cell>
          <table:table-cell table:formula="of:=[.F23]*1000000/[.B23]" office:value-type="float" office:value="45.0809910282099" calcext:value-type="float">
            <text:p>45.0809910282099</text:p>
          </table:table-cell>
        </table:table-row>
        <table:table-row table:style-name="ro2">
          <table:table-cell office:value-type="string" calcext:value-type="string">
            <text:p>T23</text:p>
          </table:table-cell>
          <table:table-cell office:value-type="float" office:value="1469831" calcext:value-type="float">
            <text:p>14698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23</text:p>
          </table:table-cell>
          <table:table-cell table:formula="of:=[.C24]*1000000/[.B24]" office:value-type="float" office:value="1.36070065197972" calcext:value-type="float">
            <text:p>1.36070065197972</text:p>
          </table:table-cell>
          <table:table-cell table:formula="of:=[.D24]*1000000/[.B24]" office:value-type="float" office:value="2.04105097796958" calcext:value-type="float">
            <text:p>2.04105097796958</text:p>
          </table:table-cell>
          <table:table-cell table:formula="of:=[.E24]*1000000/[.B24]" office:value-type="float" office:value="50.3459241232495" calcext:value-type="float">
            <text:p>50.3459241232495</text:p>
          </table:table-cell>
          <table:table-cell table:formula="of:=[.F24]*1000000/[.B24]" office:value-type="float" office:value="25.1729620616248" calcext:value-type="float">
            <text:p>25.1729620616248</text:p>
          </table:table-cell>
        </table:table-row>
        <table:table-row table:style-name="ro2">
          <table:table-cell office:value-type="string" calcext:value-type="string">
            <text:p>T24</text:p>
          </table:table-cell>
          <table:table-cell office:value-type="float" office:value="1517409" calcext:value-type="float">
            <text:p>15174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24</text:p>
          </table:table-cell>
          <table:table-cell table:formula="of:=[.C25]*1000000/[.B25]" office:value-type="float" office:value="5.27214482054608" calcext:value-type="float">
            <text:p>5.27214482054608</text:p>
          </table:table-cell>
          <table:table-cell table:formula="of:=[.D25]*1000000/[.B25]" office:value-type="float" office:value="1.31803620513652" calcext:value-type="float">
            <text:p>1.31803620513652</text:p>
          </table:table-cell>
          <table:table-cell table:formula="of:=[.E25]*1000000/[.B25]" office:value-type="float" office:value="27.6787603078669" calcext:value-type="float">
            <text:p>27.6787603078669</text:p>
          </table:table-cell>
          <table:table-cell table:formula="of:=[.F25]*1000000/[.B25]" office:value-type="float" office:value="23.7246516924573" calcext:value-type="float">
            <text:p>23.7246516924573</text:p>
          </table:table-cell>
        </table:table-row>
        <table:table-row table:style-name="ro2">
          <table:table-cell office:value-type="string" calcext:value-type="string">
            <text:p>T25</text:p>
          </table:table-cell>
          <table:table-cell office:value-type="float" office:value="1257247" calcext:value-type="float">
            <text:p>1257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25</text:p>
          </table:table-cell>
          <table:table-cell table:formula="of:=[.C26]*1000000/[.B26]" office:value-type="float" office:value="0.795388654735307" calcext:value-type="float">
            <text:p>0.795388654735307</text:p>
          </table:table-cell>
          <table:table-cell table:formula="of:=[.D26]*1000000/[.B26]" office:value-type="float" office:value="0" calcext:value-type="float">
            <text:p>0</text:p>
          </table:table-cell>
          <table:table-cell table:formula="of:=[.E26]*1000000/[.B26]" office:value-type="float" office:value="6.36310923788245" calcext:value-type="float">
            <text:p>6.36310923788245</text:p>
          </table:table-cell>
          <table:table-cell table:formula="of:=[.F26]*1000000/[.B26]" office:value-type="float" office:value="3.18155461894123" calcext:value-type="float">
            <text:p>3.18155461894123</text:p>
          </table:table-cell>
        </table:table-row>
        <table:table-row table:style-name="ro2">
          <table:table-cell office:value-type="string" calcext:value-type="string">
            <text:p>T26</text:p>
          </table:table-cell>
          <table:table-cell office:value-type="float" office:value="1423096" calcext:value-type="float">
            <text:p>1423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T26</text:p>
          </table:table-cell>
          <table:table-cell table:formula="of:=[.C27]*1000000/[.B27]" office:value-type="float" office:value="2.81077313125748" calcext:value-type="float">
            <text:p>2.81077313125748</text:p>
          </table:table-cell>
          <table:table-cell table:formula="of:=[.D27]*1000000/[.B27]" office:value-type="float" office:value="0" calcext:value-type="float">
            <text:p>0</text:p>
          </table:table-cell>
          <table:table-cell table:formula="of:=[.E27]*1000000/[.B27]" office:value-type="float" office:value="42.1615969688623" calcext:value-type="float">
            <text:p>42.1615969688623</text:p>
          </table:table-cell>
          <table:table-cell table:formula="of:=[.F27]*1000000/[.B27]" office:value-type="float" office:value="35.8373574235329" calcext:value-type="float">
            <text:p>35.8373574235329</text:p>
          </table:table-cell>
        </table:table-row>
        <table:table-row table:style-name="ro2">
          <table:table-cell office:value-type="string" calcext:value-type="string">
            <text:p>T27</text:p>
          </table:table-cell>
          <table:table-cell office:value-type="float" office:value="1374202" calcext:value-type="float">
            <text:p>13742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27</text:p>
          </table:table-cell>
          <table:table-cell table:formula="of:=[.C28]*1000000/[.B28]" office:value-type="float" office:value="2.18308516506307" calcext:value-type="float">
            <text:p>2.18308516506307</text:p>
          </table:table-cell>
          <table:table-cell table:formula="of:=[.D28]*1000000/[.B28]" office:value-type="float" office:value="1.45539011004205" calcext:value-type="float">
            <text:p>1.45539011004205</text:p>
          </table:table-cell>
          <table:table-cell table:formula="of:=[.E28]*1000000/[.B28]" office:value-type="float" office:value="89.5064917675859" calcext:value-type="float">
            <text:p>89.5064917675859</text:p>
          </table:table-cell>
          <table:table-cell table:formula="of:=[.F28]*1000000/[.B28]" office:value-type="float" office:value="38.5678379161142" calcext:value-type="float">
            <text:p>38.5678379161142</text:p>
          </table:table-cell>
        </table:table-row>
        <table:table-row table:style-name="ro2">
          <table:table-cell office:value-type="string" calcext:value-type="string">
            <text:p>T28</text:p>
          </table:table-cell>
          <table:table-cell office:value-type="float" office:value="1399014" calcext:value-type="float">
            <text:p>13990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28</text:p>
          </table:table-cell>
          <table:table-cell table:formula="of:=[.C29]*1000000/[.B29]" office:value-type="float" office:value="6.43310217052867" calcext:value-type="float">
            <text:p>6.43310217052867</text:p>
          </table:table-cell>
          <table:table-cell table:formula="of:=[.D29]*1000000/[.B29]" office:value-type="float" office:value="4.28873478035245" calcext:value-type="float">
            <text:p>4.28873478035245</text:p>
          </table:table-cell>
          <table:table-cell table:formula="of:=[.E29]*1000000/[.B29]" office:value-type="float" office:value="62.9014434451692" calcext:value-type="float">
            <text:p>62.9014434451692</text:p>
          </table:table-cell>
          <table:table-cell table:formula="of:=[.F29]*1000000/[.B29]" office:value-type="float" office:value="57.8979195347581" calcext:value-type="float">
            <text:p>57.8979195347581</text:p>
          </table:table-cell>
        </table:table-row>
        <table:table-row table:style-name="ro2">
          <table:table-cell office:value-type="string" calcext:value-type="string">
            <text:p>T29</text:p>
          </table:table-cell>
          <table:table-cell office:value-type="float" office:value="1355410" calcext:value-type="float">
            <text:p>13554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T29</text:p>
          </table:table-cell>
          <table:table-cell table:formula="of:=[.C30]*1000000/[.B30]" office:value-type="float" office:value="2.21335241734973" calcext:value-type="float">
            <text:p>2.21335241734973</text:p>
          </table:table-cell>
          <table:table-cell table:formula="of:=[.D30]*1000000/[.B30]" office:value-type="float" office:value="1.47556827823315" calcext:value-type="float">
            <text:p>1.47556827823315</text:p>
          </table:table-cell>
          <table:table-cell table:formula="of:=[.E30]*1000000/[.B30]" office:value-type="float" office:value="27.2980131473134" calcext:value-type="float">
            <text:p>27.2980131473134</text:p>
          </table:table-cell>
          <table:table-cell table:formula="of:=[.F30]*1000000/[.B30]" office:value-type="float" office:value="53.8582421555101" calcext:value-type="float">
            <text:p>53.8582421555101</text:p>
          </table:table-cell>
        </table:table-row>
        <table:table-row table:style-name="ro2">
          <table:table-cell office:value-type="string" calcext:value-type="string">
            <text:p>T30</text:p>
          </table:table-cell>
          <table:table-cell office:value-type="float" office:value="1370134" calcext:value-type="float">
            <text:p>1370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30</text:p>
          </table:table-cell>
          <table:table-cell table:formula="of:=[.C31]*1000000/[.B31]" office:value-type="float" office:value="0" calcext:value-type="float">
            <text:p>0</text:p>
          </table:table-cell>
          <table:table-cell table:formula="of:=[.D31]*1000000/[.B31]" office:value-type="float" office:value="2.91942247984504" calcext:value-type="float">
            <text:p>2.91942247984504</text:p>
          </table:table-cell>
          <table:table-cell table:formula="of:=[.E31]*1000000/[.B31]" office:value-type="float" office:value="2.91942247984504" calcext:value-type="float">
            <text:p>2.91942247984504</text:p>
          </table:table-cell>
          <table:table-cell table:formula="of:=[.F31]*1000000/[.B31]" office:value-type="float" office:value="8.75826743953511" calcext:value-type="float">
            <text:p>8.75826743953511</text:p>
          </table:table-cell>
        </table:table-row>
        <table:table-row table:style-name="ro2">
          <table:table-cell office:value-type="string" calcext:value-type="string">
            <text:p>T31</text:p>
          </table:table-cell>
          <table:table-cell office:value-type="float" office:value="1184898" calcext:value-type="float">
            <text:p>1184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31</text:p>
          </table:table-cell>
          <table:table-cell table:formula="of:=[.C32]*1000000/[.B32]" office:value-type="float" office:value="2.53186350217487" calcext:value-type="float">
            <text:p>2.53186350217487</text:p>
          </table:table-cell>
          <table:table-cell table:formula="of:=[.D32]*1000000/[.B32]" office:value-type="float" office:value="0" calcext:value-type="float">
            <text:p>0</text:p>
          </table:table-cell>
          <table:table-cell table:formula="of:=[.E32]*1000000/[.B32]" office:value-type="float" office:value="3.37581800289983" calcext:value-type="float">
            <text:p>3.37581800289983</text:p>
          </table:table-cell>
          <table:table-cell table:formula="of:=[.F32]*1000000/[.B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32</text:p>
          </table:table-cell>
          <table:table-cell office:value-type="float" office:value="1050254" calcext:value-type="float">
            <text:p>10502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32</text:p>
          </table:table-cell>
          <table:table-cell table:formula="of:=[.C33]*1000000/[.B33]" office:value-type="float" office:value="2.85645186783388" calcext:value-type="float">
            <text:p>2.85645186783388</text:p>
          </table:table-cell>
          <table:table-cell table:formula="of:=[.D33]*1000000/[.B33]" office:value-type="float" office:value="1.90430124522258" calcext:value-type="float">
            <text:p>1.90430124522258</text:p>
          </table:table-cell>
          <table:table-cell table:formula="of:=[.E33]*1000000/[.B33]" office:value-type="float" office:value="16.186560584392" calcext:value-type="float">
            <text:p>16.186560584392</text:p>
          </table:table-cell>
          <table:table-cell table:formula="of:=[.F33]*1000000/[.B33]" office:value-type="float" office:value="8.56935560350163" calcext:value-type="float">
            <text:p>8.56935560350163</text:p>
          </table:table-cell>
        </table:table-row>
        <table:table-row table:style-name="ro2">
          <table:table-cell office:value-type="string" calcext:value-type="string">
            <text:p>T33</text:p>
          </table:table-cell>
          <table:table-cell office:value-type="float" office:value="1113120" calcext:value-type="float">
            <text:p>1113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33</text:p>
          </table:table-cell>
          <table:table-cell table:formula="of:=[.C34]*1000000/[.B34]" office:value-type="float" office:value="0" calcext:value-type="float">
            <text:p>0</text:p>
          </table:table-cell>
          <table:table-cell table:formula="of:=[.D34]*1000000/[.B34]" office:value-type="float" office:value="0" calcext:value-type="float">
            <text:p>0</text:p>
          </table:table-cell>
          <table:table-cell table:formula="of:=[.E34]*1000000/[.B34]" office:value-type="float" office:value="1.79675147333621" calcext:value-type="float">
            <text:p>1.79675147333621</text:p>
          </table:table-cell>
          <table:table-cell table:formula="of:=[.F34]*1000000/[.B34]" office:value-type="float" office:value="0.898375736668104" calcext:value-type="float">
            <text:p>0.898375736668104</text:p>
          </table:table-cell>
        </table:table-row>
        <table:table-row table:style-name="ro2">
          <table:table-cell office:value-type="string" calcext:value-type="string">
            <text:p>T34</text:p>
          </table:table-cell>
          <table:table-cell office:value-type="float" office:value="979174" calcext:value-type="float">
            <text:p>979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34</text:p>
          </table:table-cell>
          <table:table-cell table:formula="of:=[.C35]*1000000/[.B35]" office:value-type="float" office:value="1.02126894709214" calcext:value-type="float">
            <text:p>1.02126894709214</text:p>
          </table:table-cell>
          <table:table-cell table:formula="of:=[.D35]*1000000/[.B35]" office:value-type="float" office:value="0" calcext:value-type="float">
            <text:p>0</text:p>
          </table:table-cell>
          <table:table-cell table:formula="of:=[.E35]*1000000/[.B35]" office:value-type="float" office:value="2.04253789418428" calcext:value-type="float">
            <text:p>2.04253789418428</text:p>
          </table:table-cell>
          <table:table-cell table:formula="of:=[.F35]*1000000/[.B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35</text:p>
          </table:table-cell>
          <table:table-cell office:value-type="float" office:value="1271631" calcext:value-type="float">
            <text:p>1271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35</text:p>
          </table:table-cell>
          <table:table-cell table:formula="of:=[.C36]*1000000/[.B36]" office:value-type="float" office:value="0" calcext:value-type="float">
            <text:p>0</text:p>
          </table:table-cell>
          <table:table-cell table:formula="of:=[.D36]*1000000/[.B36]" office:value-type="float" office:value="2.35917494933672" calcext:value-type="float">
            <text:p>2.35917494933672</text:p>
          </table:table-cell>
          <table:table-cell table:formula="of:=[.E36]*1000000/[.B36]" office:value-type="float" office:value="0" calcext:value-type="float">
            <text:p>0</text:p>
          </table:table-cell>
          <table:table-cell table:formula="of:=[.F36]*1000000/[.B36]" office:value-type="float" office:value="0.786391649778906" calcext:value-type="float">
            <text:p>0.786391649778906</text:p>
          </table:table-cell>
        </table:table-row>
        <table:table-row table:style-name="ro2">
          <table:table-cell office:value-type="string" calcext:value-type="string">
            <text:p>T36</text:p>
          </table:table-cell>
          <table:table-cell office:value-type="float" office:value="1462441" calcext:value-type="float">
            <text:p>14624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36</text:p>
          </table:table-cell>
          <table:table-cell table:formula="of:=[.C37]*1000000/[.B37]" office:value-type="float" office:value="4.10272961439128" calcext:value-type="float">
            <text:p>4.10272961439128</text:p>
          </table:table-cell>
          <table:table-cell table:formula="of:=[.D37]*1000000/[.B37]" office:value-type="float" office:value="1.36757653813043" calcext:value-type="float">
            <text:p>1.36757653813043</text:p>
          </table:table-cell>
          <table:table-cell table:formula="of:=[.E37]*1000000/[.B37]" office:value-type="float" office:value="0" calcext:value-type="float">
            <text:p>0</text:p>
          </table:table-cell>
          <table:table-cell table:formula="of:=[.F37]*1000000/[.B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37</text:p>
          </table:table-cell>
          <table:table-cell office:value-type="float" office:value="1152855" calcext:value-type="float">
            <text:p>11528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37</text:p>
          </table:table-cell>
          <table:table-cell table:formula="of:=[.C38]*1000000/[.B38]" office:value-type="float" office:value="1.73482354676" calcext:value-type="float">
            <text:p>1.73482354676</text:p>
          </table:table-cell>
          <table:table-cell table:formula="of:=[.D38]*1000000/[.B38]" office:value-type="float" office:value="0.86741177338" calcext:value-type="float">
            <text:p>0.86741177338</text:p>
          </table:table-cell>
          <table:table-cell table:formula="of:=[.E38]*1000000/[.B38]" office:value-type="float" office:value="0" calcext:value-type="float">
            <text:p>0</text:p>
          </table:table-cell>
          <table:table-cell table:formula="of:=[.F38]*1000000/[.B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38</text:p>
          </table:table-cell>
          <table:table-cell office:value-type="float" office:value="1439429" calcext:value-type="float">
            <text:p>14394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38</text:p>
          </table:table-cell>
          <table:table-cell table:formula="of:=[.C39]*1000000/[.B39]" office:value-type="float" office:value="3.47359960095288" calcext:value-type="float">
            <text:p>3.47359960095288</text:p>
          </table:table-cell>
          <table:table-cell table:formula="of:=[.D39]*1000000/[.B39]" office:value-type="float" office:value="0" calcext:value-type="float">
            <text:p>0</text:p>
          </table:table-cell>
          <table:table-cell table:formula="of:=[.E39]*1000000/[.B39]" office:value-type="float" office:value="0.694719920190576" calcext:value-type="float">
            <text:p>0.694719920190576</text:p>
          </table:table-cell>
          <table:table-cell table:formula="of:=[.F39]*1000000/[.B39]" office:value-type="float" office:value="1.38943984038115" calcext:value-type="float">
            <text:p>1.38943984038115</text:p>
          </table:table-cell>
        </table:table-row>
        <table:table-row table:style-name="ro2">
          <table:table-cell office:value-type="string" calcext:value-type="string">
            <text:p>T39</text:p>
          </table:table-cell>
          <table:table-cell office:value-type="float" office:value="1147622" calcext:value-type="float">
            <text:p>11476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39</text:p>
          </table:table-cell>
          <table:table-cell table:formula="of:=[.C40]*1000000/[.B40]" office:value-type="float" office:value="4.35683526457318" calcext:value-type="float">
            <text:p>4.35683526457318</text:p>
          </table:table-cell>
          <table:table-cell table:formula="of:=[.D40]*1000000/[.B40]" office:value-type="float" office:value="0" calcext:value-type="float">
            <text:p>0</text:p>
          </table:table-cell>
          <table:table-cell table:formula="of:=[.E40]*1000000/[.B40]" office:value-type="float" office:value="0" calcext:value-type="float">
            <text:p>0</text:p>
          </table:table-cell>
          <table:table-cell table:formula="of:=[.F40]*1000000/[.B40]" office:value-type="float" office:value="0.871367052914636" calcext:value-type="float">
            <text:p>0.871367052914636</text:p>
          </table:table-cell>
        </table:table-row>
        <table:table-row table:style-name="ro2">
          <table:table-cell office:value-type="string" calcext:value-type="string">
            <text:p>T40</text:p>
          </table:table-cell>
          <table:table-cell office:value-type="float" office:value="738391" calcext:value-type="float">
            <text:p>73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40</text:p>
          </table:table-cell>
          <table:table-cell table:formula="of:=[.C41]*1000000/[.B41]" office:value-type="float" office:value="0" calcext:value-type="float">
            <text:p>0</text:p>
          </table:table-cell>
          <table:table-cell table:formula="of:=[.D41]*1000000/[.B41]" office:value-type="float" office:value="0" calcext:value-type="float">
            <text:p>0</text:p>
          </table:table-cell>
          <table:table-cell table:formula="of:=[.E41]*1000000/[.B41]" office:value-type="float" office:value="2.70859206030409" calcext:value-type="float">
            <text:p>2.70859206030409</text:p>
          </table:table-cell>
          <table:table-cell table:formula="of:=[.F41]*1000000/[.B41]" office:value-type="float" office:value="5.41718412060819" calcext:value-type="float">
            <text:p>5.41718412060819</text:p>
          </table:table-cell>
        </table:table-row>
        <table:table-row table:style-name="ro2">
          <table:table-cell office:value-type="string" calcext:value-type="string">
            <text:p>T41</text:p>
          </table:table-cell>
          <table:table-cell office:value-type="float" office:value="1293353" calcext:value-type="float">
            <text:p>1293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T41</text:p>
          </table:table-cell>
          <table:table-cell table:formula="of:=[.C42]*1000000/[.B42]" office:value-type="float" office:value="1.54636823821493" calcext:value-type="float">
            <text:p>1.54636823821493</text:p>
          </table:table-cell>
          <table:table-cell table:formula="of:=[.D42]*1000000/[.B42]" office:value-type="float" office:value="0.773184119107467" calcext:value-type="float">
            <text:p>0.773184119107467</text:p>
          </table:table-cell>
          <table:table-cell table:formula="of:=[.E42]*1000000/[.B42]" office:value-type="float" office:value="18.5564188585792" calcext:value-type="float">
            <text:p>18.5564188585792</text:p>
          </table:table-cell>
          <table:table-cell table:formula="of:=[.F42]*1000000/[.B42]" office:value-type="float" office:value="54.1228883375227" calcext:value-type="float">
            <text:p>54.1228883375227</text:p>
          </table:table-cell>
        </table:table-row>
        <table:table-row table:style-name="ro2">
          <table:table-cell office:value-type="string" calcext:value-type="string">
            <text:p>T42</text:p>
          </table:table-cell>
          <table:table-cell office:value-type="float" office:value="670512" calcext:value-type="float">
            <text:p>670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T42</text:p>
          </table:table-cell>
          <table:table-cell table:formula="of:=[.C43]*1000000/[.B43]" office:value-type="float" office:value="1.49139761853628" calcext:value-type="float">
            <text:p>1.49139761853628</text:p>
          </table:table-cell>
          <table:table-cell table:formula="of:=[.D43]*1000000/[.B43]" office:value-type="float" office:value="1.49139761853628" calcext:value-type="float">
            <text:p>1.49139761853628</text:p>
          </table:table-cell>
          <table:table-cell table:formula="of:=[.E43]*1000000/[.B43]" office:value-type="float" office:value="10.439783329754" calcext:value-type="float">
            <text:p>10.439783329754</text:p>
          </table:table-cell>
          <table:table-cell table:formula="of:=[.F43]*1000000/[.B43]" office:value-type="float" office:value="10.439783329754" calcext:value-type="float">
            <text:p>10.439783329754</text:p>
          </table:table-cell>
        </table:table-row>
        <table:table-row table:style-name="ro2">
          <table:table-cell office:value-type="string" calcext:value-type="string">
            <text:p>T43</text:p>
          </table:table-cell>
          <table:table-cell office:value-type="float" office:value="851607" calcext:value-type="float">
            <text:p>85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43</text:p>
          </table:table-cell>
          <table:table-cell table:formula="of:=[.C44]*1000000/[.B44]" office:value-type="float" office:value="0" calcext:value-type="float">
            <text:p>0</text:p>
          </table:table-cell>
          <table:table-cell table:formula="of:=[.D44]*1000000/[.B44]" office:value-type="float" office:value="0" calcext:value-type="float">
            <text:p>0</text:p>
          </table:table-cell>
          <table:table-cell table:formula="of:=[.E44]*1000000/[.B44]" office:value-type="float" office:value="7.045503383603" calcext:value-type="float">
            <text:p>7.045503383603</text:p>
          </table:table-cell>
          <table:table-cell table:formula="of:=[.F44]*1000000/[.B44]" office:value-type="float" office:value="9.39400451147067" calcext:value-type="float">
            <text:p>9.39400451147067</text:p>
          </table:table-cell>
        </table:table-row>
        <table:table-row table:style-name="ro2">
          <table:table-cell office:value-type="string" calcext:value-type="string">
            <text:p>T44</text:p>
          </table:table-cell>
          <table:table-cell office:value-type="float" office:value="1072416" calcext:value-type="float">
            <text:p>10724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44</text:p>
          </table:table-cell>
          <table:table-cell table:formula="of:=[.C45]*1000000/[.B45]" office:value-type="float" office:value="2.79742189598066" calcext:value-type="float">
            <text:p>2.79742189598066</text:p>
          </table:table-cell>
          <table:table-cell table:formula="of:=[.D45]*1000000/[.B45]" office:value-type="float" office:value="0" calcext:value-type="float">
            <text:p>0</text:p>
          </table:table-cell>
          <table:table-cell table:formula="of:=[.E45]*1000000/[.B45]" office:value-type="float" office:value="32.6365887864411" calcext:value-type="float">
            <text:p>32.6365887864411</text:p>
          </table:table-cell>
          <table:table-cell table:formula="of:=[.F45]*1000000/[.B45]" office:value-type="float" office:value="8.39226568794199" calcext:value-type="float">
            <text:p>8.39226568794199</text:p>
          </table:table-cell>
        </table:table-row>
        <table:table-row table:style-name="ro2">
          <table:table-cell office:value-type="string" calcext:value-type="string">
            <text:p>T45</text:p>
          </table:table-cell>
          <table:table-cell office:value-type="float" office:value="1315214" calcext:value-type="float">
            <text:p>13152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45</text:p>
          </table:table-cell>
          <table:table-cell table:formula="of:=[.C46]*1000000/[.B46]" office:value-type="float" office:value="3.80166269519637" calcext:value-type="float">
            <text:p>3.80166269519637</text:p>
          </table:table-cell>
          <table:table-cell table:formula="of:=[.D46]*1000000/[.B46]" office:value-type="float" office:value="4.56199523423565" calcext:value-type="float">
            <text:p>4.56199523423565</text:p>
          </table:table-cell>
          <table:table-cell table:formula="of:=[.E46]*1000000/[.B46]" office:value-type="float" office:value="3.0413301561571" calcext:value-type="float">
            <text:p>3.0413301561571</text:p>
          </table:table-cell>
          <table:table-cell table:formula="of:=[.F46]*1000000/[.B46]" office:value-type="float" office:value="5.32232777327492" calcext:value-type="float">
            <text:p>5.32232777327492</text:p>
          </table:table-cell>
        </table:table-row>
        <table:table-row table:style-name="ro2">
          <table:table-cell office:value-type="string" calcext:value-type="string">
            <text:p>T46</text:p>
          </table:table-cell>
          <table:table-cell office:value-type="float" office:value="933905" calcext:value-type="float">
            <text:p>9339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46</text:p>
          </table:table-cell>
          <table:table-cell table:formula="of:=[.C47]*1000000/[.B47]" office:value-type="float" office:value="3.21231816940695" calcext:value-type="float">
            <text:p>3.21231816940695</text:p>
          </table:table-cell>
          <table:table-cell table:formula="of:=[.D47]*1000000/[.B47]" office:value-type="float" office:value="0" calcext:value-type="float">
            <text:p>0</text:p>
          </table:table-cell>
          <table:table-cell table:formula="of:=[.E47]*1000000/[.B47]" office:value-type="float" office:value="0" calcext:value-type="float">
            <text:p>0</text:p>
          </table:table-cell>
          <table:table-cell table:formula="of:=[.F47]*1000000/[.B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47</text:p>
          </table:table-cell>
          <table:table-cell office:value-type="float" office:value="1406655" calcext:value-type="float">
            <text:p>1406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47</text:p>
          </table:table-cell>
          <table:table-cell table:formula="of:=[.C48]*1000000/[.B48]" office:value-type="float" office:value="0" calcext:value-type="float">
            <text:p>0</text:p>
          </table:table-cell>
          <table:table-cell table:formula="of:=[.D48]*1000000/[.B48]" office:value-type="float" office:value="0" calcext:value-type="float">
            <text:p>0</text:p>
          </table:table-cell>
          <table:table-cell table:formula="of:=[.E48]*1000000/[.B48]" office:value-type="float" office:value="0.710906370076529" calcext:value-type="float">
            <text:p>0.710906370076529</text:p>
          </table:table-cell>
          <table:table-cell table:formula="of:=[.F48]*1000000/[.B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48</text:p>
          </table:table-cell>
          <table:table-cell office:value-type="float" office:value="1603132" calcext:value-type="float">
            <text:p>16031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48</text:p>
          </table:table-cell>
          <table:table-cell table:formula="of:=[.C49]*1000000/[.B49]" office:value-type="float" office:value="2.49511581080036" calcext:value-type="float">
            <text:p>2.49511581080036</text:p>
          </table:table-cell>
          <table:table-cell table:formula="of:=[.D49]*1000000/[.B49]" office:value-type="float" office:value="1.87133685810027" calcext:value-type="float">
            <text:p>1.87133685810027</text:p>
          </table:table-cell>
          <table:table-cell table:formula="of:=[.E49]*1000000/[.B49]" office:value-type="float" office:value="1.24755790540018" calcext:value-type="float">
            <text:p>1.24755790540018</text:p>
          </table:table-cell>
          <table:table-cell table:formula="of:=[.F49]*1000000/[.B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49</text:p>
          </table:table-cell>
          <table:table-cell office:value-type="float" office:value="1321494" calcext:value-type="float">
            <text:p>1321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49</text:p>
          </table:table-cell>
          <table:table-cell table:formula="of:=[.C50]*1000000/[.B50]" office:value-type="float" office:value="0.756719288926019" calcext:value-type="float">
            <text:p>0.756719288926019</text:p>
          </table:table-cell>
          <table:table-cell table:formula="of:=[.D50]*1000000/[.B50]" office:value-type="float" office:value="0" calcext:value-type="float">
            <text:p>0</text:p>
          </table:table-cell>
          <table:table-cell table:formula="of:=[.E50]*1000000/[.B50]" office:value-type="float" office:value="3.02687715570407" calcext:value-type="float">
            <text:p>3.02687715570407</text:p>
          </table:table-cell>
          <table:table-cell table:formula="of:=[.F50]*1000000/[.B50]" office:value-type="float" office:value="1.51343857785204" calcext:value-type="float">
            <text:p>1.51343857785204</text:p>
          </table:table-cell>
        </table:table-row>
        <table:table-row table:style-name="ro2">
          <table:table-cell office:value-type="string" calcext:value-type="string">
            <text:p>T50</text:p>
          </table:table-cell>
          <table:table-cell office:value-type="float" office:value="1285264" calcext:value-type="float">
            <text:p>1285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50</text:p>
          </table:table-cell>
          <table:table-cell table:formula="of:=[.C51]*1000000/[.B51]" office:value-type="float" office:value="1.55610053654347" calcext:value-type="float">
            <text:p>1.55610053654347</text:p>
          </table:table-cell>
          <table:table-cell table:formula="of:=[.D51]*1000000/[.B51]" office:value-type="float" office:value="0" calcext:value-type="float">
            <text:p>0</text:p>
          </table:table-cell>
          <table:table-cell table:formula="of:=[.E51]*1000000/[.B51]" office:value-type="float" office:value="1.55610053654347" calcext:value-type="float">
            <text:p>1.55610053654347</text:p>
          </table:table-cell>
          <table:table-cell table:formula="of:=[.F51]*1000000/[.B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51</text:p>
          </table:table-cell>
          <table:table-cell office:value-type="float" office:value="1490678" calcext:value-type="float">
            <text:p>14906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T51</text:p>
          </table:table-cell>
          <table:table-cell table:formula="of:=[.C52]*1000000/[.B52]" office:value-type="float" office:value="0" calcext:value-type="float">
            <text:p>0</text:p>
          </table:table-cell>
          <table:table-cell table:formula="of:=[.D52]*1000000/[.B52]" office:value-type="float" office:value="1.34167137369707" calcext:value-type="float">
            <text:p>1.34167137369707</text:p>
          </table:table-cell>
          <table:table-cell table:formula="of:=[.E52]*1000000/[.B52]" office:value-type="float" office:value="1.34167137369707" calcext:value-type="float">
            <text:p>1.34167137369707</text:p>
          </table:table-cell>
          <table:table-cell table:formula="of:=[.F52]*1000000/[.B52]" office:value-type="float" office:value="1.34167137369707" calcext:value-type="float">
            <text:p>1.34167137369707</text:p>
          </table:table-cell>
        </table:table-row>
        <table:table-row table:style-name="ro2">
          <table:table-cell office:value-type="string" calcext:value-type="string">
            <text:p>T52</text:p>
          </table:table-cell>
          <table:table-cell office:value-type="float" office:value="1212753" calcext:value-type="float">
            <text:p>12127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52</text:p>
          </table:table-cell>
          <table:table-cell table:formula="of:=[.C53]*1000000/[.B53]" office:value-type="float" office:value="4.12285106695263" calcext:value-type="float">
            <text:p>4.12285106695263</text:p>
          </table:table-cell>
          <table:table-cell table:formula="of:=[.D53]*1000000/[.B53]" office:value-type="float" office:value="0" calcext:value-type="float">
            <text:p>0</text:p>
          </table:table-cell>
          <table:table-cell table:formula="of:=[.E53]*1000000/[.B53]" office:value-type="float" office:value="0" calcext:value-type="float">
            <text:p>0</text:p>
          </table:table-cell>
          <table:table-cell table:formula="of:=[.F53]*1000000/[.B53]" office:value-type="float" office:value="0.824570213390525" calcext:value-type="float">
            <text:p>0.824570213390525</text:p>
          </table:table-cell>
        </table:table-row>
        <table:table-row table:style-name="ro2">
          <table:table-cell office:value-type="string" calcext:value-type="string">
            <text:p>T53</text:p>
          </table:table-cell>
          <table:table-cell office:value-type="float" office:value="1397535" calcext:value-type="float">
            <text:p>13975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53</text:p>
          </table:table-cell>
          <table:table-cell table:formula="of:=[.C54]*1000000/[.B54]" office:value-type="float" office:value="6.43991027058356" calcext:value-type="float">
            <text:p>6.43991027058356</text:p>
          </table:table-cell>
          <table:table-cell table:formula="of:=[.D54]*1000000/[.B54]" office:value-type="float" office:value="0.715545585620396" calcext:value-type="float">
            <text:p>0.715545585620396</text:p>
          </table:table-cell>
          <table:table-cell table:formula="of:=[.E54]*1000000/[.B54]" office:value-type="float" office:value="5.72436468496317" calcext:value-type="float">
            <text:p>5.72436468496317</text:p>
          </table:table-cell>
          <table:table-cell table:formula="of:=[.F54]*1000000/[.B54]" office:value-type="float" office:value="5.00881909934277" calcext:value-type="float">
            <text:p>5.00881909934277</text:p>
          </table:table-cell>
        </table:table-row>
        <table:table-row table:style-name="ro2">
          <table:table-cell office:value-type="string" calcext:value-type="string">
            <text:p>T54</text:p>
          </table:table-cell>
          <table:table-cell office:value-type="float" office:value="2015856" calcext:value-type="float">
            <text:p>20158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54</text:p>
          </table:table-cell>
          <table:table-cell table:formula="of:=[.C55]*1000000/[.B55]" office:value-type="float" office:value="2.97640307641022" calcext:value-type="float">
            <text:p>2.97640307641022</text:p>
          </table:table-cell>
          <table:table-cell table:formula="of:=[.D55]*1000000/[.B55]" office:value-type="float" office:value="0" calcext:value-type="float">
            <text:p>0</text:p>
          </table:table-cell>
          <table:table-cell table:formula="of:=[.E55]*1000000/[.B55]" office:value-type="float" office:value="3.47247025581192" calcext:value-type="float">
            <text:p>3.47247025581192</text:p>
          </table:table-cell>
          <table:table-cell table:formula="of:=[.F55]*1000000/[.B55]" office:value-type="float" office:value="4.96067179401703" calcext:value-type="float">
            <text:p>4.96067179401703</text:p>
          </table:table-cell>
        </table:table-row>
        <table:table-row table:style-name="ro2">
          <table:table-cell office:value-type="string" calcext:value-type="string">
            <text:p>T55</text:p>
          </table:table-cell>
          <table:table-cell office:value-type="float" office:value="1325997" calcext:value-type="float">
            <text:p>13259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55</text:p>
          </table:table-cell>
          <table:table-cell table:formula="of:=[.C56]*1000000/[.B56]" office:value-type="float" office:value="0" calcext:value-type="float">
            <text:p>0</text:p>
          </table:table-cell>
          <table:table-cell table:formula="of:=[.D56]*1000000/[.B56]" office:value-type="float" office:value="0" calcext:value-type="float">
            <text:p>0</text:p>
          </table:table-cell>
          <table:table-cell table:formula="of:=[.E56]*1000000/[.B56]" office:value-type="float" office:value="0" calcext:value-type="float">
            <text:p>0</text:p>
          </table:table-cell>
          <table:table-cell table:formula="of:=[.F56]*1000000/[.B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85</text:p>
          </table:table-cell>
          <table:table-cell office:value-type="float" office:value="2051042" calcext:value-type="float">
            <text:p>20510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85</text:p>
          </table:table-cell>
          <table:table-cell table:formula="of:=[.C57]*1000000/[.B57]" office:value-type="float" office:value="2.92534233818713" calcext:value-type="float">
            <text:p>2.92534233818713</text:p>
          </table:table-cell>
          <table:table-cell table:formula="of:=[.D57]*1000000/[.B57]" office:value-type="float" office:value="0.975114112729042" calcext:value-type="float">
            <text:p>0.975114112729042</text:p>
          </table:table-cell>
          <table:table-cell table:formula="of:=[.E57]*1000000/[.B57]" office:value-type="float" office:value="3.90045645091617" calcext:value-type="float">
            <text:p>3.90045645091617</text:p>
          </table:table-cell>
          <table:table-cell table:formula="of:=[.F57]*1000000/[.B57]" office:value-type="float" office:value="1.95022822545808" calcext:value-type="float">
            <text:p>1.95022822545808</text:p>
          </table:table-cell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11"/>
        </table:table-row>
      </table:table>
      <table:table table:name="tibetan" table:style-name="ta1">
        <table:shapes>
          <draw:frame draw:z-index="0" draw:style-name="gr1" draw:text-style-name="P1" svg:width="10.2795in" svg:height="3.5429in" svg:x="6.4791in" svg:y="3.9087in">
            <draw:object draw:notify-on-update-of-ranges="tibetan.C2:tibetan.C29 tibetan.D1:tibetan.D1 tibetan.D2:tibetan.D29 tibetan.E1:tibetan.E1 tibetan.E2:tibetan.E29 tibetan.F1:tibetan.F1 tibetan.F2:tibetan.F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in" svg:height="3.5449in" svg:x="6.8185in" svg:y="0in">
            <draw:object draw:notify-on-update-of-ranges="tibetan.C2:tibetan.C29 tibetan.D1:tibetan.D1 tibetan.D2:tibetan.D29 tibetan.E1:tibetan.E1 tibetan.E2:tibetan.E29 tibetan.F1:tibetan.F1 tibetan.F2:tibetan.F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5.1673in" svg:y="7.5055in">
            <draw:object draw:notify-on-update-of-ranges="tibetan.A33:tibetan.A60 tibetan.B32:tibetan.B32 tibetan.B33:tibetan.B60 tibetan.C32:tibetan.C32 tibetan.C33:tibetan.C60 tibetan.D32:tibetan.D32 tibetan.D33:tibetan.D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2">
          <table:table-cell/>
          <table:table-cell office:value-type="string" calcext:value-type="string">
            <text:p>Totals</text:p>
          </table:table-cell>
          <table:table-cell/>
          <table:table-cell table:style-name="ce1" office:value-type="string" calcext:value-type="string">
            <text:p>ma ning/ ‘dod ‘gro (paṇḍaka)</text:p>
          </table:table-cell>
          <table:table-cell office:value-type="string" calcext:value-type="string">
            <text:p>za ma/nyug rum (ṣaṇḍha)</text:p>
          </table:table-cell>
          <table:table-cell table:style-name="ce1" office:value-type="string" calcext:value-type="string">
            <text:p>mtshan gnyis pa (ubhayavyañjana)</text:p>
          </table:table-cell>
        </table:table-row>
        <table:table-row table:style-name="ro2">
          <table:table-cell office:value-type="string" calcext:value-type="string">
            <text:p>K01</text:p>
          </table:table-cell>
          <table:table-cell office:value-type="float" office:value="13802600" calcext:value-type="float">
            <text:p>13802600</text:p>
          </table:table-cell>
          <table:table-cell office:value-type="string" calcext:value-type="string">
            <text:p>K01</text:p>
          </table:table-cell>
          <table:table-cell office:value-type="float" office:value="447" calcext:value-type="float">
            <text:p>447</text:p>
          </table:table-cell>
          <table:table-cell table:formula="of:=6+217" office:value-type="float" office:value="223" calcext:value-type="float">
            <text:p>223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K02</text:p>
          </table:table-cell>
          <table:table-cell office:value-type="float" office:value="15181721" calcext:value-type="float">
            <text:p>15181721</text:p>
          </table:table-cell>
          <table:table-cell office:value-type="string" calcext:value-type="string">
            <text:p>K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03</text:p>
          </table:table-cell>
          <table:table-cell office:value-type="float" office:value="3846578" calcext:value-type="float">
            <text:p>3846578</text:p>
          </table:table-cell>
          <table:table-cell office:value-type="string" calcext:value-type="string">
            <text:p>K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04</text:p>
          </table:table-cell>
          <table:table-cell office:value-type="float" office:value="1060613" calcext:value-type="float">
            <text:p>1060613</text:p>
          </table:table-cell>
          <table:table-cell office:value-type="string" calcext:value-type="string">
            <text:p>K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05</text:p>
          </table:table-cell>
          <table:table-cell office:value-type="float" office:value="3176254" calcext:value-type="float">
            <text:p>3176254</text:p>
          </table:table-cell>
          <table:table-cell office:value-type="string" calcext:value-type="string">
            <text:p>K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06</text:p>
          </table:table-cell>
          <table:table-cell office:value-type="float" office:value="2086261" calcext:value-type="float">
            <text:p>2086261</text:p>
          </table:table-cell>
          <table:table-cell office:value-type="string" calcext:value-type="string">
            <text:p>K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07</text:p>
          </table:table-cell>
          <table:table-cell office:value-type="float" office:value="971614" calcext:value-type="float">
            <text:p>971614</text:p>
          </table:table-cell>
          <table:table-cell office:value-type="string" calcext:value-type="string">
            <text:p>K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08</text:p>
          </table:table-cell>
          <table:table-cell office:value-type="float" office:value="6154521" calcext:value-type="float">
            <text:p>6154521</text:p>
          </table:table-cell>
          <table:table-cell office:value-type="string" calcext:value-type="string">
            <text:p>K0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09</text:p>
          </table:table-cell>
          <table:table-cell office:value-type="float" office:value="5389453" calcext:value-type="float">
            <text:p>5389453</text:p>
          </table:table-cell>
          <table:table-cell office:value-type="string" calcext:value-type="string">
            <text:p>K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10</text:p>
          </table:table-cell>
          <table:table-cell office:value-type="float" office:value="33241329" calcext:value-type="float">
            <text:p>33241329</text:p>
          </table:table-cell>
          <table:table-cell office:value-type="string" calcext:value-type="string">
            <text:p>K10</text:p>
          </table:table-cell>
          <table:table-cell office:value-type="float" office:value="71" calcext:value-type="float">
            <text:p>71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1203419" calcext:value-type="float">
            <text:p>1203419</text:p>
          </table:table-cell>
          <table:table-cell office:value-type="string" calcext:value-type="string">
            <text:p>K1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12</text:p>
          </table:table-cell>
          <table:table-cell office:value-type="float" office:value="22751653" calcext:value-type="float">
            <text:p>22751653</text:p>
          </table:table-cell>
          <table:table-cell office:value-type="string" calcext:value-type="string">
            <text:p>K12</text:p>
          </table:table-cell>
          <table:table-cell office:value-type="float" office:value="98" calcext:value-type="float">
            <text:p>9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1</text:p>
          </table:table-cell>
          <table:table-cell office:value-type="float" office:value="926311" calcext:value-type="float">
            <text:p>92631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02</text:p>
          </table:table-cell>
          <table:table-cell office:value-type="float" office:value="85259931" calcext:value-type="float">
            <text:p>85259931</text:p>
          </table:table-cell>
          <table:table-cell office:value-type="string" calcext:value-type="string">
            <text:p>T02</text:p>
          </table:table-cell>
          <table:table-cell office:value-type="float" office:value="561" calcext:value-type="float">
            <text:p>5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03</text:p>
          </table:table-cell>
          <table:table-cell office:value-type="float" office:value="16838703" calcext:value-type="float">
            <text:p>16838703</text:p>
          </table:table-cell>
          <table:table-cell office:value-type="string" calcext:value-type="string">
            <text:p>T0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04</text:p>
          </table:table-cell>
          <table:table-cell office:value-type="float" office:value="20151732" calcext:value-type="float">
            <text:p>20151732</text:p>
          </table:table-cell>
          <table:table-cell office:value-type="string" calcext:value-type="string">
            <text:p>T0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05</text:p>
          </table:table-cell>
          <table:table-cell office:value-type="float" office:value="10424273" calcext:value-type="float">
            <text:p>10424273</text:p>
          </table:table-cell>
          <table:table-cell office:value-type="string" calcext:value-type="string">
            <text:p>T0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06</text:p>
          </table:table-cell>
          <table:table-cell office:value-type="float" office:value="16401770" calcext:value-type="float">
            <text:p>16401770</text:p>
          </table:table-cell>
          <table:table-cell office:value-type="string" calcext:value-type="string">
            <text:p>T0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07</text:p>
          </table:table-cell>
          <table:table-cell office:value-type="float" office:value="11809448" calcext:value-type="float">
            <text:p>11809448</text:p>
          </table:table-cell>
          <table:table-cell office:value-type="string" calcext:value-type="string">
            <text:p>T07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T08</text:p>
          </table:table-cell>
          <table:table-cell office:value-type="float" office:value="19327044" calcext:value-type="float">
            <text:p>19327044</text:p>
          </table:table-cell>
          <table:table-cell office:value-type="string" calcext:value-type="string">
            <text:p>T08</text:p>
          </table:table-cell>
          <table:table-cell office:value-type="float" office:value="450" calcext:value-type="float">
            <text:p>450</text:p>
          </table:table-cell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T09</text:p>
          </table:table-cell>
          <table:table-cell office:value-type="float" office:value="4595171" calcext:value-type="float">
            <text:p>4595171</text:p>
          </table:table-cell>
          <table:table-cell office:value-type="string" calcext:value-type="string">
            <text:p>T09</text:p>
          </table:table-cell>
          <table:table-cell office:value-type="float" office:value="7" calcext:value-type="float">
            <text:p>7</text:p>
          </table:table-cell>
          <table:table-cell table:formula="of:=21+29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0</text:p>
          </table:table-cell>
          <table:table-cell office:value-type="float" office:value="996998" calcext:value-type="float">
            <text:p>996998</text:p>
          </table:table-cell>
          <table:table-cell office:value-type="string" calcext:value-type="string">
            <text:p>T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11</text:p>
          </table:table-cell>
          <table:table-cell office:value-type="float" office:value="24349024" calcext:value-type="float">
            <text:p>24349024</text:p>
          </table:table-cell>
          <table:table-cell office:value-type="string" calcext:value-type="string">
            <text:p>T1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12</text:p>
          </table:table-cell>
          <table:table-cell office:value-type="float" office:value="4304294" calcext:value-type="float">
            <text:p>4304294</text:p>
          </table:table-cell>
          <table:table-cell office:value-type="string" calcext:value-type="string">
            <text:p>T12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3</text:p>
          </table:table-cell>
          <table:table-cell office:value-type="float" office:value="6256209" calcext:value-type="float">
            <text:p>6256209</text:p>
          </table:table-cell>
          <table:table-cell office:value-type="string" calcext:value-type="string">
            <text:p>T1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14</text:p>
          </table:table-cell>
          <table:table-cell office:value-type="float" office:value="360691" calcext:value-type="float">
            <text:p>360691</text:p>
          </table:table-cell>
          <table:table-cell office:value-type="string" calcext:value-type="string">
            <text:p>T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15</text:p>
          </table:table-cell>
          <table:table-cell office:value-type="float" office:value="598001" calcext:value-type="float">
            <text:p>598001</text:p>
          </table:table-cell>
          <table:table-cell office:value-type="string" calcext:value-type="string">
            <text:p>T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16</text:p>
          </table:table-cell>
          <table:table-cell office:value-type="float" office:value="11979508" calcext:value-type="float">
            <text:p>11979508</text:p>
          </table:table-cell>
          <table:table-cell office:value-type="string" calcext:value-type="string">
            <text:p>T16</text:p>
          </table:table-cell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elative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ma ning/ ‘dod ‘gro (paṇḍaka)</text:p>
          </table:table-cell>
          <table:table-cell office:value-type="string" calcext:value-type="string">
            <text:p>za ma/nyug rum (ṣaṇḍha)</text:p>
          </table:table-cell>
          <table:table-cell table:style-name="ce1" office:value-type="string" calcext:value-type="string">
            <text:p>mtshan gnyis pa (ubhayavyañjan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1</text:p>
          </table:table-cell>
          <table:table-cell table:formula="of:=[.D2]*100000/[.B2]" office:value-type="float" office:value="3.23852027878805" calcext:value-type="float">
            <text:p>3.23852027878805</text:p>
          </table:table-cell>
          <table:table-cell table:formula="of:=[.E2]*100000/[.B2]" office:value-type="float" office:value="1.61563763348934" calcext:value-type="float">
            <text:p>1.61563763348934</text:p>
          </table:table-cell>
          <table:table-cell table:formula="of:=[.F2]*100000/[.B2]" office:value-type="float" office:value="0.311535507802878" calcext:value-type="float">
            <text:p>0.3115355078028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2</text:p>
          </table:table-cell>
          <table:table-cell table:formula="of:=[.D3]*100000/[.B3]" office:value-type="float" office:value="0.00658686851115233" calcext:value-type="float">
            <text:p>0.006586868511152</text:p>
          </table:table-cell>
          <table:table-cell table:formula="of:=[.E3]*100000/[.B3]" office:value-type="float" office:value="0.0461080795780663" calcext:value-type="float">
            <text:p>0.046108079578066</text:p>
          </table:table-cell>
          <table:table-cell table:formula="of:=[.F3]*100000/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3</text:p>
          </table:table-cell>
          <table:table-cell table:formula="of:=[.D4]*100000/[.B4]" office:value-type="float" office:value="0.0259971330361688" calcext:value-type="float">
            <text:p>0.025997133036169</text:p>
          </table:table-cell>
          <table:table-cell table:formula="of:=[.E4]*100000/[.B4]" office:value-type="float" office:value="0.129985665180844" calcext:value-type="float">
            <text:p>0.129985665180844</text:p>
          </table:table-cell>
          <table:table-cell table:formula="of:=[.F4]*100000/[.B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4</text:p>
          </table:table-cell>
          <table:table-cell table:formula="of:=[.D5]*100000/[.B5]" office:value-type="float" office:value="0.188570194783583" calcext:value-type="float">
            <text:p>0.188570194783583</text:p>
          </table:table-cell>
          <table:table-cell table:formula="of:=[.E5]*100000/[.B5]" office:value-type="float" office:value="0.282855292175374" calcext:value-type="float">
            <text:p>0.282855292175374</text:p>
          </table:table-cell>
          <table:table-cell table:formula="of:=[.F5]*100000/[.B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5</text:p>
          </table:table-cell>
          <table:table-cell table:formula="of:=[.D6]*100000/[.B6]" office:value-type="float" office:value="0" calcext:value-type="float">
            <text:p>0</text:p>
          </table:table-cell>
          <table:table-cell table:formula="of:=[.E6]*100000/[.B6]" office:value-type="float" office:value="0.251869025588004" calcext:value-type="float">
            <text:p>0.251869025588004</text:p>
          </table:table-cell>
          <table:table-cell table:formula="of:=[.F6]*100000/[.B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6</text:p>
          </table:table-cell>
          <table:table-cell table:formula="of:=[.D7]*100000/[.B7]" office:value-type="float" office:value="0.191730564871797" calcext:value-type="float">
            <text:p>0.191730564871797</text:p>
          </table:table-cell>
          <table:table-cell table:formula="of:=[.E7]*100000/[.B7]" office:value-type="float" office:value="0.383461129743594" calcext:value-type="float">
            <text:p>0.383461129743594</text:p>
          </table:table-cell>
          <table:table-cell table:formula="of:=[.F7]*100000/[.B7]" office:value-type="float" office:value="0.0479326412179492" calcext:value-type="float">
            <text:p>0.0479326412179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7</text:p>
          </table:table-cell>
          <table:table-cell table:formula="of:=[.D8]*100000/[.B8]" office:value-type="float" office:value="0.102921530566665" calcext:value-type="float">
            <text:p>0.102921530566665</text:p>
          </table:table-cell>
          <table:table-cell table:formula="of:=[.E8]*100000/[.B8]" office:value-type="float" office:value="0.617529183399992" calcext:value-type="float">
            <text:p>0.617529183399992</text:p>
          </table:table-cell>
          <table:table-cell table:formula="of:=[.F8]*100000/[.B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8</text:p>
          </table:table-cell>
          <table:table-cell table:formula="of:=[.D9]*100000/[.B9]" office:value-type="float" office:value="0.0487446545393216" calcext:value-type="float">
            <text:p>0.048744654539322</text:p>
          </table:table-cell>
          <table:table-cell table:formula="of:=[.E9]*100000/[.B9]" office:value-type="float" office:value="0.227475054516834" calcext:value-type="float">
            <text:p>0.227475054516834</text:p>
          </table:table-cell>
          <table:table-cell table:formula="of:=[.F9]*100000/[.B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09</text:p>
          </table:table-cell>
          <table:table-cell table:formula="of:=[.D10]*100000/[.B10]" office:value-type="float" office:value="0" calcext:value-type="float">
            <text:p>0</text:p>
          </table:table-cell>
          <table:table-cell table:formula="of:=[.E10]*100000/[.B10]" office:value-type="float" office:value="0.074219034844538" calcext:value-type="float">
            <text:p>0.074219034844538</text:p>
          </table:table-cell>
          <table:table-cell table:formula="of:=[.F10]*100000/[.B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10</text:p>
          </table:table-cell>
          <table:table-cell table:formula="of:=[.D11]*100000/[.B11]" office:value-type="float" office:value="0.213589534882916" calcext:value-type="float">
            <text:p>0.213589534882916</text:p>
          </table:table-cell>
          <table:table-cell table:formula="of:=[.E11]*100000/[.B11]" office:value-type="float" office:value="0.709959580737581" calcext:value-type="float">
            <text:p>0.709959580737581</text:p>
          </table:table-cell>
          <table:table-cell table:formula="of:=[.F11]*100000/[.B11]" office:value-type="float" office:value="0.0391079430067312" calcext:value-type="float">
            <text:p>0.0391079430067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table:formula="of:=[.D12]*100000/[.B12]" office:value-type="float" office:value="0.332386309340305" calcext:value-type="float">
            <text:p>0.332386309340305</text:p>
          </table:table-cell>
          <table:table-cell table:formula="of:=[.E12]*100000/[.B12]" office:value-type="float" office:value="2.24360758804706" calcext:value-type="float">
            <text:p>2.24360758804706</text:p>
          </table:table-cell>
          <table:table-cell table:formula="of:=[.F12]*100000/[.B12]" office:value-type="float" office:value="0.166193154670152" calcext:value-type="float">
            <text:p>0.166193154670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12</text:p>
          </table:table-cell>
          <table:table-cell table:formula="of:=[.D13]*100000/[.B13]" office:value-type="float" office:value="0.430737933634976" calcext:value-type="float">
            <text:p>0.430737933634976</text:p>
          </table:table-cell>
          <table:table-cell table:formula="of:=[.E13]*100000/[.B13]" office:value-type="float" office:value="0.681269180749197" calcext:value-type="float">
            <text:p>0.681269180749197</text:p>
          </table:table-cell>
          <table:table-cell table:formula="of:=[.F13]*100000/[.B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1</text:p>
          </table:table-cell>
          <table:table-cell table:formula="of:=[.D14]*100000/[.B14]" office:value-type="float" office:value="0.107955103631502" calcext:value-type="float">
            <text:p>0.107955103631502</text:p>
          </table:table-cell>
          <table:table-cell table:formula="of:=[.E14]*100000/[.B14]" office:value-type="float" office:value="0.323865310894505" calcext:value-type="float">
            <text:p>0.323865310894505</text:p>
          </table:table-cell>
          <table:table-cell table:formula="of:=[.F14]*100000/[.B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2</text:p>
          </table:table-cell>
          <table:table-cell table:formula="of:=[.D15]*100000/[.B15]" office:value-type="float" office:value="0.657987865366675" calcext:value-type="float">
            <text:p>0.657987865366675</text:p>
          </table:table-cell>
          <table:table-cell table:formula="of:=[.E15]*100000/[.B15]" office:value-type="float" office:value="0.469153558193708" calcext:value-type="float">
            <text:p>0.469153558193708</text:p>
          </table:table-cell>
          <table:table-cell table:formula="of:=[.F15]*100000/[.B15]" office:value-type="float" office:value="0.00586441947742135" calcext:value-type="float">
            <text:p>0.0058644194774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3</text:p>
          </table:table-cell>
          <table:table-cell table:formula="of:=[.D16]*100000/[.B16]" office:value-type="float" office:value="0.0475095973840741" calcext:value-type="float">
            <text:p>0.047509597384074</text:p>
          </table:table-cell>
          <table:table-cell table:formula="of:=[.E16]*100000/[.B16]" office:value-type="float" office:value="0.225670587574352" calcext:value-type="float">
            <text:p>0.225670587574352</text:p>
          </table:table-cell>
          <table:table-cell table:formula="of:=[.F16]*100000/[.B16]" office:value-type="float" office:value="0.0118773993460185" calcext:value-type="float">
            <text:p>0.0118773993460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4</text:p>
          </table:table-cell>
          <table:table-cell table:formula="of:=[.D17]*100000/[.B17]" office:value-type="float" office:value="0.272929393860538" calcext:value-type="float">
            <text:p>0.272929393860538</text:p>
          </table:table-cell>
          <table:table-cell table:formula="of:=[.E17]*100000/[.B17]" office:value-type="float" office:value="0.193531752010199" calcext:value-type="float">
            <text:p>0.193531752010199</text:p>
          </table:table-cell>
          <table:table-cell table:formula="of:=[.F17]*100000/[.B17]" office:value-type="float" office:value="0.00992470523129228" calcext:value-type="float">
            <text:p>0.009924705231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5</text:p>
          </table:table-cell>
          <table:table-cell table:formula="of:=[.D18]*100000/[.B18]" office:value-type="float" office:value="0.172673912127973" calcext:value-type="float">
            <text:p>0.172673912127973</text:p>
          </table:table-cell>
          <table:table-cell table:formula="of:=[.E18]*100000/[.B18]" office:value-type="float" office:value="0.191859902364414" calcext:value-type="float">
            <text:p>0.191859902364414</text:p>
          </table:table-cell>
          <table:table-cell table:formula="of:=[.F18]*100000/[.B18]" office:value-type="float" office:value="0.00959299511822071" calcext:value-type="float">
            <text:p>0.009592995118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6</text:p>
          </table:table-cell>
          <table:table-cell table:formula="of:=[.D19]*100000/[.B19]" office:value-type="float" office:value="0.286554438941651" calcext:value-type="float">
            <text:p>0.286554438941651</text:p>
          </table:table-cell>
          <table:table-cell table:formula="of:=[.E19]*100000/[.B19]" office:value-type="float" office:value="0.237779215292008" calcext:value-type="float">
            <text:p>0.237779215292008</text:p>
          </table:table-cell>
          <table:table-cell table:formula="of:=[.F19]*100000/[.B19]" office:value-type="float" office:value="0.036581417737232" calcext:value-type="float">
            <text:p>0.0365814177372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7</text:p>
          </table:table-cell>
          <table:table-cell table:formula="of:=[.D20]*100000/[.B20]" office:value-type="float" office:value="0.474196592423287" calcext:value-type="float">
            <text:p>0.474196592423287</text:p>
          </table:table-cell>
          <table:table-cell table:formula="of:=[.E20]*100000/[.B20]" office:value-type="float" office:value="0.668955907168565" calcext:value-type="float">
            <text:p>0.668955907168565</text:p>
          </table:table-cell>
          <table:table-cell table:formula="of:=[.F20]*100000/[.B20]" office:value-type="float" office:value="0.364115240610738" calcext:value-type="float">
            <text:p>0.3641152406107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8</text:p>
          </table:table-cell>
          <table:table-cell table:formula="of:=[.D21]*100000/[.B21]" office:value-type="float" office:value="2.32834364116934" calcext:value-type="float">
            <text:p>2.32834364116934</text:p>
          </table:table-cell>
          <table:table-cell table:formula="of:=[.E21]*100000/[.B21]" office:value-type="float" office:value="1.18486820850617" calcext:value-type="float">
            <text:p>1.18486820850617</text:p>
          </table:table-cell>
          <table:table-cell table:formula="of:=[.F21]*100000/[.B21]" office:value-type="float" office:value="0.563976570861017" calcext:value-type="float">
            <text:p>0.563976570861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09</text:p>
          </table:table-cell>
          <table:table-cell table:formula="of:=[.D22]*100000/[.B22]" office:value-type="float" office:value="0.1523338304494" calcext:value-type="float">
            <text:p>0.1523338304494</text:p>
          </table:table-cell>
          <table:table-cell table:formula="of:=[.E22]*100000/[.B22]" office:value-type="float" office:value="1.08809878892429" calcext:value-type="float">
            <text:p>1.08809878892429</text:p>
          </table:table-cell>
          <table:table-cell table:formula="of:=[.F22]*100000/[.B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10</text:p>
          </table:table-cell>
          <table:table-cell table:formula="of:=[.D23]*100000/[.B23]" office:value-type="float" office:value="0.200602207827899" calcext:value-type="float">
            <text:p>0.200602207827899</text:p>
          </table:table-cell>
          <table:table-cell table:formula="of:=[.E23]*100000/[.B23]" office:value-type="float" office:value="0.401204415655799" calcext:value-type="float">
            <text:p>0.401204415655799</text:p>
          </table:table-cell>
          <table:table-cell table:formula="of:=[.F23]*100000/[.B23]" office:value-type="float" office:value="0.10030110391395" calcext:value-type="float">
            <text:p>0.10030110391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11</text:p>
          </table:table-cell>
          <table:table-cell table:formula="of:=[.D24]*100000/[.B24]" office:value-type="float" office:value="0.151956809439261" calcext:value-type="float">
            <text:p>0.151956809439261</text:p>
          </table:table-cell>
          <table:table-cell table:formula="of:=[.E24]*100000/[.B24]" office:value-type="float" office:value="0.0862457567087699" calcext:value-type="float">
            <text:p>0.08624575670877</text:p>
          </table:table-cell>
          <table:table-cell table:formula="of:=[.F24]*100000/[.B24]" office:value-type="float" office:value="0.00410694079565571" calcext:value-type="float">
            <text:p>0.004106940795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12</text:p>
          </table:table-cell>
          <table:table-cell table:formula="of:=[.D25]*100000/[.B25]" office:value-type="float" office:value="15.6820142861989" calcext:value-type="float">
            <text:p>15.6820142861989</text:p>
          </table:table-cell>
          <table:table-cell table:formula="of:=[.E25]*100000/[.B25]" office:value-type="float" office:value="0.650513185205286" calcext:value-type="float">
            <text:p>0.650513185205286</text:p>
          </table:table-cell>
          <table:table-cell table:formula="of:=[.F25]*100000/[.B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13</text:p>
          </table:table-cell>
          <table:table-cell table:formula="of:=[.D26]*100000/[.B26]" office:value-type="float" office:value="0.575428346463489" calcext:value-type="float">
            <text:p>0.575428346463489</text:p>
          </table:table-cell>
          <table:table-cell table:formula="of:=[.E26]*100000/[.B26]" office:value-type="float" office:value="0.751253674549556" calcext:value-type="float">
            <text:p>0.751253674549556</text:p>
          </table:table-cell>
          <table:table-cell table:formula="of:=[.F26]*100000/[.B26]" office:value-type="float" office:value="0.0479523622052908" calcext:value-type="float">
            <text:p>0.047952362205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14</text:p>
          </table:table-cell>
          <table:table-cell table:formula="of:=[.D27]*100000/[.B27]" office:value-type="float" office:value="1.66347372127389" calcext:value-type="float">
            <text:p>1.66347372127389</text:p>
          </table:table-cell>
          <table:table-cell table:formula="of:=[.E27]*100000/[.B27]" office:value-type="float" office:value="0.277245620212315" calcext:value-type="float">
            <text:p>0.277245620212315</text:p>
          </table:table-cell>
          <table:table-cell table:formula="of:=[.F27]*100000/[.B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15</text:p>
          </table:table-cell>
          <table:table-cell table:formula="of:=[.D28]*100000/[.B28]" office:value-type="float" office:value="1.67223800629096" calcext:value-type="float">
            <text:p>1.67223800629096</text:p>
          </table:table-cell>
          <table:table-cell table:formula="of:=[.E28]*100000/[.B28]" office:value-type="float" office:value="1.00334280377458" calcext:value-type="float">
            <text:p>1.00334280377458</text:p>
          </table:table-cell>
          <table:table-cell table:formula="of:=[.F28]*100000/[.B28]" office:value-type="float" office:value="0.334447601258192" calcext:value-type="float">
            <text:p>0.3344476012581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16</text:p>
          </table:table-cell>
          <table:table-cell table:formula="of:=[.D29]*100000/[.B29]" office:value-type="float" office:value="1.83646941093073" calcext:value-type="float">
            <text:p>1.83646941093073</text:p>
          </table:table-cell>
          <table:table-cell table:formula="of:=[.E29]*100000/[.B29]" office:value-type="float" office:value="0.70119741144628" calcext:value-type="float">
            <text:p>0.70119741144628</text:p>
          </table:table-cell>
          <table:table-cell table:formula="of:=[.F29]*100000/[.B29]" office:value-type="float" office:value="0.158604176398563" calcext:value-type="float">
            <text:p>0.1586041763985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7:42:42.816137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4:49:33.781019972</meta:creation-date>
    <meta:generator>LibreOffice/6.4.6.2$Linux_X86_64 LibreOffice_project/40$Build-2</meta:generator>
    <dc:date>2021-01-31T18:36:02.565821508</dc:date>
    <meta:editing-duration>PT3H2M38S</meta:editing-duration>
    <meta:editing-cycles>44</meta:editing-cycles>
    <meta:document-statistic meta:table-count="5" meta:cell-count="3219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percentage="true" chart:solid-type="cylinder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61cm" svg:height="8.982cm" xlink:href=".." xlink:type="simple" chart:class="chart:bar" chart:style-name="ch1">
        <chart:plot-area chart:style-name="ch2" table:cell-range-address="eunuch.A1:eunuch.E57" chart:data-source-has-labels="both" svg:x="0.529cm" svg:y="0.179cm" svg:width="25.403cm" svg:height="8.6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18cm" svg:y="0.179cm" svg:width="23.147cm" svg:height="7.7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eunuch.A2:eunuch.A5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eunuch.B2:eunuch.B57" chart:label-cell-address="eunuch.B1:eunuch.B1" chart:class="chart:bar">
            <chart:data-point chart:repeated="56"/>
          </chart:series>
          <chart:series chart:style-name="ch8" chart:values-cell-range-address="eunuch.C2:eunuch.C57" chart:label-cell-address="eunuch.C1:eunuch.C1" chart:class="chart:bar">
            <chart:data-point chart:repeated="56"/>
          </chart:series>
          <chart:series chart:style-name="ch9" chart:values-cell-range-address="eunuch.D2:eunuch.D57" chart:label-cell-address="eunuch.D1:eunuch.D1" chart:class="chart:bar">
            <chart:data-point chart:repeated="56"/>
          </chart:series>
          <chart:series chart:style-name="ch10" chart:values-cell-range-address="eunuch.E2:eunuch.E57" chart:label-cell-address="eunuch.E1:eunuch.E1" chart:class="chart:ba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不能男 (impotent)</text:p>
                <draw:g>
                  <svg:desc>eunuch.B1:eunuch.B1</svg:desc>
                </draw:g>
              </table:table-cell>
              <table:table-cell office:value-type="string">
                <text:p>黃門 (eunuch)</text:p>
                <draw:g>
                  <svg:desc>eunuch.C1:eunuch.C1</svg:desc>
                </draw:g>
              </table:table-cell>
              <table:table-cell office:value-type="string">
                <text:p>二根 (2 faculties)</text:p>
                <draw:g>
                  <svg:desc>eunuch.D1:eunuch.D1</svg:desc>
                </draw:g>
              </table:table-cell>
              <table:table-cell office:value-type="string">
                <text:p>二形 (2 shapes)</text:p>
                <draw:g>
                  <svg:desc>eunuch.E1:eunuc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eunuch.A2:eunuch.A57</svg:desc>
                </draw:g>
              </table:table-cell>
              <table:table-cell office:value-type="float" office:value="0">
                <text:p>0</text:p>
                <draw:g>
                  <svg:desc>eunuch.B2:eunuch.B57</svg:desc>
                </draw:g>
              </table:table-cell>
              <table:table-cell office:value-type="float" office:value="0">
                <text:p>0</text:p>
                <draw:g>
                  <svg:desc>eunuch.C2:eunuch.C57</svg:desc>
                </draw:g>
              </table:table-cell>
              <table:table-cell office:value-type="float" office:value="6">
                <text:p>6</text:p>
                <draw:g>
                  <svg:desc>eunuch.D2:eunuch.D57</svg:desc>
                </draw:g>
              </table:table-cell>
              <table:table-cell office:value-type="float" office:value="3">
                <text:p>3</text:p>
                <draw:g>
                  <svg:desc>eunuch.E2:eunuch.E5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32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3">
                <text:p>1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47">
                <text:p>1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percentage="true" chart:solid-type="cylinder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9" style:family="chart">
      <style:chart-properties chart:solid-type="cylinder"/>
    </style:style>
    <style:style style:name="ch10" style:family="chart" style:data-style-name="N0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297cm" svg:height="8.987cm" xlink:href=".." xlink:type="simple" chart:class="chart:bar" chart:column-mapping="2 3 0 1" chart:style-name="ch1">
        <chart:legend chart:legend-position="end" svg:x="10.105cm" svg:y="4.746cm" style:legend-expansion="custom" chartooo:width="3.986cm" chartooo:height="2.516cm" style:legend-expansion-aspect-ratio="1.58426073131956" chart:style-name="ch2"/>
        <chart:plot-area chart:style-name="ch3" table:cell-range-address="linga.A61:linga.E117" chart:data-source-has-labels="both" svg:x="-0.062cm" svg:y="0.179cm" svg:width="29.03cm" svg:height="8.6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35cm" svg:y="0.179cm" svg:width="28.16cm" svg:height="7.7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ga.A62:linga.A1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ga.D62:linga.D117" chart:label-cell-address="linga.D61:linga.D61" chart:class="chart:bar">
            <chart:data-point chart:repeated="55"/>
            <chart:data-point chart:style-name="ch9"/>
          </chart:series>
          <chart:series chart:style-name="ch10" chart:values-cell-range-address="linga.E62:linga.E117" chart:label-cell-address="linga.E61:linga.E61" chart:class="chart:bar">
            <chart:data-point chart:repeated="56"/>
          </chart:series>
          <chart:series chart:style-name="ch11" chart:values-cell-range-address="linga.B62:linga.B117" chart:label-cell-address="linga.B61:linga.B61" chart:class="chart:bar">
            <chart:data-point chart:repeated="56"/>
          </chart:series>
          <chart:series chart:style-name="ch12" chart:values-cell-range-address="linga.C62:linga.C117" chart:label-cell-address="linga.C61:linga.C61" chart:class="chart:bar">
            <chart:data-point chart:repeated="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形 (shape)</text:p>
                <draw:g>
                  <svg:desc>linga.D61:linga.D61</svg:desc>
                </draw:g>
              </table:table-cell>
              <table:table-cell office:value-type="string">
                <text:p>二形 (2 shapes)</text:p>
                <draw:g>
                  <svg:desc>linga.E61:linga.E61</svg:desc>
                </draw:g>
              </table:table-cell>
              <table:table-cell office:value-type="string">
                <text:p>女形 (female shape)</text:p>
                <draw:g>
                  <svg:desc>linga.B61:linga.B61</svg:desc>
                </draw:g>
              </table:table-cell>
              <table:table-cell office:value-type="string">
                <text:p>男形 (male shape)</text:p>
                <draw:g>
                  <svg:desc>linga.C61:linga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linga.A62:linga.A117</svg:desc>
                </draw:g>
              </table:table-cell>
              <table:table-cell office:value-type="float" office:value="562">
                <text:p>562</text:p>
                <draw:g>
                  <svg:desc>linga.D62:linga.D117</svg:desc>
                </draw:g>
              </table:table-cell>
              <table:table-cell office:value-type="float" office:value="3">
                <text:p>3</text:p>
                <draw:g>
                  <svg:desc>linga.E62:linga.E117</svg:desc>
                </draw:g>
              </table:table-cell>
              <table:table-cell office:value-type="float" office:value="7">
                <text:p>7</text:p>
                <draw:g>
                  <svg:desc>linga.B62:linga.B117</svg:desc>
                </draw:g>
              </table:table-cell>
              <table:table-cell office:value-type="float" office:value="5">
                <text:p>5</text:p>
                <draw:g>
                  <svg:desc>linga.C62:linga.C11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597">
                <text:p>59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235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1062">
                <text:p>106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439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574">
                <text:p>5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958">
                <text:p>95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1150">
                <text:p>115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862">
                <text:p>862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865">
                <text:p>86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229">
                <text:p>22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288">
                <text:p>288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337">
                <text:p>337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661">
                <text:p>661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324">
                <text:p>3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209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528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346">
                <text:p>3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323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385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467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281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639">
                <text:p>6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797">
                <text:p>79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359">
                <text:p>35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610">
                <text:p>610</text:p>
              </table:table-cell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151">
                <text:p>15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181">
                <text:p>1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340">
                <text:p>34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761">
                <text:p>76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869">
                <text:p>86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997">
                <text:p>9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1705">
                <text:p>170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1262">
                <text:p>126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2278">
                <text:p>2278</text:p>
              </table:table-cell>
              <table:table-cell office:value-type="float" office:value="577">
                <text:p>57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894">
                <text:p>89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percentage="true" chart:solid-type="cylinder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ylinder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25cm" svg:height="9.013cm" xlink:href=".." xlink:type="simple" chart:class="chart:bar" chart:column-mapping="2 3 0 1" chart:style-name="ch1">
        <chart:legend chart:legend-position="end" svg:x="10.192cm" svg:y="4.653cm" style:legend-expansion="custom" chartooo:width="4.214cm" chartooo:height="2.516cm" style:legend-expansion-aspect-ratio="1.67488076311606" chart:style-name="ch2"/>
        <chart:plot-area chart:style-name="ch3" table:cell-range-address="linga.F61:linga.J117" chart:data-source-has-labels="both" svg:x="-0.083cm" svg:y="0.18cm" svg:width="29.134cm" svg:height="8.64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772cm" svg:y="0.18cm" svg:width="28.547cm" svg:height="7.81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ga.F62:linga.F1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ga.I62:linga.I117" chart:label-cell-address="linga.I61:linga.I61" chart:class="chart:bar">
            <chart:data-point chart:repeated="56"/>
          </chart:series>
          <chart:series chart:style-name="ch9" chart:values-cell-range-address="linga.J62:linga.J117" chart:label-cell-address="linga.J61:linga.J61" chart:class="chart:bar">
            <chart:data-point chart:repeated="56"/>
          </chart:series>
          <chart:series chart:style-name="ch10" chart:values-cell-range-address="linga.G62:linga.G117" chart:label-cell-address="linga.G61:linga.G61" chart:class="chart:bar">
            <chart:data-point chart:repeated="6"/>
            <chart:data-point chart:style-name="ch11"/>
            <chart:data-point chart:repeated="49"/>
          </chart:series>
          <chart:series chart:style-name="ch12" chart:values-cell-range-address="linga.H62:linga.H117" chart:label-cell-address="linga.H61:linga.H61" chart:class="chart:bar">
            <chart:data-point chart:repeated="26"/>
            <chart:data-point chart:style-name="ch11"/>
            <chart:data-point/>
            <chart:data-point chart:style-name="ch11"/>
            <chart:data-point chart:repeated="11"/>
            <chart:data-point chart:style-name="ch11"/>
            <chart:data-point chart:repeated="8"/>
            <chart:data-point chart:style-name="ch11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根 (faculty)</text:p>
                <draw:g>
                  <svg:desc>linga.I61:linga.I61</svg:desc>
                </draw:g>
              </table:table-cell>
              <table:table-cell office:value-type="string">
                <text:p>二根 (2 faculties)</text:p>
                <draw:g>
                  <svg:desc>linga.J61:linga.J61</svg:desc>
                </draw:g>
              </table:table-cell>
              <table:table-cell office:value-type="string">
                <text:p>女根 (female faculty)</text:p>
                <draw:g>
                  <svg:desc>linga.G61:linga.G61</svg:desc>
                </draw:g>
              </table:table-cell>
              <table:table-cell office:value-type="string">
                <text:p>男根 (male faculty)</text:p>
                <draw:g>
                  <svg:desc>linga.H61:linga.H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linga.F62:linga.F117</svg:desc>
                </draw:g>
              </table:table-cell>
              <table:table-cell office:value-type="float" office:value="888">
                <text:p>888</text:p>
                <draw:g>
                  <svg:desc>linga.I62:linga.I117</svg:desc>
                </draw:g>
              </table:table-cell>
              <table:table-cell office:value-type="float" office:value="6">
                <text:p>6</text:p>
                <draw:g>
                  <svg:desc>linga.J62:linga.J117</svg:desc>
                </draw:g>
              </table:table-cell>
              <table:table-cell office:value-type="float" office:value="2">
                <text:p>2</text:p>
                <draw:g>
                  <svg:desc>linga.G62:linga.G117</svg:desc>
                </draw:g>
              </table:table-cell>
              <table:table-cell office:value-type="float" office:value="1">
                <text:p>1</text:p>
                <draw:g>
                  <svg:desc>linga.H62:linga.H11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1475">
                <text:p>147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816">
                <text:p>8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1215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1522">
                <text:p>1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1814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1214">
                <text:p>12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2380">
                <text:p>23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2897">
                <text:p>28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2081">
                <text:p>208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1872">
                <text:p>187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2499">
                <text:p>249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1220">
                <text:p>122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1291">
                <text:p>129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1307">
                <text:p>130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1267">
                <text:p>126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871">
                <text:p>87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976">
                <text:p>97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1154">
                <text:p>115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756">
                <text:p>756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1212">
                <text:p>1212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1370">
                <text:p>137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1692">
                <text:p>169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7443">
                <text:p>7443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7526">
                <text:p>7526</text:p>
              </table:table-cell>
              <table:table-cell office:value-type="float" office:value="83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7466">
                <text:p>7466</text:p>
              </table:table-cell>
              <table:table-cell office:value-type="float" office:value="173">
                <text:p>173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5422">
                <text:p>5422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2492">
                <text:p>2492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2293">
                <text:p>2293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2157">
                <text:p>215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1419">
                <text:p>1419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2019">
                <text:p>201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1971">
                <text:p>197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2624">
                <text:p>262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1203">
                <text:p>12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1846">
                <text:p>184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1550">
                <text:p>15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710">
                <text:p>7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5305">
                <text:p>5305</text:p>
              </table:table-cell>
              <table:table-cell office:value-type="float" office:value="147">
                <text:p>147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1843">
                <text:p>1843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2503">
                <text:p>2503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2241">
                <text:p>2241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1727">
                <text:p>172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1613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1272">
                <text:p>127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2378">
                <text:p>237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505">
                <text:p>50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731">
                <text:p>73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1212">
                <text:p>12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3280">
                <text:p>328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771cm" svg:height="8.986cm" xlink:href=".." xlink:type="simple" chart:class="chart:bar" chart:style-name="ch1">
        <chart:legend chart:legend-position="end" svg:x="2.24cm" svg:y="0.633cm" style:legend-expansion="custom" chartooo:width="3.838cm" chartooo:height="2.516cm" style:legend-expansion-aspect-ratio="1.52543720190779" chart:style-name="ch2"/>
        <chart:plot-area chart:style-name="ch3" table:cell-range-address="'eunuch rel'.H1:'eunuch rel'.L57" chart:data-source-has-labels="both" svg:x="1.004cm" svg:y="0.081cm" svg:width="24.104cm" svg:height="8.518cm">
          <chartooo:coordinate-region svg:x="1.811cm" svg:y="0.281cm" svg:width="23.297cm" svg:height="7.484cm"/>
          <chart:axis chart:dimension="x" chart:name="primary-x" chart:style-name="ch4" chartooo:axis-type="auto">
            <chartooo:date-scale/>
            <chart:categories table:cell-range-address="'eunuch rel'.H2:'eunuch rel'.H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unuch rel'.I2:'eunuch rel'.I57" chart:label-cell-address="'eunuch rel'.I1:'eunuch rel'.I1" chart:class="chart:bar">
            <chart:data-point chart:repeated="56"/>
          </chart:series>
          <chart:series chart:style-name="ch8" chart:values-cell-range-address="'eunuch rel'.J2:'eunuch rel'.J57" chart:label-cell-address="'eunuch rel'.J1:'eunuch rel'.J1" chart:class="chart:bar">
            <chart:data-point chart:repeated="56"/>
          </chart:series>
          <chart:series chart:style-name="ch9" chart:values-cell-range-address="'eunuch rel'.K2:'eunuch rel'.K57" chart:label-cell-address="'eunuch rel'.K1:'eunuch rel'.K1" chart:class="chart:bar">
            <chart:data-point chart:repeated="56"/>
          </chart:series>
          <chart:series chart:style-name="ch10" chart:values-cell-range-address="'eunuch rel'.L2:'eunuch rel'.L57" chart:label-cell-address="'eunuch rel'.L1:'eunuch rel'.L1" chart:class="chart:ba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不能男 (impotent)</text:p>
                <draw:g>
                  <svg:desc>'eunuch rel'.I1:'eunuch rel'.I1</svg:desc>
                </draw:g>
              </table:table-cell>
              <table:table-cell office:value-type="string">
                <text:p>黃門 (eunuch)</text:p>
                <draw:g>
                  <svg:desc>'eunuch rel'.J1:'eunuch rel'.J1</svg:desc>
                </draw:g>
              </table:table-cell>
              <table:table-cell office:value-type="string">
                <text:p>二根 (2 faculties)</text:p>
                <draw:g>
                  <svg:desc>'eunuch rel'.K1:'eunuch rel'.K1</svg:desc>
                </draw:g>
              </table:table-cell>
              <table:table-cell office:value-type="string">
                <text:p>二形 (2 shapes)</text:p>
                <draw:g>
                  <svg:desc>'eunuch rel'.L1:'eunuch rel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'eunuch rel'.H2:'eunuch rel'.H57</svg:desc>
                </draw:g>
              </table:table-cell>
              <table:table-cell office:value-type="float" office:value="0">
                <text:p>0</text:p>
                <draw:g>
                  <svg:desc>'eunuch rel'.I2:'eunuch rel'.I57</svg:desc>
                </draw:g>
              </table:table-cell>
              <table:table-cell office:value-type="float" office:value="0">
                <text:p>0</text:p>
                <draw:g>
                  <svg:desc>'eunuch rel'.J2:'eunuch rel'.J57</svg:desc>
                </draw:g>
              </table:table-cell>
              <table:table-cell office:value-type="float" office:value="4.7612170305559">
                <text:p>4.7612170305559</text:p>
                <draw:g>
                  <svg:desc>'eunuch rel'.K2:'eunuch rel'.K57</svg:desc>
                </draw:g>
              </table:table-cell>
              <table:table-cell office:value-type="float" office:value="2.38060851527795">
                <text:p>2.38060851527795</text:p>
                <draw:g>
                  <svg:desc>'eunuch rel'.L2:'eunuch rel'.L5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1.51984576605166">
                <text:p>1.51984576605166</text:p>
              </table:table-cell>
              <table:table-cell office:value-type="float" office:value="4.55953729815498">
                <text:p>4.55953729815498</text:p>
              </table:table-cell>
              <table:table-cell office:value-type="float" office:value="9.8789974793358">
                <text:p>9.8789974793358</text:p>
              </table:table-cell>
              <table:table-cell office:value-type="float" office:value="0.759922883025831">
                <text:p>0.75992288302583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0">
                <text:p>0</text:p>
              </table:table-cell>
              <table:table-cell office:value-type="float" office:value="10.1311990274049">
                <text:p>10.1311990274049</text:p>
              </table:table-cell>
              <table:table-cell office:value-type="float" office:value="2.02623980548098">
                <text:p>2.02623980548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8755816095891">
                <text:p>0.648755816095891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4877775876861">
                <text:p>1.24877775876861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673157977899">
                <text:p>1.55673157977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68523002421308">
                <text:p>0.96852300242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6624295312808">
                <text:p>3.46624295312808</text:p>
              </table:table-cell>
              <table:table-cell office:value-type="float" office:value="0.693248590625615">
                <text:p>0.693248590625615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0">
                <text:p>0</text:p>
              </table:table-cell>
              <table:table-cell office:value-type="float" office:value="0.758173680910476">
                <text:p>0.758173680910476</text:p>
              </table:table-cell>
              <table:table-cell office:value-type="float" office:value="3.0326947236419">
                <text:p>3.0326947236419</text:p>
              </table:table-cell>
              <table:table-cell office:value-type="float" office:value="1.51634736182095">
                <text:p>1.51634736182095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0">
                <text:p>0</text:p>
              </table:table-cell>
              <table:table-cell office:value-type="float" office:value="5.86059977378085">
                <text:p>5.86059977378085</text:p>
              </table:table-cell>
              <table:table-cell office:value-type="float" office:value="13.0235550528463">
                <text:p>13.0235550528463</text:p>
              </table:table-cell>
              <table:table-cell office:value-type="float" office:value="0.651177752642316">
                <text:p>0.651177752642316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1821136744597">
                <text:p>2.21821136744597</text:p>
              </table:table-cell>
              <table:table-cell office:value-type="float" office:value="0.739403789148658">
                <text:p>0.739403789148658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0">
                <text:p>0</text:p>
              </table:table-cell>
              <table:table-cell office:value-type="float" office:value="3.85137690575758">
                <text:p>3.85137690575758</text:p>
              </table:table-cell>
              <table:table-cell office:value-type="float" office:value="1.54055076230303">
                <text:p>1.540550762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1.83088147788753">
                <text:p>1.83088147788753</text:p>
              </table:table-cell>
              <table:table-cell office:value-type="float" office:value="4.57720369471882">
                <text:p>4.57720369471882</text:p>
              </table:table-cell>
              <table:table-cell office:value-type="float" office:value="3.66176295577506">
                <text:p>3.66176295577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0">
                <text:p>0</text:p>
              </table:table-cell>
              <table:table-cell office:value-type="float" office:value="4.46033115282611">
                <text:p>4.46033115282611</text:p>
              </table:table-cell>
              <table:table-cell office:value-type="float" office:value="2.67619869169567">
                <text:p>2.67619869169567</text:p>
              </table:table-cell>
              <table:table-cell office:value-type="float" office:value="1.78413246113044">
                <text:p>1.78413246113044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1.59275107132419">
                <text:p>1.59275107132419</text:p>
              </table:table-cell>
              <table:table-cell office:value-type="float" office:value="12.7420085705935">
                <text:p>12.7420085705935</text:p>
              </table:table-cell>
              <table:table-cell office:value-type="float" office:value="7.96375535662095">
                <text:p>7.9637553566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0">
                <text:p>0</text:p>
              </table:table-cell>
              <table:table-cell office:value-type="float" office:value="4.31296606989593">
                <text:p>4.31296606989593</text:p>
              </table:table-cell>
              <table:table-cell office:value-type="float" office:value="1.72518642795837">
                <text:p>1.72518642795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0">
                <text:p>0</text:p>
              </table:table-cell>
              <table:table-cell office:value-type="float" office:value="2.12017130984184">
                <text:p>2.12017130984184</text:p>
              </table:table-cell>
              <table:table-cell office:value-type="float" office:value="2.12017130984184">
                <text:p>2.12017130984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0.833616068116436">
                <text:p>0.833616068116436</text:p>
              </table:table-cell>
              <table:table-cell office:value-type="float" office:value="0">
                <text:p>0</text:p>
              </table:table-cell>
              <table:table-cell office:value-type="float" office:value="4.16808034058218">
                <text:p>4.16808034058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0">
                <text:p>0</text:p>
              </table:table-cell>
              <table:table-cell office:value-type="float" office:value="4.8608658174194">
                <text:p>4.8608658174194</text:p>
              </table:table-cell>
              <table:table-cell office:value-type="float" office:value="13.772453149355">
                <text:p>13.772453149355</text:p>
              </table:table-cell>
              <table:table-cell office:value-type="float" office:value="0.810144302903233">
                <text:p>0.810144302903233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21.531219595563">
                <text:p>21.531219595563</text:p>
              </table:table-cell>
              <table:table-cell office:value-type="float" office:value="103.618994303647">
                <text:p>103.618994303647</text:p>
              </table:table-cell>
              <table:table-cell office:value-type="float" office:value="45.0809910282099">
                <text:p>45.0809910282099</text:p>
              </table:table-cell>
              <table:table-cell office:value-type="float" office:value="26.9140244944537">
                <text:p>26.9140244944537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46.9441724933003">
                <text:p>46.9441724933003</text:p>
              </table:table-cell>
              <table:table-cell office:value-type="float" office:value="58.5101280351279">
                <text:p>58.5101280351279</text:p>
              </table:table-cell>
              <table:table-cell office:value-type="float" office:value="59.1904783611177">
                <text:p>59.190478361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6.59018102568259">
                <text:p>6.59018102568259</text:p>
              </table:table-cell>
              <table:table-cell office:value-type="float" office:value="35.586977538686">
                <text:p>35.586977538686</text:p>
              </table:table-cell>
              <table:table-cell office:value-type="float" office:value="22.4066154873208">
                <text:p>22.4066154873208</text:p>
              </table:table-cell>
              <table:table-cell office:value-type="float" office:value="9.22625343595563">
                <text:p>9.22625343595563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0">
                <text:p>0</text:p>
              </table:table-cell>
              <table:table-cell office:value-type="float" office:value="2.38616596420592">
                <text:p>2.38616596420592</text:p>
              </table:table-cell>
              <table:table-cell office:value-type="float" office:value="11.1354411662943">
                <text:p>11.135441166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.8366603517964">
                <text:p>87.8366603517964</text:p>
              </table:table-cell>
              <table:table-cell office:value-type="float" office:value="8.43231939377245">
                <text:p>8.43231939377245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0">
                <text:p>0</text:p>
              </table:table-cell>
              <table:table-cell office:value-type="float" office:value="3.63847527510512">
                <text:p>3.63847527510512</text:p>
              </table:table-cell>
              <table:table-cell office:value-type="float" office:value="60.3986895667449">
                <text:p>60.3986895667449</text:p>
              </table:table-cell>
              <table:table-cell office:value-type="float" office:value="25.4693269257358">
                <text:p>25.4693269257358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1.42957826011748">
                <text:p>1.42957826011748</text:p>
              </table:table-cell>
              <table:table-cell office:value-type="float" office:value="5.00352391041119">
                <text:p>5.00352391041119</text:p>
              </table:table-cell>
              <table:table-cell office:value-type="float" office:value="123.658519500162">
                <text:p>123.658519500162</text:p>
              </table:table-cell>
              <table:table-cell office:value-type="float" office:value="25.0176195520559">
                <text:p>25.0176195520559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0">
                <text:p>0</text:p>
              </table:table-cell>
              <table:table-cell office:value-type="float" office:value="16.9690351996813">
                <text:p>16.9690351996813</text:p>
              </table:table-cell>
              <table:table-cell office:value-type="float" office:value="112.880973284836">
                <text:p>112.880973284836</text:p>
              </table:table-cell>
              <table:table-cell office:value-type="float" office:value="39.8403435122952">
                <text:p>39.8403435122952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8.75826743953511">
                <text:p>8.75826743953511</text:p>
              </table:table-cell>
              <table:table-cell office:value-type="float" office:value="8.75826743953511">
                <text:p>8.75826743953511</text:p>
              </table:table-cell>
              <table:table-cell office:value-type="float" office:value="18.2463904990315">
                <text:p>18.2463904990315</text:p>
              </table:table-cell>
              <table:table-cell office:value-type="float" office:value="4.37913371976756">
                <text:p>4.37913371976756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0988625181239">
                <text:p>21.0988625181239</text:p>
              </table:table-cell>
              <table:table-cell office:value-type="float" office:value="1.68790900144991">
                <text:p>1.68790900144991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3.80860249044517">
                <text:p>3.80860249044517</text:p>
              </table:table-cell>
              <table:table-cell office:value-type="float" office:value="1.90430124522258">
                <text:p>1.90430124522258</text:p>
              </table:table-cell>
              <table:table-cell office:value-type="float" office:value="11.4258074713355">
                <text:p>11.4258074713355</text:p>
              </table:table-cell>
              <table:table-cell office:value-type="float" office:value="2.85645186783388">
                <text:p>2.85645186783388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0">
                <text:p>0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15.2723875233578">
                <text:p>15.2723875233578</text:p>
              </table:table-cell>
              <table:table-cell office:value-type="float" office:value="8.08538163001294">
                <text:p>8.08538163001294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7.14888262964499">
                <text:p>7.14888262964499</text:p>
              </table:table-cell>
              <table:table-cell office:value-type="float" office:value="3.06380684127642">
                <text:p>3.06380684127642</text:p>
              </table:table-cell>
              <table:table-cell office:value-type="float" office:value="14.29776525929">
                <text:p>14.29776525929</text:p>
              </table:table-cell>
              <table:table-cell office:value-type="float" office:value="1.02126894709214">
                <text:p>1.02126894709214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0">
                <text:p>0</text:p>
              </table:table-cell>
              <table:table-cell office:value-type="float" office:value="1.57278329955781">
                <text:p>1.57278329955781</text:p>
              </table:table-cell>
              <table:table-cell office:value-type="float" office:value="12.5822663964625">
                <text:p>12.5822663964625</text:p>
              </table:table-cell>
              <table:table-cell office:value-type="float" office:value="0.786391649778906">
                <text:p>0.786391649778906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0">
                <text:p>0</text:p>
              </table:table-cell>
              <table:table-cell office:value-type="float" office:value="0.683788269065214">
                <text:p>0.683788269065214</text:p>
              </table:table-cell>
              <table:table-cell office:value-type="float" office:value="11.6244005741086">
                <text:p>11.6244005741086</text:p>
              </table:table-cell>
              <table:table-cell office:value-type="float" office:value="0.683788269065214">
                <text:p>0.683788269065214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0">
                <text:p>0</text:p>
              </table:table-cell>
              <table:table-cell office:value-type="float" office:value="3.46964709352">
                <text:p>3.46964709352</text:p>
              </table:table-cell>
              <table:table-cell office:value-type="float" office:value="3.46964709352">
                <text:p>3.46964709352</text:p>
              </table:table-cell>
              <table:table-cell office:value-type="float" office:value="1.73482354676">
                <text:p>1.73482354676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0">
                <text:p>0</text:p>
              </table:table-cell>
              <table:table-cell office:value-type="float" office:value="2.08415976057173">
                <text:p>2.08415976057173</text:p>
              </table:table-cell>
              <table:table-cell office:value-type="float" office:value="7.64191912209633">
                <text:p>7.64191912209633</text:p>
              </table:table-cell>
              <table:table-cell office:value-type="float" office:value="3.47359960095288">
                <text:p>3.47359960095288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0.871367052914636">
                <text:p>0.871367052914636</text:p>
              </table:table-cell>
              <table:table-cell office:value-type="float" office:value="1.74273410582927">
                <text:p>1.74273410582927</text:p>
              </table:table-cell>
              <table:table-cell office:value-type="float" office:value="10.4564046349756">
                <text:p>10.4564046349756</text:p>
              </table:table-cell>
              <table:table-cell office:value-type="float" office:value="2.61410115874391">
                <text:p>2.61410115874391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0">
                <text:p>0</text:p>
              </table:table-cell>
              <table:table-cell office:value-type="float" office:value="39.2745848744094">
                <text:p>39.2745848744094</text:p>
              </table:table-cell>
              <table:table-cell office:value-type="float" office:value="10.8343682412164">
                <text:p>10.8343682412164</text:p>
              </table:table-cell>
              <table:table-cell office:value-type="float" office:value="28.440216633193">
                <text:p>28.440216633193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0">
                <text:p>0</text:p>
              </table:table-cell>
              <table:table-cell office:value-type="float" office:value="13.1441300248269">
                <text:p>13.1441300248269</text:p>
              </table:table-cell>
              <table:table-cell office:value-type="float" office:value="113.658065508798">
                <text:p>113.658065508798</text:p>
              </table:table-cell>
              <table:table-cell office:value-type="float" office:value="70.3597548387795">
                <text:p>70.3597548387795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0">
                <text:p>0</text:p>
              </table:table-cell>
              <table:table-cell office:value-type="float" office:value="5.96559047414513">
                <text:p>5.96559047414513</text:p>
              </table:table-cell>
              <table:table-cell office:value-type="float" office:value="62.6386999785239">
                <text:p>62.6386999785239</text:p>
              </table:table-cell>
              <table:table-cell office:value-type="float" office:value="31.3193499892619">
                <text:p>31.3193499892619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0">
                <text:p>0</text:p>
              </table:table-cell>
              <table:table-cell office:value-type="float" office:value="1.17425056393383">
                <text:p>1.17425056393383</text:p>
              </table:table-cell>
              <table:table-cell office:value-type="float" office:value="52.8412753770225">
                <text:p>52.8412753770225</text:p>
              </table:table-cell>
              <table:table-cell office:value-type="float" office:value="7.045503383603">
                <text:p>7.045503383603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6.52731775728822">
                <text:p>6.52731775728822</text:p>
              </table:table-cell>
              <table:table-cell office:value-type="float" office:value="1.86494793065378">
                <text:p>1.86494793065378</text:p>
              </table:table-cell>
              <table:table-cell office:value-type="float" office:value="24.2443230984991">
                <text:p>24.2443230984991</text:p>
              </table:table-cell>
              <table:table-cell office:value-type="float" office:value="23.3118491331722">
                <text:p>23.3118491331722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0">
                <text:p>0</text:p>
              </table:table-cell>
              <table:table-cell office:value-type="float" office:value="3.0413301561571">
                <text:p>3.0413301561571</text:p>
              </table:table-cell>
              <table:table-cell office:value-type="float" office:value="4.56199523423565">
                <text:p>4.56199523423565</text:p>
              </table:table-cell>
              <table:table-cell office:value-type="float" office:value="16.727315858864">
                <text:p>16.727315858864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0">
                <text:p>0</text:p>
              </table:table-cell>
              <table:table-cell office:value-type="float" office:value="3.21231816940695">
                <text:p>3.21231816940695</text:p>
              </table:table-cell>
              <table:table-cell office:value-type="float" office:value="4.2830908925426">
                <text:p>4.2830908925426</text:p>
              </table:table-cell>
              <table:table-cell office:value-type="float" office:value="1.07077272313565">
                <text:p>1.07077272313565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0">
                <text:p>0</text:p>
              </table:table-cell>
              <table:table-cell office:value-type="float" office:value="3.55453185038265">
                <text:p>3.55453185038265</text:p>
              </table:table-cell>
              <table:table-cell office:value-type="float" office:value="4.9763445905357">
                <text:p>4.9763445905357</text:p>
              </table:table-cell>
              <table:table-cell office:value-type="float" office:value="0.710906370076529">
                <text:p>0.710906370076529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0">
                <text:p>0</text:p>
              </table:table-cell>
              <table:table-cell office:value-type="float" office:value="1.24755790540018">
                <text:p>1.24755790540018</text:p>
              </table:table-cell>
              <table:table-cell office:value-type="float" office:value="4.36645266890063">
                <text:p>4.36645266890063</text:p>
              </table:table-cell>
              <table:table-cell office:value-type="float" office:value="1.24755790540018">
                <text:p>1.24755790540018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0">
                <text:p>0</text:p>
              </table:table-cell>
              <table:table-cell office:value-type="float" office:value="15.8911050674464">
                <text:p>15.8911050674464</text:p>
              </table:table-cell>
              <table:table-cell office:value-type="float" office:value="0.756719288926019">
                <text:p>0.75671928892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0.778050268271733">
                <text:p>0.778050268271733</text:p>
              </table:table-cell>
              <table:table-cell office:value-type="float" office:value="17.8951561702498">
                <text:p>17.8951561702498</text:p>
              </table:table-cell>
              <table:table-cell office:value-type="float" office:value="0">
                <text:p>0</text:p>
              </table:table-cell>
              <table:table-cell office:value-type="float" office:value="0.778050268271733">
                <text:p>0.778050268271733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0">
                <text:p>0</text:p>
              </table:table-cell>
              <table:table-cell office:value-type="float" office:value="14.0875494238192">
                <text:p>14.0875494238192</text:p>
              </table:table-cell>
              <table:table-cell office:value-type="float" office:value="3.35417843424267">
                <text:p>3.3541784342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0">
                <text:p>0</text:p>
              </table:table-cell>
              <table:table-cell office:value-type="float" office:value="23.0879659749347">
                <text:p>23.0879659749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1.43109117124079">
                <text:p>1.43109117124079</text:p>
              </table:table-cell>
              <table:table-cell office:value-type="float" office:value="23.6130043254731">
                <text:p>23.6130043254731</text:p>
              </table:table-cell>
              <table:table-cell office:value-type="float" office:value="12.1642749555467">
                <text:p>12.1642749555467</text:p>
              </table:table-cell>
              <table:table-cell office:value-type="float" office:value="2.14663675686119">
                <text:p>2.14663675686119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0.992134358803407">
                <text:p>0.992134358803407</text:p>
              </table:table-cell>
              <table:table-cell office:value-type="float" office:value="16.3702169202562">
                <text:p>16.3702169202562</text:p>
              </table:table-cell>
              <table:table-cell office:value-type="float" office:value="4.96067179401703">
                <text:p>4.96067179401703</text:p>
              </table:table-cell>
              <table:table-cell office:value-type="float" office:value="286.230762514783">
                <text:p>286.230762514783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0">
                <text:p>0</text:p>
              </table:table-cell>
              <table:table-cell office:value-type="float" office:value="7.54149519191974">
                <text:p>7.5414951919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0.487557056364521">
                <text:p>0.487557056364521</text:p>
              </table:table-cell>
              <table:table-cell office:value-type="float" office:value="15.6018258036647">
                <text:p>15.6018258036647</text:p>
              </table:table-cell>
              <table:table-cell office:value-type="float" office:value="26.8156381000487">
                <text:p>26.8156381000487</text:p>
              </table:table-cell>
              <table:table-cell office:value-type="float" office:value="6.33824173273877">
                <text:p>6.338241732738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38cm" svg:height="8.986cm" xlink:href=".." xlink:type="simple" chart:class="chart:bar" chart:style-name="ch1">
        <chart:legend chart:legend-position="end" svg:x="2.492cm" svg:y="0.639cm" style:legend-expansion="custom" chartooo:width="4.559cm" chartooo:height="2.512cm" style:legend-expansion-aspect-ratio="1.81488853503185" chart:style-name="ch2"/>
        <chart:plot-area chart:style-name="ch3" table:cell-range-address="linga.A1:linga.E57" chart:data-source-has-labels="both" svg:x="0.008cm" svg:y="0.175cm" svg:width="29.097cm" svg:height="8.623cm">
          <chartooo:coordinate-region svg:x="0.815cm" svg:y="0.375cm" svg:width="28.29cm" svg:height="7.591cm"/>
          <chart:axis chart:dimension="x" chart:name="primary-x" chart:style-name="ch4" chartooo:axis-type="auto">
            <chartooo:date-scale/>
            <chart:categories table:cell-range-address="linga.A2:linga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nga.B2:linga.B57" chart:label-cell-address="linga.B1:linga.B1" chart:class="chart:bar">
            <chart:data-point chart:repeated="56"/>
          </chart:series>
          <chart:series chart:style-name="ch8" chart:values-cell-range-address="linga.C2:linga.C57" chart:label-cell-address="linga.C1:linga.C1" chart:class="chart:bar">
            <chart:data-point chart:repeated="56"/>
          </chart:series>
          <chart:series chart:style-name="ch9" chart:values-cell-range-address="linga.D2:linga.D57" chart:label-cell-address="linga.D1:linga.D1" chart:class="chart:bar">
            <chart:data-point chart:repeated="56"/>
          </chart:series>
          <chart:series chart:style-name="ch10" chart:values-cell-range-address="linga.E2:linga.E57" chart:label-cell-address="linga.E1:linga.E1" chart:class="chart:ba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女形 (female shape)</text:p>
                <draw:g>
                  <svg:desc>linga.B1:linga.B1</svg:desc>
                </draw:g>
              </table:table-cell>
              <table:table-cell office:value-type="string">
                <text:p>男形 (male shape)</text:p>
                <draw:g>
                  <svg:desc>linga.C1:linga.C1</svg:desc>
                </draw:g>
              </table:table-cell>
              <table:table-cell office:value-type="string">
                <text:p>女根 (female faculty)</text:p>
                <draw:g>
                  <svg:desc>linga.D1:linga.D1</svg:desc>
                </draw:g>
              </table:table-cell>
              <table:table-cell office:value-type="string">
                <text:p>男根 (male faculty)</text:p>
                <draw:g>
                  <svg:desc>linga.E1:ling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linga.A2:linga.A57</svg:desc>
                </draw:g>
              </table:table-cell>
              <table:table-cell office:value-type="float" office:value="7">
                <text:p>7</text:p>
                <draw:g>
                  <svg:desc>linga.B2:linga.B57</svg:desc>
                </draw:g>
              </table:table-cell>
              <table:table-cell office:value-type="float" office:value="5">
                <text:p>5</text:p>
                <draw:g>
                  <svg:desc>linga.C2:linga.C57</svg:desc>
                </draw:g>
              </table:table-cell>
              <table:table-cell office:value-type="float" office:value="2">
                <text:p>2</text:p>
                <draw:g>
                  <svg:desc>linga.D2:linga.D57</svg:desc>
                </draw:g>
              </table:table-cell>
              <table:table-cell office:value-type="float" office:value="1">
                <text:p>1</text:p>
                <draw:g>
                  <svg:desc>linga.E2:linga.E5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67cm" svg:height="8.987cm" xlink:href=".." xlink:type="simple" chart:class="chart:bar" chart:style-name="ch1">
        <chart:legend chart:legend-position="end" svg:x="2.177cm" svg:y="0.553cm" style:legend-expansion="custom" chartooo:width="4.232cm" chartooo:height="2.516cm" style:legend-expansion-aspect-ratio="1.68203497615262" chart:style-name="ch2"/>
        <chart:plot-area chart:style-name="ch3" table:cell-range-address="'linga rel'.H1:'linga rel'.L57" chart:data-source-has-labels="both" svg:x="0.963cm" svg:y="0.178cm" svg:width="23.513cm" svg:height="8.628cm">
          <chartooo:coordinate-region svg:x="1.77cm" svg:y="0.377cm" svg:width="22.706cm" svg:height="7.595cm"/>
          <chart:axis chart:dimension="x" chart:name="primary-x" chart:style-name="ch4" chartooo:axis-type="auto">
            <chartooo:date-scale/>
            <chart:categories table:cell-range-address="'linga rel'.H2:'linga rel'.H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ga rel'.I2:'linga rel'.I57" chart:label-cell-address="'linga rel'.I1:'linga rel'.I1" chart:class="chart:bar">
            <chart:data-point chart:repeated="56"/>
          </chart:series>
          <chart:series chart:style-name="ch8" chart:values-cell-range-address="'linga rel'.J2:'linga rel'.J57" chart:label-cell-address="'linga rel'.J1:'linga rel'.J1" chart:class="chart:bar">
            <chart:data-point chart:repeated="56"/>
          </chart:series>
          <chart:series chart:style-name="ch9" chart:values-cell-range-address="'linga rel'.K2:'linga rel'.K57" chart:label-cell-address="'linga rel'.K1:'linga rel'.K1" chart:class="chart:bar">
            <chart:data-point chart:repeated="56"/>
          </chart:series>
          <chart:series chart:style-name="ch10" chart:values-cell-range-address="'linga rel'.L2:'linga rel'.L57" chart:label-cell-address="'linga rel'.L1:'linga rel'.L1" chart:class="chart:ba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女形 (female shape)</text:p>
                <draw:g>
                  <svg:desc>'linga rel'.I1:'linga rel'.I1</svg:desc>
                </draw:g>
              </table:table-cell>
              <table:table-cell office:value-type="string">
                <text:p>男形 (male shape)</text:p>
                <draw:g>
                  <svg:desc>'linga rel'.J1:'linga rel'.J1</svg:desc>
                </draw:g>
              </table:table-cell>
              <table:table-cell office:value-type="string">
                <text:p>女根 (female faculty)</text:p>
                <draw:g>
                  <svg:desc>'linga rel'.K1:'linga rel'.K1</svg:desc>
                </draw:g>
              </table:table-cell>
              <table:table-cell office:value-type="string">
                <text:p>男根 (male faculty)</text:p>
                <draw:g>
                  <svg:desc>'linga rel'.L1:'linga rel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'linga rel'.H2:'linga rel'.H57</svg:desc>
                </draw:g>
              </table:table-cell>
              <table:table-cell office:value-type="float" office:value="5.55475320231522">
                <text:p>5.55475320231522</text:p>
                <draw:g>
                  <svg:desc>'linga rel'.I2:'linga rel'.I57</svg:desc>
                </draw:g>
              </table:table-cell>
              <table:table-cell office:value-type="float" office:value="3.96768085879659">
                <text:p>3.96768085879659</text:p>
                <draw:g>
                  <svg:desc>'linga rel'.J2:'linga rel'.J57</svg:desc>
                </draw:g>
              </table:table-cell>
              <table:table-cell office:value-type="float" office:value="1.58707234351863">
                <text:p>1.58707234351863</text:p>
                <draw:g>
                  <svg:desc>'linga rel'.K2:'linga rel'.K57</svg:desc>
                </draw:g>
              </table:table-cell>
              <table:table-cell office:value-type="float" office:value="0.793536171759317">
                <text:p>0.793536171759317</text:p>
                <draw:g>
                  <svg:desc>'linga rel'.L2:'linga rel'.L5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0.869717228837388">
                <text:p>0.869717228837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8.35915171328414">
                <text:p>8.35915171328414</text:p>
              </table:table-cell>
              <table:table-cell office:value-type="float" office:value="0.759922883025831">
                <text:p>0.759922883025831</text:p>
              </table:table-cell>
              <table:table-cell office:value-type="float" office:value="0.759922883025831">
                <text:p>0.759922883025831</text:p>
              </table:table-cell>
              <table:table-cell office:value-type="float" office:value="0.759922883025831">
                <text:p>0.75992288302583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9.11807912466441">
                <text:p>9.11807912466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09183931918343">
                <text:p>7.09183931918343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0.648755816095891">
                <text:p>0.648755816095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1.24877775876861">
                <text:p>1.24877775876861</text:p>
              </table:table-cell>
              <table:table-cell office:value-type="float" office:value="1.24877775876861">
                <text:p>1.24877775876861</text:p>
              </table:table-cell>
              <table:table-cell office:value-type="float" office:value="0">
                <text:p>0</text:p>
              </table:table-cell>
              <table:table-cell office:value-type="float" office:value="0.624388879384303">
                <text:p>0.624388879384303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7.74818401937046">
                <text:p>7.74818401937046</text:p>
              </table:table-cell>
              <table:table-cell office:value-type="float" office:value="6.77966101694915">
                <text:p>6.77966101694915</text:p>
              </table:table-cell>
              <table:table-cell office:value-type="float" office:value="0.968523002421308">
                <text:p>0.96852300242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4.85274013437931">
                <text:p>4.85274013437931</text:p>
              </table:table-cell>
              <table:table-cell office:value-type="float" office:value="1.38649718125123">
                <text:p>1.38649718125123</text:p>
              </table:table-cell>
              <table:table-cell office:value-type="float" office:value="0">
                <text:p>0</text:p>
              </table:table-cell>
              <table:table-cell office:value-type="float" office:value="0.693248590625615">
                <text:p>0.693248590625615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4904208546285">
                <text:p>4.54904208546285</text:p>
              </table:table-cell>
              <table:table-cell office:value-type="float" office:value="3.0326947236419">
                <text:p>3.0326947236419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1.95353325792695">
                <text:p>1.95353325792695</text:p>
              </table:table-cell>
              <table:table-cell office:value-type="float" office:value="0.651177752642316">
                <text:p>0.651177752642316</text:p>
              </table:table-cell>
              <table:table-cell office:value-type="float" office:value="3.9070665158539">
                <text:p>3.9070665158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11.8304606263785">
                <text:p>11.8304606263785</text:p>
              </table:table-cell>
              <table:table-cell office:value-type="float" office:value="0">
                <text:p>0</text:p>
              </table:table-cell>
              <table:table-cell office:value-type="float" office:value="4.43642273489195">
                <text:p>4.43642273489195</text:p>
              </table:table-cell>
              <table:table-cell office:value-type="float" office:value="2.21821136744597">
                <text:p>2.21821136744597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3.08110152460606">
                <text:p>3.08110152460606</text:p>
              </table:table-cell>
              <table:table-cell office:value-type="float" office:value="0.770275381151516">
                <text:p>0.770275381151516</text:p>
              </table:table-cell>
              <table:table-cell office:value-type="float" office:value="5.39192766806061">
                <text:p>5.39192766806061</text:p>
              </table:table-cell>
              <table:table-cell office:value-type="float" office:value="0.770275381151516">
                <text:p>0.770275381151516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0.915440738943764">
                <text:p>0.915440738943764</text:p>
              </table:table-cell>
              <table:table-cell office:value-type="float" office:value="0">
                <text:p>0</text:p>
              </table:table-cell>
              <table:table-cell office:value-type="float" office:value="7.32352591155012">
                <text:p>7.32352591155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1.78413246113044">
                <text:p>1.78413246113044</text:p>
              </table:table-cell>
              <table:table-cell office:value-type="float" office:value="0.892066230565222">
                <text:p>0.892066230565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0.796375535662095">
                <text:p>0.796375535662095</text:p>
              </table:table-cell>
              <table:table-cell office:value-type="float" office:value="0.796375535662095">
                <text:p>0.796375535662095</text:p>
              </table:table-cell>
              <table:table-cell office:value-type="float" office:value="6.37100428529676">
                <text:p>6.37100428529676</text:p>
              </table:table-cell>
              <table:table-cell office:value-type="float" office:value="4.77825321397257">
                <text:p>4.77825321397257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18.9770507075421">
                <text:p>18.9770507075421</text:p>
              </table:table-cell>
              <table:table-cell office:value-type="float" office:value="0">
                <text:p>0</text:p>
              </table:table-cell>
              <table:table-cell office:value-type="float" office:value="0.862593213979186">
                <text:p>0.862593213979186</text:p>
              </table:table-cell>
              <table:table-cell office:value-type="float" office:value="2.58777964193756">
                <text:p>2.58777964193756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8.48068523936734">
                <text:p>8.48068523936734</text:p>
              </table:table-cell>
              <table:table-cell office:value-type="float" office:value="0">
                <text:p>0</text:p>
              </table:table-cell>
              <table:table-cell office:value-type="float" office:value="1.06008565492092">
                <text:p>1.06008565492092</text:p>
              </table:table-cell>
              <table:table-cell office:value-type="float" office:value="1.06008565492092">
                <text:p>1.06008565492092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10.8370088855137">
                <text:p>10.8370088855137</text:p>
              </table:table-cell>
              <table:table-cell office:value-type="float" office:value="4.16808034058218">
                <text:p>4.16808034058218</text:p>
              </table:table-cell>
              <table:table-cell office:value-type="float" office:value="1.66723213623287">
                <text:p>1.6672321362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14.5825974522582">
                <text:p>14.5825974522582</text:p>
              </table:table-cell>
              <table:table-cell office:value-type="float" office:value="0.810144302903233">
                <text:p>0.810144302903233</text:p>
              </table:table-cell>
              <table:table-cell office:value-type="float" office:value="3.24057721161293">
                <text:p>3.24057721161293</text:p>
              </table:table-cell>
              <table:table-cell office:value-type="float" office:value="0.810144302903233">
                <text:p>0.810144302903233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4.03710367416805">
                <text:p>4.03710367416805</text:p>
              </table:table-cell>
              <table:table-cell office:value-type="float" office:value="0.672850612361342">
                <text:p>0.672850612361342</text:p>
              </table:table-cell>
              <table:table-cell office:value-type="float" office:value="20.8583689832016">
                <text:p>20.8583689832016</text:p>
              </table:table-cell>
              <table:table-cell office:value-type="float" office:value="45.0809910282099">
                <text:p>45.0809910282099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1.36070065197972">
                <text:p>1.36070065197972</text:p>
              </table:table-cell>
              <table:table-cell office:value-type="float" office:value="2.04105097796958">
                <text:p>2.04105097796958</text:p>
              </table:table-cell>
              <table:table-cell office:value-type="float" office:value="50.3459241232495">
                <text:p>50.3459241232495</text:p>
              </table:table-cell>
              <table:table-cell office:value-type="float" office:value="25.1729620616248">
                <text:p>25.1729620616248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5.27214482054608">
                <text:p>5.27214482054608</text:p>
              </table:table-cell>
              <table:table-cell office:value-type="float" office:value="1.31803620513652">
                <text:p>1.31803620513652</text:p>
              </table:table-cell>
              <table:table-cell office:value-type="float" office:value="27.6787603078669">
                <text:p>27.6787603078669</text:p>
              </table:table-cell>
              <table:table-cell office:value-type="float" office:value="23.7246516924573">
                <text:p>23.7246516924573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0.795388654735307">
                <text:p>0.795388654735307</text:p>
              </table:table-cell>
              <table:table-cell office:value-type="float" office:value="0">
                <text:p>0</text:p>
              </table:table-cell>
              <table:table-cell office:value-type="float" office:value="6.36310923788245">
                <text:p>6.36310923788245</text:p>
              </table:table-cell>
              <table:table-cell office:value-type="float" office:value="3.18155461894123">
                <text:p>3.18155461894123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2.81077313125748">
                <text:p>2.81077313125748</text:p>
              </table:table-cell>
              <table:table-cell office:value-type="float" office:value="0">
                <text:p>0</text:p>
              </table:table-cell>
              <table:table-cell office:value-type="float" office:value="42.1615969688623">
                <text:p>42.1615969688623</text:p>
              </table:table-cell>
              <table:table-cell office:value-type="float" office:value="35.8373574235329">
                <text:p>35.8373574235329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2.18308516506307">
                <text:p>2.18308516506307</text:p>
              </table:table-cell>
              <table:table-cell office:value-type="float" office:value="1.45539011004205">
                <text:p>1.45539011004205</text:p>
              </table:table-cell>
              <table:table-cell office:value-type="float" office:value="89.5064917675859">
                <text:p>89.5064917675859</text:p>
              </table:table-cell>
              <table:table-cell office:value-type="float" office:value="38.5678379161142">
                <text:p>38.5678379161142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6.43310217052867">
                <text:p>6.43310217052867</text:p>
              </table:table-cell>
              <table:table-cell office:value-type="float" office:value="4.28873478035245">
                <text:p>4.28873478035245</text:p>
              </table:table-cell>
              <table:table-cell office:value-type="float" office:value="62.9014434451692">
                <text:p>62.9014434451692</text:p>
              </table:table-cell>
              <table:table-cell office:value-type="float" office:value="57.8979195347581">
                <text:p>57.8979195347581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2.21335241734973">
                <text:p>2.21335241734973</text:p>
              </table:table-cell>
              <table:table-cell office:value-type="float" office:value="1.47556827823315">
                <text:p>1.47556827823315</text:p>
              </table:table-cell>
              <table:table-cell office:value-type="float" office:value="27.2980131473134">
                <text:p>27.2980131473134</text:p>
              </table:table-cell>
              <table:table-cell office:value-type="float" office:value="53.8582421555101">
                <text:p>53.8582421555101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0">
                <text:p>0</text:p>
              </table:table-cell>
              <table:table-cell office:value-type="float" office:value="2.91942247984504">
                <text:p>2.91942247984504</text:p>
              </table:table-cell>
              <table:table-cell office:value-type="float" office:value="2.91942247984504">
                <text:p>2.91942247984504</text:p>
              </table:table-cell>
              <table:table-cell office:value-type="float" office:value="8.75826743953511">
                <text:p>8.75826743953511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2.53186350217487">
                <text:p>2.53186350217487</text:p>
              </table:table-cell>
              <table:table-cell office:value-type="float" office:value="0">
                <text:p>0</text:p>
              </table:table-cell>
              <table:table-cell office:value-type="float" office:value="3.37581800289983">
                <text:p>3.3758180028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2.85645186783388">
                <text:p>2.85645186783388</text:p>
              </table:table-cell>
              <table:table-cell office:value-type="float" office:value="1.90430124522258">
                <text:p>1.90430124522258</text:p>
              </table:table-cell>
              <table:table-cell office:value-type="float" office:value="16.186560584392">
                <text:p>16.186560584392</text:p>
              </table:table-cell>
              <table:table-cell office:value-type="float" office:value="8.56935560350163">
                <text:p>8.56935560350163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675147333621">
                <text:p>1.79675147333621</text:p>
              </table:table-cell>
              <table:table-cell office:value-type="float" office:value="0.898375736668104">
                <text:p>0.898375736668104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1.02126894709214">
                <text:p>1.02126894709214</text:p>
              </table:table-cell>
              <table:table-cell office:value-type="float" office:value="0">
                <text:p>0</text:p>
              </table:table-cell>
              <table:table-cell office:value-type="float" office:value="2.04253789418428">
                <text:p>2.04253789418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0">
                <text:p>0</text:p>
              </table:table-cell>
              <table:table-cell office:value-type="float" office:value="2.35917494933672">
                <text:p>2.35917494933672</text:p>
              </table:table-cell>
              <table:table-cell office:value-type="float" office:value="0">
                <text:p>0</text:p>
              </table:table-cell>
              <table:table-cell office:value-type="float" office:value="0.786391649778906">
                <text:p>0.786391649778906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4.10272961439128">
                <text:p>4.10272961439128</text:p>
              </table:table-cell>
              <table:table-cell office:value-type="float" office:value="1.36757653813043">
                <text:p>1.36757653813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1.73482354676">
                <text:p>1.73482354676</text:p>
              </table:table-cell>
              <table:table-cell office:value-type="float" office:value="0.86741177338">
                <text:p>0.86741177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3.47359960095288">
                <text:p>3.47359960095288</text:p>
              </table:table-cell>
              <table:table-cell office:value-type="float" office:value="0">
                <text:p>0</text:p>
              </table:table-cell>
              <table:table-cell office:value-type="float" office:value="0.694719920190576">
                <text:p>0.694719920190576</text:p>
              </table:table-cell>
              <table:table-cell office:value-type="float" office:value="1.38943984038115">
                <text:p>1.38943984038115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4.35683526457318">
                <text:p>4.35683526457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1367052914636">
                <text:p>0.871367052914636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0859206030409">
                <text:p>2.70859206030409</text:p>
              </table:table-cell>
              <table:table-cell office:value-type="float" office:value="5.41718412060819">
                <text:p>5.41718412060819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1.54636823821493">
                <text:p>1.54636823821493</text:p>
              </table:table-cell>
              <table:table-cell office:value-type="float" office:value="0.773184119107467">
                <text:p>0.773184119107467</text:p>
              </table:table-cell>
              <table:table-cell office:value-type="float" office:value="18.5564188585792">
                <text:p>18.5564188585792</text:p>
              </table:table-cell>
              <table:table-cell office:value-type="float" office:value="54.1228883375227">
                <text:p>54.1228883375227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1.49139761853628">
                <text:p>1.49139761853628</text:p>
              </table:table-cell>
              <table:table-cell office:value-type="float" office:value="1.49139761853628">
                <text:p>1.49139761853628</text:p>
              </table:table-cell>
              <table:table-cell office:value-type="float" office:value="10.439783329754">
                <text:p>10.439783329754</text:p>
              </table:table-cell>
              <table:table-cell office:value-type="float" office:value="10.439783329754">
                <text:p>10.439783329754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045503383603">
                <text:p>7.045503383603</text:p>
              </table:table-cell>
              <table:table-cell office:value-type="float" office:value="9.39400451147067">
                <text:p>9.39400451147067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2.79742189598066">
                <text:p>2.79742189598066</text:p>
              </table:table-cell>
              <table:table-cell office:value-type="float" office:value="0">
                <text:p>0</text:p>
              </table:table-cell>
              <table:table-cell office:value-type="float" office:value="32.6365887864411">
                <text:p>32.6365887864411</text:p>
              </table:table-cell>
              <table:table-cell office:value-type="float" office:value="8.39226568794199">
                <text:p>8.39226568794199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3.80166269519637">
                <text:p>3.80166269519637</text:p>
              </table:table-cell>
              <table:table-cell office:value-type="float" office:value="4.56199523423565">
                <text:p>4.56199523423565</text:p>
              </table:table-cell>
              <table:table-cell office:value-type="float" office:value="3.0413301561571">
                <text:p>3.0413301561571</text:p>
              </table:table-cell>
              <table:table-cell office:value-type="float" office:value="5.32232777327492">
                <text:p>5.32232777327492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3.21231816940695">
                <text:p>3.21231816940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0906370076529">
                <text:p>0.710906370076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2.49511581080036">
                <text:p>2.49511581080036</text:p>
              </table:table-cell>
              <table:table-cell office:value-type="float" office:value="1.87133685810027">
                <text:p>1.87133685810027</text:p>
              </table:table-cell>
              <table:table-cell office:value-type="float" office:value="1.24755790540018">
                <text:p>1.2475579054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0.756719288926019">
                <text:p>0.756719288926019</text:p>
              </table:table-cell>
              <table:table-cell office:value-type="float" office:value="0">
                <text:p>0</text:p>
              </table:table-cell>
              <table:table-cell office:value-type="float" office:value="3.02687715570407">
                <text:p>3.02687715570407</text:p>
              </table:table-cell>
              <table:table-cell office:value-type="float" office:value="1.51343857785204">
                <text:p>1.51343857785204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1.55610053654347">
                <text:p>1.55610053654347</text:p>
              </table:table-cell>
              <table:table-cell office:value-type="float" office:value="0">
                <text:p>0</text:p>
              </table:table-cell>
              <table:table-cell office:value-type="float" office:value="1.55610053654347">
                <text:p>1.5561005365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0">
                <text:p>0</text:p>
              </table:table-cell>
              <table:table-cell office:value-type="float" office:value="1.34167137369707">
                <text:p>1.34167137369707</text:p>
              </table:table-cell>
              <table:table-cell office:value-type="float" office:value="1.34167137369707">
                <text:p>1.34167137369707</text:p>
              </table:table-cell>
              <table:table-cell office:value-type="float" office:value="1.34167137369707">
                <text:p>1.34167137369707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4.12285106695263">
                <text:p>4.12285106695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24570213390525">
                <text:p>0.824570213390525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6.43991027058356">
                <text:p>6.43991027058356</text:p>
              </table:table-cell>
              <table:table-cell office:value-type="float" office:value="0.715545585620396">
                <text:p>0.715545585620396</text:p>
              </table:table-cell>
              <table:table-cell office:value-type="float" office:value="5.72436468496317">
                <text:p>5.72436468496317</text:p>
              </table:table-cell>
              <table:table-cell office:value-type="float" office:value="5.00881909934277">
                <text:p>5.00881909934277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2.97640307641022">
                <text:p>2.97640307641022</text:p>
              </table:table-cell>
              <table:table-cell office:value-type="float" office:value="0">
                <text:p>0</text:p>
              </table:table-cell>
              <table:table-cell office:value-type="float" office:value="3.47247025581192">
                <text:p>3.47247025581192</text:p>
              </table:table-cell>
              <table:table-cell office:value-type="float" office:value="4.96067179401703">
                <text:p>4.96067179401703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2.92534233818713">
                <text:p>2.92534233818713</text:p>
              </table:table-cell>
              <table:table-cell office:value-type="float" office:value="0.975114112729042">
                <text:p>0.975114112729042</text:p>
              </table:table-cell>
              <table:table-cell office:value-type="float" office:value="3.90045645091617">
                <text:p>3.90045645091617</text:p>
              </table:table-cell>
              <table:table-cell office:value-type="float" office:value="1.95022822545808">
                <text:p>1.950228225458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betan.A32:tibetan.D60" chart:data-source-has-labels="both" svg:x="0.32cm" svg:y="0.18cm" svg:width="15.36cm" svg:height="8.64cm">
          <chartooo:coordinate-region svg:x="0.941cm" svg:y="0.379cm" svg:width="14.739cm" svg:height="7.582cm"/>
          <chart:axis chart:dimension="x" chart:name="primary-x" chart:style-name="ch3" chartooo:axis-type="auto">
            <chartooo:date-scale/>
            <chart:categories table:cell-range-address="tibetan.A33:tibetan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betan.B33:tibetan.B60" chart:label-cell-address="tibetan.B32:tibetan.B32" chart:class="chart:bar">
            <chart:data-point chart:repeated="28"/>
          </chart:series>
          <chart:series chart:style-name="ch7" chart:values-cell-range-address="tibetan.C33:tibetan.C60" chart:label-cell-address="tibetan.C32:tibetan.C32" chart:class="chart:bar">
            <chart:data-point chart:repeated="28"/>
          </chart:series>
          <chart:series chart:style-name="ch8" chart:values-cell-range-address="tibetan.D33:tibetan.D60" chart:label-cell-address="tibetan.D32:tibetan.D32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 ning/ ‘dod ‘gro (paṇḍaka)</text:p>
                <draw:g>
                  <svg:desc>tibetan.B32:tibetan.B32</svg:desc>
                </draw:g>
              </table:table-cell>
              <table:table-cell office:value-type="string">
                <text:p>za ma/nyug rum (ṣaṇḍha)</text:p>
                <draw:g>
                  <svg:desc>tibetan.C32:tibetan.C32</svg:desc>
                </draw:g>
              </table:table-cell>
              <table:table-cell office:value-type="string">
                <text:p>mtshan gnyis pa (ubhayavyañjana)</text:p>
                <draw:g>
                  <svg:desc>tibetan.D32:tibetan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01</text:p>
                <draw:g>
                  <svg:desc>tibetan.A33:tibetan.A60</svg:desc>
                </draw:g>
              </table:table-cell>
              <table:table-cell office:value-type="float" office:value="3.23852027878805">
                <text:p>3.23852027878805</text:p>
                <draw:g>
                  <svg:desc>tibetan.B33:tibetan.B60</svg:desc>
                </draw:g>
              </table:table-cell>
              <table:table-cell office:value-type="float" office:value="1.61563763348934">
                <text:p>1.61563763348934</text:p>
                <draw:g>
                  <svg:desc>tibetan.C33:tibetan.C60</svg:desc>
                </draw:g>
              </table:table-cell>
              <table:table-cell office:value-type="float" office:value="0.311535507802878">
                <text:p>0.311535507802878</text:p>
                <draw:g>
                  <svg:desc>tibetan.D33:tibetan.D60</svg:desc>
                </draw:g>
              </table:table-cell>
            </table:table-row>
            <table:table-row>
              <table:table-cell office:value-type="string">
                <text:p>K02</text:p>
              </table:table-cell>
              <table:table-cell office:value-type="float" office:value="0.00658686851115233">
                <text:p>0.00658686851115233</text:p>
              </table:table-cell>
              <table:table-cell office:value-type="float" office:value="0.0461080795780663">
                <text:p>0.0461080795780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3</text:p>
              </table:table-cell>
              <table:table-cell office:value-type="float" office:value="0.0259971330361688">
                <text:p>0.0259971330361688</text:p>
              </table:table-cell>
              <table:table-cell office:value-type="float" office:value="0.129985665180844">
                <text:p>0.129985665180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4</text:p>
              </table:table-cell>
              <table:table-cell office:value-type="float" office:value="0.188570194783583">
                <text:p>0.188570194783583</text:p>
              </table:table-cell>
              <table:table-cell office:value-type="float" office:value="0.282855292175374">
                <text:p>0.282855292175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5</text:p>
              </table:table-cell>
              <table:table-cell office:value-type="float" office:value="0">
                <text:p>0</text:p>
              </table:table-cell>
              <table:table-cell office:value-type="float" office:value="0.251869025588004">
                <text:p>0.251869025588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6</text:p>
              </table:table-cell>
              <table:table-cell office:value-type="float" office:value="0.191730564871797">
                <text:p>0.191730564871797</text:p>
              </table:table-cell>
              <table:table-cell office:value-type="float" office:value="0.383461129743594">
                <text:p>0.383461129743594</text:p>
              </table:table-cell>
              <table:table-cell office:value-type="float" office:value="0.0479326412179492">
                <text:p>0.0479326412179492</text:p>
              </table:table-cell>
            </table:table-row>
            <table:table-row>
              <table:table-cell office:value-type="string">
                <text:p>K07</text:p>
              </table:table-cell>
              <table:table-cell office:value-type="float" office:value="0.102921530566665">
                <text:p>0.102921530566665</text:p>
              </table:table-cell>
              <table:table-cell office:value-type="float" office:value="0.617529183399992">
                <text:p>0.6175291833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8</text:p>
              </table:table-cell>
              <table:table-cell office:value-type="float" office:value="0.0487446545393216">
                <text:p>0.0487446545393216</text:p>
              </table:table-cell>
              <table:table-cell office:value-type="float" office:value="0.227475054516834">
                <text:p>0.2274750545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9</text:p>
              </table:table-cell>
              <table:table-cell office:value-type="float" office:value="0">
                <text:p>0</text:p>
              </table:table-cell>
              <table:table-cell office:value-type="float" office:value="0.074219034844538">
                <text:p>0.07421903484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</text:p>
              </table:table-cell>
              <table:table-cell office:value-type="float" office:value="0.213589534882916">
                <text:p>0.213589534882916</text:p>
              </table:table-cell>
              <table:table-cell office:value-type="float" office:value="0.709959580737581">
                <text:p>0.709959580737581</text:p>
              </table:table-cell>
              <table:table-cell office:value-type="float" office:value="0.0391079430067312">
                <text:p>0.0391079430067312</text:p>
              </table:table-cell>
            </table:table-row>
            <table:table-row>
              <table:table-cell office:value-type="string">
                <text:p>K11</text:p>
              </table:table-cell>
              <table:table-cell office:value-type="float" office:value="0.332386309340305">
                <text:p>0.332386309340305</text:p>
              </table:table-cell>
              <table:table-cell office:value-type="float" office:value="2.24360758804706">
                <text:p>2.24360758804706</text:p>
              </table:table-cell>
              <table:table-cell office:value-type="float" office:value="0.166193154670152">
                <text:p>0.166193154670152</text:p>
              </table:table-cell>
            </table:table-row>
            <table:table-row>
              <table:table-cell office:value-type="string">
                <text:p>K12</text:p>
              </table:table-cell>
              <table:table-cell office:value-type="float" office:value="0.430737933634976">
                <text:p>0.430737933634976</text:p>
              </table:table-cell>
              <table:table-cell office:value-type="float" office:value="0.681269180749197">
                <text:p>0.681269180749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</text:p>
              </table:table-cell>
              <table:table-cell office:value-type="float" office:value="0.107955103631502">
                <text:p>0.107955103631502</text:p>
              </table:table-cell>
              <table:table-cell office:value-type="float" office:value="0.323865310894505">
                <text:p>0.323865310894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0.657987865366675">
                <text:p>0.657987865366675</text:p>
              </table:table-cell>
              <table:table-cell office:value-type="float" office:value="0.469153558193708">
                <text:p>0.469153558193708</text:p>
              </table:table-cell>
              <table:table-cell office:value-type="float" office:value="0.00586441947742135">
                <text:p>0.00586441947742135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0.0475095973840741">
                <text:p>0.0475095973840741</text:p>
              </table:table-cell>
              <table:table-cell office:value-type="float" office:value="0.225670587574352">
                <text:p>0.225670587574352</text:p>
              </table:table-cell>
              <table:table-cell office:value-type="float" office:value="0.0118773993460185">
                <text:p>0.0118773993460185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0.272929393860538">
                <text:p>0.272929393860538</text:p>
              </table:table-cell>
              <table:table-cell office:value-type="float" office:value="0.193531752010199">
                <text:p>0.193531752010199</text:p>
              </table:table-cell>
              <table:table-cell office:value-type="float" office:value="0.00992470523129228">
                <text:p>0.00992470523129228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0.172673912127973">
                <text:p>0.172673912127973</text:p>
              </table:table-cell>
              <table:table-cell office:value-type="float" office:value="0.191859902364414">
                <text:p>0.191859902364414</text:p>
              </table:table-cell>
              <table:table-cell office:value-type="float" office:value="0.00959299511822071">
                <text:p>0.00959299511822071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0.286554438941651">
                <text:p>0.286554438941651</text:p>
              </table:table-cell>
              <table:table-cell office:value-type="float" office:value="0.237779215292008">
                <text:p>0.237779215292008</text:p>
              </table:table-cell>
              <table:table-cell office:value-type="float" office:value="0.036581417737232">
                <text:p>0.036581417737232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0.474196592423287">
                <text:p>0.474196592423287</text:p>
              </table:table-cell>
              <table:table-cell office:value-type="float" office:value="0.668955907168565">
                <text:p>0.668955907168565</text:p>
              </table:table-cell>
              <table:table-cell office:value-type="float" office:value="0.364115240610738">
                <text:p>0.364115240610738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2.32834364116934">
                <text:p>2.32834364116934</text:p>
              </table:table-cell>
              <table:table-cell office:value-type="float" office:value="1.18486820850617">
                <text:p>1.18486820850617</text:p>
              </table:table-cell>
              <table:table-cell office:value-type="float" office:value="0.563976570861017">
                <text:p>0.563976570861017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0.1523338304494">
                <text:p>0.1523338304494</text:p>
              </table:table-cell>
              <table:table-cell office:value-type="float" office:value="1.08809878892429">
                <text:p>1.0880987889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0.200602207827899">
                <text:p>0.200602207827899</text:p>
              </table:table-cell>
              <table:table-cell office:value-type="float" office:value="0.401204415655799">
                <text:p>0.401204415655799</text:p>
              </table:table-cell>
              <table:table-cell office:value-type="float" office:value="0.10030110391395">
                <text:p>0.10030110391395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0.151956809439261">
                <text:p>0.151956809439261</text:p>
              </table:table-cell>
              <table:table-cell office:value-type="float" office:value="0.0862457567087699">
                <text:p>0.0862457567087699</text:p>
              </table:table-cell>
              <table:table-cell office:value-type="float" office:value="0.00410694079565571">
                <text:p>0.00410694079565571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15.6820142861989">
                <text:p>15.6820142861989</text:p>
              </table:table-cell>
              <table:table-cell office:value-type="float" office:value="0.650513185205286">
                <text:p>0.65051318520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0.575428346463489">
                <text:p>0.575428346463489</text:p>
              </table:table-cell>
              <table:table-cell office:value-type="float" office:value="0.751253674549556">
                <text:p>0.751253674549556</text:p>
              </table:table-cell>
              <table:table-cell office:value-type="float" office:value="0.0479523622052908">
                <text:p>0.0479523622052908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1.66347372127389">
                <text:p>1.66347372127389</text:p>
              </table:table-cell>
              <table:table-cell office:value-type="float" office:value="0.277245620212315">
                <text:p>0.27724562021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1.67223800629096">
                <text:p>1.67223800629096</text:p>
              </table:table-cell>
              <table:table-cell office:value-type="float" office:value="1.00334280377458">
                <text:p>1.00334280377458</text:p>
              </table:table-cell>
              <table:table-cell office:value-type="float" office:value="0.334447601258192">
                <text:p>0.334447601258192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1.83646941093073">
                <text:p>1.83646941093073</text:p>
              </table:table-cell>
              <table:table-cell office:value-type="float" office:value="0.70119741144628">
                <text:p>0.70119741144628</text:p>
              </table:table-cell>
              <table:table-cell office:value-type="float" office:value="0.158604176398563">
                <text:p>0.158604176398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percentage="true" chart:solid-type="cylinder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69cm" svg:height="8.986cm" xlink:href=".." xlink:type="simple" chart:class="chart:bar" chart:style-name="ch1">
        <chart:plot-area chart:style-name="ch2" table:cell-range-address="linga.A1:linga.E57" chart:data-source-has-labels="both" svg:x="-0.033cm" svg:y="0.175cm" svg:width="29.052cm" svg:height="8.6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76cm" svg:y="0.175cm" svg:width="27.957cm" svg:height="7.7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linga.A2:linga.A5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inga.B2:linga.B57" chart:label-cell-address="linga.B1:linga.B1" chart:class="chart:bar">
            <chart:data-point chart:repeated="56"/>
          </chart:series>
          <chart:series chart:style-name="ch8" chart:values-cell-range-address="linga.C2:linga.C57" chart:label-cell-address="linga.C1:linga.C1" chart:class="chart:bar">
            <chart:data-point chart:repeated="56"/>
          </chart:series>
          <chart:series chart:style-name="ch9" chart:values-cell-range-address="linga.D2:linga.D57" chart:label-cell-address="linga.D1:linga.D1" chart:class="chart:bar">
            <chart:data-point chart:repeated="56"/>
          </chart:series>
          <chart:series chart:style-name="ch10" chart:values-cell-range-address="linga.E2:linga.E57" chart:label-cell-address="linga.E1:linga.E1" chart:class="chart:ba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女形 (female shape)</text:p>
                <draw:g>
                  <svg:desc>linga.B1:linga.B1</svg:desc>
                </draw:g>
              </table:table-cell>
              <table:table-cell office:value-type="string">
                <text:p>男形 (male shape)</text:p>
                <draw:g>
                  <svg:desc>linga.C1:linga.C1</svg:desc>
                </draw:g>
              </table:table-cell>
              <table:table-cell office:value-type="string">
                <text:p>女根 (female faculty)</text:p>
                <draw:g>
                  <svg:desc>linga.D1:linga.D1</svg:desc>
                </draw:g>
              </table:table-cell>
              <table:table-cell office:value-type="string">
                <text:p>男根 (male faculty)</text:p>
                <draw:g>
                  <svg:desc>linga.E1:ling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linga.A2:linga.A57</svg:desc>
                </draw:g>
              </table:table-cell>
              <table:table-cell office:value-type="float" office:value="7">
                <text:p>7</text:p>
                <draw:g>
                  <svg:desc>linga.B2:linga.B57</svg:desc>
                </draw:g>
              </table:table-cell>
              <table:table-cell office:value-type="float" office:value="5">
                <text:p>5</text:p>
                <draw:g>
                  <svg:desc>linga.C2:linga.C57</svg:desc>
                </draw:g>
              </table:table-cell>
              <table:table-cell office:value-type="float" office:value="2">
                <text:p>2</text:p>
                <draw:g>
                  <svg:desc>linga.D2:linga.D57</svg:desc>
                </draw:g>
              </table:table-cell>
              <table:table-cell office:value-type="float" office:value="1">
                <text:p>1</text:p>
                <draw:g>
                  <svg:desc>linga.E2:linga.E5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percentage="true" chart:solid-type="cylinder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11cm" svg:height="9cm" xlink:href=".." xlink:type="simple" chart:class="chart:bar" chart:style-name="ch1">
        <chart:plot-area chart:style-name="ch2" table:cell-range-address="tibetan.C1:tibetan.F29" chart:data-source-has-labels="both" svg:x="0.522cm" svg:y="0.18cm" svg:width="25.06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29cm" svg:y="0.18cm" svg:width="23.175cm" svg:height="7.7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tibetan.C2:tibetan.C29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tibetan.D2:tibetan.D29" chart:label-cell-address="tibetan.D1:tibetan.D1" chart:class="chart:bar">
            <chart:data-point chart:repeated="28"/>
          </chart:series>
          <chart:series chart:style-name="ch8" chart:values-cell-range-address="tibetan.E2:tibetan.E29" chart:label-cell-address="tibetan.E1:tibetan.E1" chart:class="chart:bar">
            <chart:data-point chart:repeated="28"/>
          </chart:series>
          <chart:series chart:style-name="ch9" chart:values-cell-range-address="tibetan.F2:tibetan.F29" chart:label-cell-address="tibetan.F1:tibetan.F1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 ning/ ‘dod ‘gro (paṇḍaka)</text:p>
                <draw:g>
                  <svg:desc>tibetan.D1:tibetan.D1</svg:desc>
                </draw:g>
              </table:table-cell>
              <table:table-cell office:value-type="string">
                <text:p>za ma/nyug rum (ṣaṇḍha)</text:p>
                <draw:g>
                  <svg:desc>tibetan.E1:tibetan.E1</svg:desc>
                </draw:g>
              </table:table-cell>
              <table:table-cell office:value-type="string">
                <text:p>mtshan gnyis pa (ubhayavyañjana)</text:p>
                <draw:g>
                  <svg:desc>tibetan.F1:tibeta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01</text:p>
                <draw:g>
                  <svg:desc>tibetan.C2:tibetan.C29</svg:desc>
                </draw:g>
              </table:table-cell>
              <table:table-cell office:value-type="float" office:value="447">
                <text:p>447</text:p>
                <draw:g>
                  <svg:desc>tibetan.D2:tibetan.D29</svg:desc>
                </draw:g>
              </table:table-cell>
              <table:table-cell office:value-type="float" office:value="223">
                <text:p>223</text:p>
                <draw:g>
                  <svg:desc>tibetan.E2:tibetan.E29</svg:desc>
                </draw:g>
              </table:table-cell>
              <table:table-cell office:value-type="float" office:value="43">
                <text:p>43</text:p>
                <draw:g>
                  <svg:desc>tibetan.F2:tibetan.F29</svg:desc>
                </draw:g>
              </table:table-cell>
            </table:table-row>
            <table:table-row>
              <table:table-cell office:value-type="string">
                <text:p>K0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0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</text:p>
              </table:table-cell>
              <table:table-cell office:value-type="float" office:value="71">
                <text:p>71</text:p>
              </table:table-cell>
              <table:table-cell office:value-type="float" office:value="236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K11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12</text:p>
              </table:table-cell>
              <table:table-cell office:value-type="float" office:value="98">
                <text:p>98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561">
                <text:p>561</text:p>
              </table:table-cell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56">
                <text:p>56</text:p>
              </table:table-cell>
              <table:table-cell office:value-type="float" office:value="79">
                <text:p>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450">
                <text:p>450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675">
                <text:p>67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220">
                <text:p>220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73cm" svg:height="8.981cm" xlink:href=".." xlink:type="simple" chart:class="chart:bar" chart:style-name="ch1">
        <chart:legend chart:legend-position="end" svg:x="1.42cm" svg:y="0.53cm" style:legend-expansion="custom" chartooo:width="3.806cm" chartooo:height="2.623cm" style:legend-expansion-aspect-ratio="1.451010293557" chart:style-name="ch2"/>
        <chart:plot-area chart:style-name="ch3" table:cell-range-address="eunuch.A1:eunuch.E57" chart:data-source-has-labels="both" svg:x="0.42cm" svg:y="0.082cm" svg:width="23.851cm" svg:height="8.512cm">
          <chartooo:coordinate-region svg:x="1.227cm" svg:y="0.282cm" svg:width="23.044cm" svg:height="7.48cm"/>
          <chart:axis chart:dimension="x" chart:name="primary-x" chart:style-name="ch4" chartooo:axis-type="auto">
            <chartooo:date-scale/>
            <chart:categories table:cell-range-address="eunuch.A2:eunuch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unuch.B2:eunuch.B57" chart:label-cell-address="eunuch.B1:eunuch.B1" chart:class="chart:bar">
            <chart:data-point chart:repeated="56"/>
          </chart:series>
          <chart:series chart:style-name="ch8" chart:values-cell-range-address="eunuch.C2:eunuch.C57" chart:label-cell-address="eunuch.C1:eunuch.C1" chart:class="chart:bar">
            <chart:data-point chart:repeated="56"/>
          </chart:series>
          <chart:series chart:style-name="ch9" chart:values-cell-range-address="eunuch.D2:eunuch.D57" chart:label-cell-address="eunuch.D1:eunuch.D1" chart:class="chart:bar">
            <chart:data-point chart:repeated="56"/>
          </chart:series>
          <chart:series chart:style-name="ch10" chart:values-cell-range-address="eunuch.E2:eunuch.E57" chart:label-cell-address="eunuch.E1:eunuch.E1" chart:class="chart:ba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不能男 (impotent)</text:p>
                <draw:g>
                  <svg:desc>eunuch.B1:eunuch.B1</svg:desc>
                </draw:g>
              </table:table-cell>
              <table:table-cell office:value-type="string">
                <text:p>黃門 (eunuch)</text:p>
                <draw:g>
                  <svg:desc>eunuch.C1:eunuch.C1</svg:desc>
                </draw:g>
              </table:table-cell>
              <table:table-cell office:value-type="string">
                <text:p>二根 (2 faculties)</text:p>
                <draw:g>
                  <svg:desc>eunuch.D1:eunuch.D1</svg:desc>
                </draw:g>
              </table:table-cell>
              <table:table-cell office:value-type="string">
                <text:p>二形 (2 shapes)</text:p>
                <draw:g>
                  <svg:desc>eunuch.E1:eunuc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1</text:p>
                <draw:g>
                  <svg:desc>eunuch.A2:eunuch.A57</svg:desc>
                </draw:g>
              </table:table-cell>
              <table:table-cell office:value-type="float" office:value="0">
                <text:p>0</text:p>
                <draw:g>
                  <svg:desc>eunuch.B2:eunuch.B57</svg:desc>
                </draw:g>
              </table:table-cell>
              <table:table-cell office:value-type="float" office:value="0">
                <text:p>0</text:p>
                <draw:g>
                  <svg:desc>eunuch.C2:eunuch.C57</svg:desc>
                </draw:g>
              </table:table-cell>
              <table:table-cell office:value-type="float" office:value="6">
                <text:p>6</text:p>
                <draw:g>
                  <svg:desc>eunuch.D2:eunuch.D57</svg:desc>
                </draw:g>
              </table:table-cell>
              <table:table-cell office:value-type="float" office:value="3">
                <text:p>3</text:p>
                <draw:g>
                  <svg:desc>eunuch.E2:eunuch.E57</svg:desc>
                </draw:g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22</text:p>
              </table:table-cell>
              <table:table-cell office:value-type="float" office:value="32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23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4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2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3">
                <text:p>1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2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T3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3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4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4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47">
                <text:p>1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T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4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4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4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5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53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54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T5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85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.653cm" svg:y="0.567cm" style:legend-expansion="custom" chartooo:width="6.182cm" chartooo:height="1.991cm" style:legend-expansion-aspect-ratio="3.10497237569061" chart:style-name="ch2"/>
        <chart:plot-area chart:style-name="ch3" table:cell-range-address="tibetan.C1:tibetan.F29" chart:data-source-has-labels="both" svg:x="0.318cm" svg:y="0.096cm" svg:width="15.322cm" svg:height="8.541cm">
          <chartooo:coordinate-region svg:x="1.125cm" svg:y="0.295cm" svg:width="14.515cm" svg:height="7.483cm"/>
          <chart:axis chart:dimension="x" chart:name="primary-x" chart:style-name="ch4" chartooo:axis-type="auto">
            <chartooo:date-scale/>
            <chart:categories table:cell-range-address="tibetan.C2:tibetan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betan.D2:tibetan.D29" chart:label-cell-address="tibetan.D1:tibetan.D1" chart:class="chart:bar">
            <chart:data-point chart:repeated="28"/>
          </chart:series>
          <chart:series chart:style-name="ch8" chart:values-cell-range-address="tibetan.E2:tibetan.E29" chart:label-cell-address="tibetan.E1:tibetan.E1" chart:class="chart:bar">
            <chart:data-point chart:style-name="ch9"/>
            <chart:data-point chart:repeated="27"/>
          </chart:series>
          <chart:series chart:style-name="ch10" chart:values-cell-range-address="tibetan.F2:tibetan.F29" chart:label-cell-address="tibetan.F1:tibetan.F1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 ning/ ‘dod ‘gro (paṇḍaka)</text:p>
                <draw:g>
                  <svg:desc>tibetan.D1:tibetan.D1</svg:desc>
                </draw:g>
              </table:table-cell>
              <table:table-cell office:value-type="string">
                <text:p>za ma/nyug rum (ṣaṇḍha)</text:p>
                <draw:g>
                  <svg:desc>tibetan.E1:tibetan.E1</svg:desc>
                </draw:g>
              </table:table-cell>
              <table:table-cell office:value-type="string">
                <text:p>mtshan gnyis pa (ubhayavyañjana)</text:p>
                <draw:g>
                  <svg:desc>tibetan.F1:tibeta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01</text:p>
                <draw:g>
                  <svg:desc>tibetan.C2:tibetan.C29</svg:desc>
                </draw:g>
              </table:table-cell>
              <table:table-cell office:value-type="float" office:value="447">
                <text:p>447</text:p>
                <draw:g>
                  <svg:desc>tibetan.D2:tibetan.D29</svg:desc>
                </draw:g>
              </table:table-cell>
              <table:table-cell office:value-type="float" office:value="223">
                <text:p>223</text:p>
                <draw:g>
                  <svg:desc>tibetan.E2:tibetan.E29</svg:desc>
                </draw:g>
              </table:table-cell>
              <table:table-cell office:value-type="float" office:value="43">
                <text:p>43</text:p>
                <draw:g>
                  <svg:desc>tibetan.F2:tibetan.F29</svg:desc>
                </draw:g>
              </table:table-cell>
            </table:table-row>
            <table:table-row>
              <table:table-cell office:value-type="string">
                <text:p>K0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0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</text:p>
              </table:table-cell>
              <table:table-cell office:value-type="float" office:value="71">
                <text:p>71</text:p>
              </table:table-cell>
              <table:table-cell office:value-type="float" office:value="236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K11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12</text:p>
              </table:table-cell>
              <table:table-cell office:value-type="float" office:value="98">
                <text:p>98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</text:p>
              </table:table-cell>
              <table:table-cell office:value-type="float" office:value="561">
                <text:p>561</text:p>
              </table:table-cell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3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4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6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7</text:p>
              </table:table-cell>
              <table:table-cell office:value-type="float" office:value="56">
                <text:p>56</text:p>
              </table:table-cell>
              <table:table-cell office:value-type="float" office:value="79">
                <text:p>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T08</text:p>
              </table:table-cell>
              <table:table-cell office:value-type="float" office:value="450">
                <text:p>450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T09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</text:p>
              </table:table-cell>
              <table:table-cell office:value-type="float" office:value="675">
                <text:p>67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3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6</text:p>
              </table:table-cell>
              <table:table-cell office:value-type="float" office:value="220">
                <text:p>220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